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008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709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ro10" style:family="table-row">
      <style:table-row-properties style:row-height="0.2291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3752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602in" fo:break-before="auto" style:use-optimal-row-height="false"/>
    </style:style>
    <style:style style:name="ro16" style:family="table-row">
      <style:table-row-properties style:row-height="0.1783in" fo:break-before="auto" style:use-optimal-row-height="false"/>
    </style:style>
    <style:style style:name="ta1" style:family="table" style:master-page-name="PageStyle_5f_Final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>
            <text:p>Text</text:p>
          </table:table-cell>
          <table:table-cell table:style-name="ce1" office:value-type="string">
            <text:p>Lengt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ప్రదేశ్ అభివృద్ధి అమరావతితోనే సాధ్యం </text:p>
          </table:table-cell>
          <table:table-cell table:style-name="ce3" table:formula="of:=LEN([.A2])" office:value-type="float" office:value="42">
            <text:p>4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 జిల్లాల అభివృద్ధికి ఆదాయ వనరు మన అమరావతి </text:p>
          </table:table-cell>
          <table:table-cell table:style-name="ce3" table:formula="of:=LEN([.A3])" office:value-type="float" office:value="44">
            <text:p>4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ఓకే రాష్ట్రం ఓకే రాజధాని.... జై అమరావతి... <text:s/></text:p>
          </table:table-cell>
          <table:table-cell table:style-name="ce3" table:formula="of:=LEN([.A4])" office:value-type="float" office:value="44">
            <text:p>4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పంచ చరిత్రలోనే అలుపెరగని సుదీర్ఘ పోరాటం. </text:p>
          </table:table-cell>
          <table:table-cell table:style-name="ce3" table:formula="of:=LEN([.A5])" office:value-type="float" office:value="44">
            <text:p>4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ఒకరాష్ట్రం..ఒకే రాజధాని అది అమరావతీ అవ్వాలి <text:s/></text:p>
          </table:table-cell>
          <table:table-cell table:style-name="ce3" table:formula="of:=LEN([.A6])" office:value-type="float" office:value="45">
            <text:p>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ఒకరాష్ట్రం..ఒకే రాజధాని.. అమరావతే మన రాజధాని. </text:p>
          </table:table-cell>
          <table:table-cell table:style-name="ce3" table:formula="of:=LEN([.A7])" office:value-type="float" office:value="46">
            <text:p>4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మీది .... మాది ... మన అందరిదీ .... <text:s text:c="4"/></text:p>
          </table:table-cell>
          <table:table-cell table:style-name="ce3" table:formula="of:=LEN([.A8])" office:value-type="float" office:value="47">
            <text:p>4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ులు అంతా ఒక్కటే , అమరావతి రాజధాని ఒక్కటే <text:s/></text:p>
          </table:table-cell>
          <table:table-cell table:style-name="ce3" table:formula="of:=LEN([.A9])" office:value-type="float" office:value="47">
            <text:p>4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ెలుగువారమంతా ఒక్కటే , రాజధాని అమరావతి ఒక్కటే <text:s/></text:p>
          </table:table-cell>
          <table:table-cell table:style-name="ce3" table:formula="of:=LEN([.A10])" office:value-type="float" office:value="47">
            <text:p>4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న్నదాతకు అన్యాయం చెయ్యనేల అభద్రతతో బ్రతుకు ఏలా </text:p>
          </table:table-cell>
          <table:table-cell table:style-name="ce3" table:formula="of:=LEN([.A11])" office:value-type="float" office:value="48">
            <text:p>4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ె ఏకైక రాజదాని అని సీఎం జగన్ ప్రకటించాలి <text:s/></text:p>
          </table:table-cell>
          <table:table-cell table:style-name="ce3" table:formula="of:=LEN([.A12])" office:value-type="float" office:value="48">
            <text:p>4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కి అండగా నిలుద్దాం.. అమరావతిని సాధిద్దాం <text:s/></text:p>
          </table:table-cell>
          <table:table-cell table:style-name="ce3" table:formula="of:=LEN([.A13])" office:value-type="float" office:value="49">
            <text:p>4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త్మగౌరవం ఉందా? ఆంధ్రుడివా? అయితే అను #జైఅమరావతి </text:p>
          </table:table-cell>
          <table:table-cell table:style-name="ce3" table:formula="of:=LEN([.A14])" office:value-type="float" office:value="49">
            <text:p>4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అవసరం లేదంటున్న ప్రభుత్వాన్ని నిలదీయండి <text:s text:c="2"/></text:p>
          </table:table-cell>
          <table:table-cell table:style-name="ce3" table:formula="of:=LEN([.A15])" office:value-type="float" office:value="50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పోరాటం ఆగదు మూడు రాజధానుల ప్రకటన ఆపేవరకు <text:s/></text:p>
          </table:table-cell>
          <table:table-cell table:style-name="ce3" table:formula="of:=LEN([.A16])" office:value-type="float" office:value="50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కి లేదు అంతం <text:s/>ఇది 5 కోట్ల ఆంధ్రుల పంతం <text:s text:c="4"/></text:p>
          </table:table-cell>
          <table:table-cell table:style-name="ce3" table:formula="of:=LEN([.A17])" office:value-type="float" office:value="50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తి ఆంధ్రుడు గర్వించే ప్రపంచస్థాయి నగరం అమరావతి </text:p>
          </table:table-cell>
          <table:table-cell table:style-name="ce3" table:formula="of:=LEN([.A18])" office:value-type="float" office:value="50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5 నియోజకవర్గాల యువతకు ఉద్యోగాల కల్పవల్లి అమరావతి </text:p>
          </table:table-cell>
          <table:table-cell table:style-name="ce3" table:formula="of:=LEN([.A19])" office:value-type="float" office:value="51">
            <text:p>5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కి కులం లేదు , రాజధాని అమరావతి మన అందరిదీ <text:s/></text:p>
          </table:table-cell>
          <table:table-cell table:style-name="ce3" table:formula="of:=LEN([.A20])" office:value-type="float" office:value="51">
            <text:p>5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ోరాడదాం , పోరాడదాం రాజధాని అమరావతి కోసం పోరాడదాం <text:s/></text:p>
          </table:table-cell>
          <table:table-cell table:style-name="ce3" table:formula="of:=LEN([.A21])" office:value-type="float" office:value="51">
            <text:p>5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ా రాజధాని కోసం ప్రాణత్యాగానికి సిద్ధమైన రైతులు </text:p>
          </table:table-cell>
          <table:table-cell table:style-name="ce3" table:formula="of:=LEN([.A22])" office:value-type="float" office:value="51">
            <text:p>5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రైతుల నీతి నిజాయతి ఒక వైపు,అవినీతి మరో వైపు </text:p>
          </table:table-cell>
          <table:table-cell table:style-name="ce3" table:formula="of:=LEN([.A23])" office:value-type="float" office:value="52">
            <text:p>5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 మహిళల పిల్లల భవిష్యత్తు కోసం మేము వస్తునాం... <text:s/></text:p>
          </table:table-cell>
          <table:table-cell table:style-name="ce3" table:formula="of:=LEN([.A24])" office:value-type="float" office:value="52">
            <text:p>5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తి పంచాయతీ సంక్షేమానికి నిక్షేపం మన ప్రజా రాజధాని </text:p>
          </table:table-cell>
          <table:table-cell table:style-name="ce3" table:formula="of:=LEN([.A25])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అ - అమ్మ, అమరావతి.... ఆ - ఆంధ్రప్రదేశ్, ఆత్మగౌరవం <text:s text:c="3"/></text:p>
          </table:table-cell>
          <table:table-cell table:style-name="ce3" table:formula="of:=LEN([.A26])" office:value-type="float" office:value="54">
            <text:p>5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: దీటైన నగరం లేకుండా పెట్టుబడులు ఎలా వస్తాయి? </text:p>
          </table:table-cell>
          <table:table-cell table:style-name="ce3" table:formula="of:=LEN([.A27])" office:value-type="float" office:value="54">
            <text:p>5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న మాట వినేవారు ఎవరూ లేరు, పోరుబాటే మనబాట అయితే కదలవా </text:p>
          </table:table-cell>
          <table:table-cell table:style-name="ce3" table:formula="of:=LEN([.A28])" office:value-type="float" office:value="54">
            <text:p>5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ా రాజధాని రైతులకు, రైతు కూలీలకు న్యాయం చెయ్యాలి. <text:s text:c="2"/></text:p>
          </table:table-cell>
          <table:table-cell table:style-name="ce3" table:formula="of:=LEN([.A29])" office:value-type="float" office:value="55">
            <text:p>5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5 కోట్ల ఆంధ్రుల భవిష్యత్తు..రైతన్నల త్యాగ ఫలం.. </text:p>
          </table:table-cell>
          <table:table-cell table:style-name="ce3" table:formula="of:=LEN([.A30])" office:value-type="float" office:value="56">
            <text:p>5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ఆంధ్రుల హక్కు. దాన్ని ఆపే అధికారం ఎవరికీ లేదు. <text:s/></text:p>
          </table:table-cell>
          <table:table-cell table:style-name="ce3" table:formula="of:=LEN([.A31])" office:value-type="float" office:value="56">
            <text:p>5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ా రాజధాని అమరావతిలో నిలిపేసిన పనులు ప్రారంభించాలి. <text:s/></text:p>
          </table:table-cell>
          <table:table-cell table:style-name="ce3" table:formula="of:=LEN([.A32])" office:value-type="float" office:value="56">
            <text:p>5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ారత దేశ చిత్ర పటంలో ఏపీ రాజధాని అమరావతిగా గుర్తించారు. </text:p>
          </table:table-cell>
          <table:table-cell table:style-name="ce3" table:formula="of:=LEN([.A33])" office:value-type="float" office:value="56">
            <text:p>5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న్న బాధని చూసి మేము ఉన్నాం అంటూ ముందుకు వస్తునాం... <text:s/></text:p>
          </table:table-cell>
          <table:table-cell table:style-name="ce3" table:formula="of:=LEN([.A34])" office:value-type="float" office:value="56">
            <text:p>5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అమరావతి ఆపేశారు, భూములు ఇచ్చిన రైతులను రోడ్డున పడేసారు. </text:p>
          </table:table-cell>
          <table:table-cell table:style-name="ce3" table:formula="of:=LEN([.A35])" office:value-type="float" office:value="57">
            <text:p>5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ని చంప వద్దు రేపటి మా భవిష్యత్తును నాశనం చేయొద్దు </text:p>
          </table:table-cell>
          <table:table-cell table:style-name="ce3" table:formula="of:=LEN([.A36])" office:value-type="float" office:value="57">
            <text:p>5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లో ప్రభుత్వోద్యోగుల కొరకు గృహనిర్మాణం చేపట్టబడింది </text:p>
          </table:table-cell>
          <table:table-cell table:style-name="ce3" table:formula="of:=LEN([.A37])"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అమరావతి గ్రాఫిక్స్ కాదండి.. అవి రేపు మన ఆంధ్రుల ఆనవాళ్ళు. <text:s/></text:p>
          </table:table-cell>
          <table:table-cell table:style-name="ce3" table:formula="of:=LEN([.A38])" office:value-type="float" office:value="59">
            <text:p>5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ుల ఊపిరి రాజధాని అమరావతి , దాన్ని ఆపి ఊపిరి తీయవద్దు <text:s/></text:p>
          </table:table-cell>
          <table:table-cell table:style-name="ce3" table:formula="of:=LEN([.A39])" office:value-type="float" office:value="59">
            <text:p>5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ారతదేశ మ్యాప్‌లో ఆంధ్రప్రదేశ్ రాజధానిగా అమరావతికి స్థానం <text:s/></text:p>
          </table:table-cell>
          <table:table-cell table:style-name="ce3" table:formula="of:=LEN([.A40])" office:value-type="float" office:value="59">
            <text:p>5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ుడు వై ఆలోచించు , రాజధాని అమరావతి ఒక్కటే అని గుర్తించు <text:s/></text:p>
          </table:table-cell>
          <table:table-cell table:style-name="ce3" table:formula="of:=LEN([.A41])" office:value-type="float" office:value="61">
            <text:p>6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ుల ఆయువుపట్టు మన రాజధాని <text:s/>అమరావతి , ఆపవద్దు అమరావతి ని <text:s/></text:p>
          </table:table-cell>
          <table:table-cell table:style-name="ce3" table:formula="of:=LEN([.A42])" office:value-type="float" office:value="61">
            <text:p>6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గమ్యంలేని గమనం, ముగింపులేని ప్రయాణం... ఎన్నాళ్లు ఎన్నేళ్లు ? </text:p>
          </table:table-cell>
          <table:table-cell table:style-name="ce3" table:formula="of:=LEN([.A43])" office:value-type="float" office:value="61">
            <text:p>6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జగన్ నొక్కేసిన డబ్బు బయటకు తీస్తే రెండు అమరావతి కట్టుకోవచ్చు. </text:p>
          </table:table-cell>
          <table:table-cell table:style-name="ce3" table:formula="of:=LEN([.A44])" office:value-type="float" office:value="62">
            <text:p>62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We are One State of AP and we want our One Capital- Amaravati! </text:p>
          </table:table-cell>
          <table:table-cell table:style-name="ce3" table:formula="of:=LEN([.A45])" office:value-type="float" office:value="63">
            <text:p>6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ఉద్యమం వర్ధిల్లాలి, అమరావతి ఆడపడుచుల ఐక్యత వర్ధిల్లాలి. </text:p>
          </table:table-cell>
          <table:table-cell table:style-name="ce3" table:formula="of:=LEN([.A46])" office:value-type="float" office:value="64">
            <text:p>6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లో ప్రభుత్వ భవిష్యత్ అవసరాల కోసం ఉంచిన భూమి 5,020 ఎకరాలు </text:p>
          </table:table-cell>
          <table:table-cell table:style-name="ce3" table:formula="of:=LEN([.A47])" office:value-type="float" office:value="64">
            <text:p>6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ోరాటంలో భాగంగా నేటికి 64 మందికి పైగా రైతులు గుండెలు ఆగిపోయాయి. </text:p>
          </table:table-cell>
          <table:table-cell table:style-name="ce3" table:formula="of:=LEN([.A48])" office:value-type="float" office:value="64">
            <text:p>6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లో ప్రభుత్వానికి మిగిలిన భూమి విలువ రూ.1.48 లక్షల కోట్లు </text:p>
          </table:table-cell>
          <table:table-cell table:style-name="ce3" table:formula="of:=LEN([.A49])" office:value-type="float" office:value="65">
            <text:p>6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 త్యాగాలతో నవ్యాంధ్రకు పునాది, కాపాడండి మన రాజధాని అమరావతి ని <text:s/></text:p>
          </table:table-cell>
          <table:table-cell table:style-name="ce3" table:formula="of:=LEN([.A50])" office:value-type="float" office:value="65">
            <text:p>6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లో పనులు ఆపేసి.. ఇప్పుడు ఈకలు పీకుతున్న మొద్దు ప్రభుత్వం <text:s/></text:p>
          </table:table-cell>
          <table:table-cell table:style-name="ce3" table:formula="of:=LEN([.A51])" office:value-type="float" office:value="66">
            <text:p>6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గడప గడపకి పసుపద్దుకుని ఘనమైన సంబరాలతో నిండాల్సిన అమరావతి లోగిళ్ళు </text:p>
          </table:table-cell>
          <table:table-cell table:style-name="ce3" table:formula="of:=LEN([.A52])" office:value-type="float" office:value="66">
            <text:p>6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యచేసి రాజధాని అమరావతిని కాపాడండి, రైతుల <text:s/>త్యాగాలకు న్యాయం చేయండి </text:p>
          </table:table-cell>
          <table:table-cell table:style-name="ce3" table:formula="of:=LEN([.A53])" office:value-type="float" office:value="66">
            <text:p>6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17 మార్చి 2న శాసనసభ ప్రారంభించబడి అమరావతి నుండి పరిపాలన మొదలైంది </text:p>
          </table:table-cell>
          <table:table-cell table:style-name="ce3" table:formula="of:=LEN([.A54])" office:value-type="float" office:value="67">
            <text:p>6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(గుంటూరు జిల్లా) అటు 6 జిల్లాలు ఇటు 6 జిల్లాల మధ్యలో ఉంది. <text:s/></text:p>
          </table:table-cell>
          <table:table-cell table:style-name="ce3" table:formula="of:=LEN([.A55])" office:value-type="float" office:value="67">
            <text:p>6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ొనకొండలో వారి భూములను అమ్ముకునేందుకు అమరావతిని దెబ్బతీస్తున్నారా? </text:p>
          </table:table-cell>
          <table:table-cell table:style-name="ce3" table:formula="of:=LEN([.A56])" office:value-type="float" office:value="67">
            <text:p>6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ార్మికుడు పనిలేక కన్నీరు.. రాజధానికి భూమి ఇచ్చిన రైతుకు కన్నీరు.. <text:s/></text:p>
          </table:table-cell>
          <table:table-cell table:style-name="ce3" table:formula="of:=LEN([.A57])" office:value-type="float" office:value="68">
            <text:p>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ా రాజధానిపై ఉద్దేశ పూర్వకంగా ప్రభుత్వం బురద జల్లుతుండటం సరికాదు </text:p>
          </table:table-cell>
          <table:table-cell table:style-name="ce3" table:formula="of:=LEN([.A58])" office:value-type="float" office:value="68">
            <text:p>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విట్, ఎస్ఆర్ఎం, అమృత యూనివర్సిటీలు, ఎయిమ్స్ భవనాలు గ్రాఫిక్స్ యేనా? </text:p>
          </table:table-cell>
          <table:table-cell table:style-name="ce3" table:formula="of:=LEN([.A59])" office:value-type="float" office:value="68">
            <text:p>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ఊరుకోము మేమంత పాలకులారా ఉద్యమై ఉరికొస్తాం పాలకులారా ఉప్పనై లేచేస్తాం </text:p>
          </table:table-cell>
          <table:table-cell table:style-name="ce3" table:formula="of:=LEN([.A60])" office:value-type="float" office:value="69">
            <text:p>6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ొండవీటి వాగు ఎత్తిపోతల పథకం గ్రాఫిక్సేనా? ఎందుకీ అబద్దపు ప్రచారాలు? </text:p>
          </table:table-cell>
          <table:table-cell table:style-name="ce3" table:formula="of:=LEN([.A61])" office:value-type="float" office:value="69">
            <text:p>6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ోట్లాది ప్రజల గుండె చప్పుడు అమరావతి. తెలుగువాడి పరువు పౌరుషం అమరావతి </text:p>
          </table:table-cell>
          <table:table-cell table:style-name="ce3" table:formula="of:=LEN([.A62])" office:value-type="float" office:value="70">
            <text:p>7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సాధిద్దాం... <text:s/>సాధిద్దాం... <text:s/>అందరము కలిసి రాజధాని అమరావతి ని సాధిద్దాం </text:p>
          </table:table-cell>
          <table:table-cell table:style-name="ce3" table:formula="of:=LEN([.A63])" office:value-type="float" office:value="70">
            <text:p>7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హైదరాబాద్ కు దీటుగా అమరావతి ఉండరాదనే కేసీఆర్ కోరిక నెరవేరుస్తున్నారా? </text:p>
          </table:table-cell>
          <table:table-cell table:style-name="ce3" table:formula="of:=LEN([.A64])" office:value-type="float" office:value="70">
            <text:p>7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MARAVATI is far away from cyclone prone areas with low seismic risk. <text:s/></text:p>
          </table:table-cell>
          <table:table-cell table:style-name="ce3" table:formula="of:=LEN([.A65])" office:value-type="float" office:value="71">
            <text:p>7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పంచ చరిత్రలో వివాద రహితంగా <text:s/>భూసేకరణ జరిగిన ఏకైక ప్రాజెక్టు అమరావతి. </text:p>
          </table:table-cell>
          <table:table-cell table:style-name="ce3" table:formula="of:=LEN([.A66])" office:value-type="float" office:value="71">
            <text:p>7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శాశ్విత భవనాలలోనే ఇక్కడ శాసనసభ, సచివాలయం, హైకోర్టు నిర్వహిస్తున్నారు. <text:s/></text:p>
          </table:table-cell>
          <table:table-cell table:style-name="ce3" table:formula="of:=LEN([.A67])" office:value-type="float" office:value="71">
            <text:p>7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ప్రదేశ్ రాజధానిగా అమరావతి కి 2015 అక్టోబరు 23 న శంకుస్థాపన జరిగింది </text:p>
          </table:table-cell>
          <table:table-cell table:style-name="ce3" table:formula="of:=LEN([.A68])" office:value-type="float" office:value="73">
            <text:p>7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దుగుతున్న అమరావతి పై ఏడుపులు వద్దు , అందరము కలిసి అమరావతి ని సాధిద్దాం <text:s/></text:p>
          </table:table-cell>
          <table:table-cell table:style-name="ce3" table:formula="of:=LEN([.A69])" office:value-type="float" office:value="73">
            <text:p>7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ాలకులు తీరు మారేనా..... ఆంధ్రప్రదేశ్ ను అభివృద్ధి పదం లో నడిపేనా....... </text:p>
          </table:table-cell>
          <table:table-cell table:style-name="ce3" table:formula="of:=LEN([.A70])" office:value-type="float" office:value="73">
            <text:p>7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ా రాజధాని అమరావతిస్వయం ఆధారిత అభివృద్ధి (సెల్ఫ్ ఫైనాన్స్) ప్రాజెక్ట్ </text:p>
          </table:table-cell>
          <table:table-cell table:style-name="ce3" table:formula="of:=LEN([.A71])" office:value-type="float" office:value="73">
            <text:p>7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బిఆర్‌ఎస్‌ మెడిసిటి దాదాపు $ 1.8 బిలియన్ పెట్టుబడితో అమరావతికి వచ్చింది. </text:p>
          </table:table-cell>
          <table:table-cell table:style-name="ce3" table:formula="of:=LEN([.A72])" office:value-type="float" office:value="73">
            <text:p>7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్యాగం చేసి తన్నులు తింటున్న అమరావతి రైతులు , కాపాడండి వాళ్ళ ప్రాణాలలును <text:s/></text:p>
          </table:table-cell>
          <table:table-cell table:style-name="ce3" table:formula="of:=LEN([.A73])" office:value-type="float" office:value="74">
            <text:p>7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యచేసి అమరావతిని అభివృద్ది చేయండి మనసున్న నాయకులుగా చరిత్రలో నిలిచిపోండి. </text:p>
          </table:table-cell>
          <table:table-cell table:style-name="ce3" table:formula="of:=LEN([.A74])" office:value-type="float" office:value="74">
            <text:p>7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ాలకులు తీరు మారేనా..... ఆంధ్రప్రదేశ్ <text:s/>ను అభివృద్ధి పదం లో నడిపేనా....... </text:p>
          </table:table-cell>
          <table:table-cell table:style-name="ce3" table:formula="of:=LEN([.A75])" office:value-type="float" office:value="74">
            <text:p>7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అంటే కేవలం పరిపాలనా నగరమే కాదు, ఆర్థిక పరిపుష్టికి నిలయంగా ఉండాలి </text:p>
          </table:table-cell>
          <table:table-cell table:style-name="ce3" table:formula="of:=LEN([.A76])" office:value-type="float" office:value="74">
            <text:p>7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ందరికి అన్నం పెట్టె రైతులు పోలిసుల కాలవేల పడేలా చేసినోడు ఎవడైనా బాగుపడడు. </text:p>
          </table:table-cell>
          <table:table-cell table:style-name="ce3" table:formula="of:=LEN([.A77])" office:value-type="float" office:value="75">
            <text:p>7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ప్రశాంతతకు నిలయం. రాష్ట్ర అభివృద్ధికి అన్ని వనరులు వున్న ప్రాంతం. <text:s/></text:p>
          </table:table-cell>
          <table:table-cell table:style-name="ce3" table:formula="of:=LEN([.A78])" office:value-type="float" office:value="75">
            <text:p>7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నిర్మాణం జరిగితే మొత్తం 21,46,690 ఉద్యోగ ఉపాధి అవకాశాలు లభిస్తాయి. </text:p>
          </table:table-cell>
          <table:table-cell table:style-name="ce3" table:formula="of:=LEN([.A79])" office:value-type="float" office:value="75">
            <text:p>7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 జిల్లాలకు మధ్య ప్రాంతం. అందుకే అమరావతి ప్రాంతాన్ని రాజధానిగా ఎన్నుకుంది. </text:p>
          </table:table-cell>
          <table:table-cell table:style-name="ce3" table:formula="of:=LEN([.A80])" office:value-type="float" office:value="76">
            <text:p>7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రైతులకు సంఘీభావంగా <text:s/>అమరావతి మా రాజధాని ప్రకటించేవరకు ఈ ఉద్యమం ఆగదు <text:s/></text:p>
          </table:table-cell>
          <table:table-cell table:style-name="ce3" table:formula="of:=LEN([.A81])" office:value-type="float" office:value="76">
            <text:p>7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 ప్రదేశ్ కి అమరావతి ఒక్కటే రాజధాని గా వుండాలి జై అమరావతి జై జై అమరావతి </text:p>
          </table:table-cell>
          <table:table-cell table:style-name="ce3" table:formula="of:=LEN([.A82])" office:value-type="float" office:value="76">
            <text:p>7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ా రాజధాని అమరావతి <text:s text:c="2"/>సెల్ఫ్ ఫైనాన్స్ (స్వయం ఆధారిత అభివృద్ధి) ప్రాజెక్ట్ </text:p>
          </table:table-cell>
          <table:table-cell table:style-name="ce3" table:formula="of:=LEN([.A83])" office:value-type="float" office:value="76">
            <text:p>7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 జిల్లాల అభివృద్ధికి నిధులు, యువతకు ఉద్యోగాలు కల్పించగల రాజధాని అవసరంలేదా? </text:p>
          </table:table-cell>
          <table:table-cell table:style-name="ce3" table:formula="of:=LEN([.A84])" office:value-type="float" office:value="77">
            <text:p>7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ముంపు ప్రాంతం కాదని నేషనల్ గ్రీన్ ట్రిబ్యునల్ తీర్పుతో తేలిపోయింది. <text:s/></text:p>
          </table:table-cell>
          <table:table-cell table:style-name="ce3" table:formula="of:=LEN([.A85])" office:value-type="float" office:value="77">
            <text:p>7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రైతులకోసం..మీ ప్రవాసాంధ్రులం. అమరావతి రాజధానికోసం…మీ ప్రవాసాంధ్రులం. </text:p>
          </table:table-cell>
          <table:table-cell table:style-name="ce3" table:formula="of:=LEN([.A86])" office:value-type="float" office:value="77">
            <text:p>7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ూములు ఇచ్చి రైతులు లాఠీ దెబ్బలు తిన్నారు... ఇది ఈ దేశ చరిత్రలోనే జరగలేదు... </text:p>
          </table:table-cell>
          <table:table-cell table:style-name="ce3" table:formula="of:=LEN([.A87])" office:value-type="float" office:value="77">
            <text:p>7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శానసభలో అధికార, ప్రతి పక్షం ఆమోదం. 5 ఏళ్లుగా ప్రజలందరి రాజధానిగా నిలిచింది. <text:s/></text:p>
          </table:table-cell>
          <table:table-cell table:style-name="ce3" table:formula="of:=LEN([.A88])" office:value-type="float" office:value="77">
            <text:p>7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వారికి జరిగిన నష్టం కోసం ఉద్యమిస్తున్న 3000 మంది రైతులపై కేసులు పెట్టాడు జగన్ </text:p>
          </table:table-cell>
          <table:table-cell table:style-name="ce3" table:formula="of:=LEN([.A89])" office:value-type="float" office:value="78">
            <text:p>7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ెలుగు నేలన చారిత్రక ప్రదేశం. శాతవాహనులు ఏలిన ప్రదేశం. బౌద్ధం విలసిల్లిన నేల. <text:s/></text:p>
          </table:table-cell>
          <table:table-cell table:style-name="ce3" table:formula="of:=LEN([.A90])" office:value-type="float" office:value="79">
            <text:p>7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వందేళ్ళ రాజధాని అభివృద్ధిని దృష్టిలో వుంచుకొని 3ప్రణాళికలను తయారు చేయడమైనది. <text:s text:c="2"/></text:p>
          </table:table-cell>
          <table:table-cell table:style-name="ce3" table:formula="of:=LEN([.A91])" office:value-type="float" office:value="79">
            <text:p>7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YSJagan మనసు మారాలి అని చర్చిలో ప్రార్ధనను చేస్తున్న క్రిస్టియన్ సోదరులు,రైతులు </text:p>
          </table:table-cell>
          <table:table-cell table:style-name="ce3" table:formula="of:=LEN([.A92])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ఆంధ్రప్రదేశ్ రాష్ట్రరాజధాని. కుళ్లు కుతంత్రాలతో కుల్లిపొయిన మనస్తత్వంతో </text:p>
          </table:table-cell>
          <table:table-cell table:style-name="ce3" table:formula="of:=LEN([.A93])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ధర్మం కోసం యుద్ధం చేసే అమరావతి రైతులు ఒక వైపు,దోచుకుని తినే రాబందులు మరో వైపు. <text:s/></text:p>
          </table:table-cell>
          <table:table-cell table:style-name="ce3" table:formula="of:=LEN([.A94])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కోసం భూములు ఇచ్చిన రైతుల మొఖం చూసి అయినా కొంచెం ప్రభుత్వం <text:s/>కళ్ళు తెరవాలి </text:p>
          </table:table-cell>
          <table:table-cell table:style-name="ce3" table:formula="of:=LEN([.A95])" office:value-type="float" office:value="81">
            <text:p>8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తి ఆంధ్రుడు గర్వముతో కాలరు పైకెత్తి ఇదిరా మా రాజధాని అమరావతి అని నినందించాలి <text:s/></text:p>
          </table:table-cell>
          <table:table-cell table:style-name="ce3" table:formula="of:=LEN([.A96])" office:value-type="float" office:value="81">
            <text:p>8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29 గ్రామాల్లో ఇళ్లు లేని పేదలందరికీ 5,024 ఫ్లాట్ల నిర్మాణం పూర్తి చేశాం. </text:p>
          </table:table-cell>
          <table:table-cell table:style-name="ce3" table:formula="of:=LEN([.A97])" office:value-type="float" office:value="81">
            <text:p>8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నిర్మాణాల నిలుపుదల, ప్రజావేదిక కూల్చివేతతో రాజధాని ఇమేజ్ డ్యామేజ్ అయింది. </text:p>
          </table:table-cell>
          <table:table-cell table:style-name="ce3" table:formula="of:=LEN([.A98])" office:value-type="float" office:value="82">
            <text:p>82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అమరావతి మహా ఉద్యమం..కుల మతాలకి అతీతంగా రైతాంగం అంత ఉద్యమం లో పాలుపంచుకొంటున్నారు <text:s/></text:p>
          </table:table-cell>
          <table:table-cell table:style-name="ce3" table:formula="of:=LEN([.A99])" office:value-type="float" office:value="82">
            <text:p>8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ఈ ప్రభావంతో రాష్ట్రమంతా భూముల విలువ పడిపోయి రిజిస్ట్రేషన్ల ఆదాయం భారీగా తగ్గింది. </text:p>
          </table:table-cell>
          <table:table-cell table:style-name="ce3" table:formula="of:=LEN([.A100])" office:value-type="float" office:value="82">
            <text:p>8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maravati has scope for decentralized development with centralized administration. <text:s/></text:p>
          </table:table-cell>
          <table:table-cell table:style-name="ce3" table:formula="of:=LEN([.A101])" office:value-type="float" office:value="84">
            <text:p>8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సురక్షితం కాదని తాము ఎలాంటి నివేదిక ఇవ్వలేదని మద్రాస్ ఐఐటీ స్పష్టం చేసింది. </text:p>
          </table:table-cell>
          <table:table-cell table:style-name="ce3" table:formula="of:=LEN([.A102])" office:value-type="float" office:value="84">
            <text:p>8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ఇవాళ కొత్తగా వైసీపీ నాయకులు రాజధాని అమరావతికి ముంపు వుందని విషప్రచారం చేస్తున్నారు. </text:p>
          </table:table-cell>
          <table:table-cell table:style-name="ce3" table:formula="of:=LEN([.A103])" office:value-type="float" office:value="84">
            <text:p>8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మ్మెల్యే, ఎమ్మెల్సీ, ఐఏఎస్, ఐపీఎస్, ఇతర ఉద్యోగుల గృహసముదాయాలు నిర్మాణంలో ఉన్నాయి. <text:s/></text:p>
          </table:table-cell>
          <table:table-cell table:style-name="ce3" table:formula="of:=LEN([.A104])" office:value-type="float" office:value="84">
            <text:p>8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లు మీకిచ్చిన అధికారం అమరావతిని అభివృద్ధి చేయడానికే తప్ప రాజధాని తరలింపుకు కాదు. </text:p>
          </table:table-cell>
          <table:table-cell table:style-name="ce3" table:formula="of:=LEN([.A105])" office:value-type="float" office:value="84">
            <text:p>8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అమరావతి నిర్మాణం జరిగితే మొత్తం 21,46,690 ఉద్యోగ, ఉపాధి అవకాశాలు లభిస్తాయి. </text:p>
          </table:table-cell>
          <table:table-cell table:style-name="ce3" table:formula="of:=LEN([.A106])" office:value-type="float" office:value="84">
            <text:p>8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ూములు ఇచ్చిన రైతులకు 22 గ్రామాల్లో పబ్లిక్‌ లాటరీ ద్వారా 63,410 ప్లాట్లు కేటాయించాం </text:p>
          </table:table-cell>
          <table:table-cell table:style-name="ce3" table:formula="of:=LEN([.A107])" office:value-type="float" office:value="85">
            <text:p>8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 ఊపిరి అమరావతి, మా భవిష్యత్తు అమరావతి <text:s/>ఆంధ్ర రాష్ట్ర ప్రజలు <text:s/>అని నినందిస్తున్నారు <text:s/></text:p>
          </table:table-cell>
          <table:table-cell table:style-name="ce3" table:formula="of:=LEN([.A108])" office:value-type="float" office:value="85">
            <text:p>8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ేము కట్టుకున్న మా కలల రాజధాని ని కాపాడుకుందాం.అందుకోసం చేయి చేయి కలిపి ఉద్యమిద్దాం. </text:p>
          </table:table-cell>
          <table:table-cell table:style-name="ce3" table:formula="of:=LEN([.A109])" office:value-type="float" office:value="85">
            <text:p>8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ver Rs. 9500 Crs worth of projects’ progress has already been completed in Amaravati </text:p>
          </table:table-cell>
          <table:table-cell table:style-name="ce3" table:formula="of:=LEN([.A110])" office:value-type="float" office:value="86">
            <text:p>8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ఊరడింపులు , గారడీలు తో ఆగే ఉద్యమం కాదు ఈ రాజధాని అమరావతి ఉద్యమం , మాయ చెయ్యలేరు మీరు <text:s/></text:p>
          </table:table-cell>
          <table:table-cell table:style-name="ce3" table:formula="of:=LEN([.A111])" office:value-type="float" office:value="86">
            <text:p>8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000 acres from 29000 farmers are pooled in land pooling scheme with in a short span <text:s/></text:p>
          </table:table-cell>
          <table:table-cell table:style-name="ce3" table:formula="of:=LEN([.A112])" office:value-type="float" office:value="87">
            <text:p>8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వసరమైతే ప్రాణాలిస్తాం తప్ప అమరావతిని కదపనివ్వం .. మూడు రాజధానుల నిర్ణయాన్ని ఆమోదించం <text:s/></text:p>
          </table:table-cell>
          <table:table-cell table:style-name="ce3" table:formula="of:=LEN([.A113])" office:value-type="float" office:value="87">
            <text:p>8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ష్టాన్ని నమ్ముకున్న అమరావతి రైతుకూలీలు ఒక వైపు, కస్టాలు కొనితెచ్చే నాయుకులు ఒక వైపు. <text:s/></text:p>
          </table:table-cell>
          <table:table-cell table:style-name="ce3" table:formula="of:=LEN([.A114])" office:value-type="float" office:value="87">
            <text:p>8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 రైతులు Paid Artists కాదు సర్,ఉన్న పొలంలో ఏటా మూడు పంటలు పండించే అమరావతి రైతులు సర్. </text:p>
          </table:table-cell>
          <table:table-cell table:style-name="ce3" table:formula="of:=LEN([.A115])" office:value-type="float" office:value="87">
            <text:p>8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లు భూములు ఇచ్చింది ప్రభుత్వానికి ముఖ్యమంత్రి స్థానం లో ఎవరు ఉన్న సమాధానం చెప్పాలి. </text:p>
          </table:table-cell>
          <table:table-cell table:style-name="ce3" table:formula="of:=LEN([.A116])" office:value-type="float" office:value="87">
            <text:p>8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రైతుల కోసం, మీ వెనుక మేము వున్నాం అంటూ ముందుకు వస్తున్న ఆంధ్ర ప్రదేశ్ ప్రజలు . <text:s/></text:p>
          </table:table-cell>
          <table:table-cell table:style-name="ce3" table:formula="of:=LEN([.A117])" office:value-type="float" office:value="88">
            <text:p>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 ప్రదేశ్ లోని పంచారామాలలో ఒకటైన అమరేశ్వరాలయము పేరు మీదుగా 'అమరావతి' పేరు వచ్చింది. </text:p>
          </table:table-cell>
          <table:table-cell table:style-name="ce3" table:formula="of:=LEN([.A118])" office:value-type="float" office:value="88">
            <text:p>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ఒక్క రోజో రెండు రెజులో చేసే పోరాటం కాదిది , రాజధాని అమరావతి సాధించే వరకు ఆగదు ఈ ఉద్యమం <text:s/></text:p>
          </table:table-cell>
          <table:table-cell table:style-name="ce3" table:formula="of:=LEN([.A119])" office:value-type="float" office:value="88">
            <text:p>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యచేసి అభివృద్ధి మరియు అధికార వికేంద్రీకరణ చేయండి అంతేకాని పరిపాలన వికేంద్రీకరణ కాదు... </text:p>
          </table:table-cell>
          <table:table-cell table:style-name="ce3" table:formula="of:=LEN([.A120])" office:value-type="float" office:value="88">
            <text:p>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ధాని శంకుస్థాపన చేశారు. హైకోర్టుని సుప్రీం కోర్టు ప్రధాన న్యాయమూర్తి ప్రారంభించారు. <text:s/></text:p>
          </table:table-cell>
          <table:table-cell table:style-name="ce3" table:formula="of:=LEN([.A121])" office:value-type="float" office:value="88">
            <text:p>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 గ్రామాలలో ఇళ్లు లేని పేదలకు నిర్మించిన 5,024 ఫ్లాట్లు గ్రాఫిక్స్ లా కనిపిస్తున్నాయా ? </text:p>
          </table:table-cell>
          <table:table-cell table:style-name="ce3" table:formula="of:=LEN([.A122])" office:value-type="float" office:value="89">
            <text:p>8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ంటో ఈ సమాజం రైతుల మీద సినిమా తీస్తే ఆహా ఓహో అంటారు అదే రైతులకి కష్టం వస్తే పట్టించుకోరు </text:p>
          </table:table-cell>
          <table:table-cell table:style-name="ce3" table:formula="of:=LEN([.A123])" office:value-type="float" office:value="89">
            <text:p>8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కి వ్యతిరేకంగా వేసిన వ్యాజ్యాన్ని ఆగష్టు 12, 2016న సుప్రీం కోర్టు కొట్టి వేసింది. </text:p>
          </table:table-cell>
          <table:table-cell table:style-name="ce3" table:formula="of:=LEN([.A124])" office:value-type="float" office:value="89">
            <text:p>8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న్ని జిల్లాలు అభివృద్ధి చెందాలి-అందరి కోసం అమరావతి ఉండాలి :అమరావతి పరిరక్షణ సమితి జేఏసీ <text:s/></text:p>
          </table:table-cell>
          <table:table-cell table:style-name="ce3" table:formula="of:=LEN([.A125])" office:value-type="float" office:value="90">
            <text:p>9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హక్కులకోసం, పాలకులు దిగి వచ్చే వరకు మా పోరాటం ఆగదు అని నినదిస్తున్న ఆంధ్ర ప్రజలు <text:s/></text:p>
          </table:table-cell>
          <table:table-cell table:style-name="ce3" table:formula="of:=LEN([.A126])" office:value-type="float" office:value="90">
            <text:p>9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ోట్లాది ప్రజల గుండె చప్పుడు అమరావతి. తెలుగువాడి పరువు పౌరుషం అమరావతి <text:s/>కోసం ఈ ఉద్యమం ఆగదు </text:p>
          </table:table-cell>
          <table:table-cell table:style-name="ce3" table:formula="of:=LEN([.A127])" office:value-type="float" office:value="90">
            <text:p>9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గలు, ప్రతీకారాలు, కూల్చివేతలు, రద్దులపై చూపుతున్న పట్టుదల రాష్ట్రాభివృద్ధిపై చూడపం లేదు. </text:p>
          </table:table-cell>
          <table:table-cell table:style-name="ce3" table:formula="of:=LEN([.A128])" office:value-type="float" office:value="90">
            <text:p>9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ప్పటికైనా న్యాయమే గెలుస్తుందన్న ఒకే ఒక నమ్మకం. రాష్ట్రం కోసం రాజధాని అమరావతికోసం ఈ ఉద్యమం </text:p>
          </table:table-cell>
          <table:table-cell table:style-name="ce3" table:formula="of:=LEN([.A129])" office:value-type="float" office:value="91">
            <text:p>9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గలు, ప్రతీకారాలు, కూల్చివేతలు, రద్దులపై చూపుతున్న పట్టుదల రాష్ట్రాభివృద్ధిపై చూడపం లేదు. <text:s/></text:p>
          </table:table-cell>
          <table:table-cell table:style-name="ce3" table:formula="of:=LEN([.A130])" office:value-type="float" office:value="91">
            <text:p>9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భుత్వాలు మారినప్పుడల్లా రాజధాని మార్పులా? రైతులకు న్యాయం జరిగేవరకు అమరావతి పోరాటం ఆగదు. </text:p>
          </table:table-cell>
          <table:table-cell table:style-name="ce3" table:formula="of:=LEN([.A131])" office:value-type="float" office:value="91">
            <text:p>9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ండి కదలిరండి మన రాజధాని అమరావతి ని కాపాడుకొందాం ,,, అమరావతి రైతులకు తోడుగా రా కదలి రా <text:s text:c="4"/></text:p>
          </table:table-cell>
          <table:table-cell table:style-name="ce3" table:formula="of:=LEN([.A132])" office:value-type="float" office:value="91">
            <text:p>9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 కోట్ల ఆంధ్ర రాష్ట్ర ప్రజల భవిష్యత్తు దృష్ట్యా అమరావతి రాజధానిగా కొనసాగించాలి. జై అమరావతి. </text:p>
          </table:table-cell>
          <table:table-cell table:style-name="ce3" table:formula="of:=LEN([.A133])" office:value-type="float" office:value="92">
            <text:p>9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ుల కలల రాజధాని - అమరావతి అది నాది, నీది, మన అందరిది.. రండి, కదలి రండి.. కాపాడుకుందాం!! </text:p>
          </table:table-cell>
          <table:table-cell table:style-name="ce3" table:formula="of:=LEN([.A134])" office:value-type="float" office:value="92">
            <text:p>9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ఒకె రాజధాని ప్రతి తెలుగువాడి కోరిక , అది రాజధాని అమరావతె కావాలి అని <text:s/>ప్రతి తెలుగువాడి కోరిక </text:p>
          </table:table-cell>
          <table:table-cell table:style-name="ce3" table:formula="of:=LEN([.A135])" office:value-type="float" office:value="92">
            <text:p>9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లుపెరుగని అమరావతి రైతుల దీక్ష, అన్నదాత కు అన్యాయం చేసిన వాళ్ళు బాగు పడినట్లు చరిత్రలో లేదు <text:s/></text:p>
          </table:table-cell>
          <table:table-cell table:style-name="ce3" table:formula="of:=LEN([.A136])" office:value-type="float" office:value="93">
            <text:p>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ధర్మం గెలవటం కాస్త ఆలస్యం అవ్వచ్చు కానీ గెలిచేది అమరావతి రైతుల <text:s/>ధర్మమే అని చరిత్ర చెప్తుంది. </text:p>
          </table:table-cell>
          <table:table-cell table:style-name="ce3" table:formula="of:=LEN([.A137])" office:value-type="float" office:value="93">
            <text:p>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రాజధాని మీద U-Turn alias J-Turn అనేది రాజధాని కోసం భూములు ఇచ్చిన రైతులను అవమానించడమే. </text:p>
          </table:table-cell>
          <table:table-cell table:style-name="ce3" table:formula="of:=LEN([.A138])" office:value-type="float" office:value="94">
            <text:p>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ఒక ఉక్కు నగరానికి 30వేల ఎకరాలు అవసరం అయితే, ఒక రాజధాని నగరానికి 30వేల ఎకరాలు అవసరం వుండదా? <text:s text:c="3"/></text:p>
          </table:table-cell>
          <table:table-cell table:style-name="ce3" table:formula="of:=LEN([.A139])" office:value-type="float" office:value="94">
            <text:p>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ఒక ఉన్మాదితో పోరాటం ప్రారంభించి అమరావతి జేఏసీ చేస్తున్న ఉద్యమం భావితరాలకు ఎంతో స్ఫూర్తిదాయకం. </text:p>
          </table:table-cell>
          <table:table-cell table:style-name="ce3" table:formula="of:=LEN([.A140])" office:value-type="float" office:value="94">
            <text:p>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ేశంలోనే కాకుండా ప్రపంచ చరిత్రలో ఏ ప్రజాస్వామ్య దేశంలో కూడా ఇంత భూమిని ఈ విధంగా సమీకరించలేదు. </text:p>
          </table:table-cell>
          <table:table-cell table:style-name="ce3" table:formula="of:=LEN([.A141])" office:value-type="float" office:value="94">
            <text:p>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ని కులాలు, మతాలకు అంటగట్టడం దుర్మార్గం, అమరావతి మీది .... మాది ... మన అందరిదీ .... <text:s text:c="4"/></text:p>
          </table:table-cell>
          <table:table-cell table:style-name="ce3" table:formula="of:=LEN([.A142])" office:value-type="float" office:value="94">
            <text:p>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05-12-20న విజయవాడ ఏ-కన్వెన్షన్ హాలులో టీడీపీ ఆధ్వర్యంలో అఖిలపక్ష సమావేశం నిర్వహించడం జరిగింది. </text:p>
          </table:table-cell>
          <table:table-cell table:style-name="ce3" table:formula="of:=LEN([.A143])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పై ఒక్క కులం ముద్రా వేసి, అమరావతిలో నీ నాయిబ్రహ్మనుల కు ఈ ప్రభుత్వం అన్యెయం చేస్తుంది. </text:p>
          </table:table-cell>
          <table:table-cell table:style-name="ce3" table:formula="of:=LEN([.A144])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భూముల ద్వారా వచ్చే ఆదాయంతోనే రాజధానిని నిర్మించవచ్చు త్యాగం చేసిన రైతులు, పేదలకు లబ్ధి </text:p>
          </table:table-cell>
          <table:table-cell table:style-name="ce3" table:formula="of:=LEN([.A145])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ుల హక్కు అమరావతిని ఆపే హక్కు నీకు లేదు జగన్ రెడ్డి . పరిధి దాటి ప్రవర్తించకు, పదవి పోగలదు </text:p>
          </table:table-cell>
          <table:table-cell table:style-name="ce3" table:formula="of:=LEN([.A146])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చేయి చేయి కలుపుదాంఅమరావతిని సాధిద్దాం.ఇది అమరావతి ప్రజలకే కాదుఆంధ్రరాష్ట్ర ఐదుకోట్ల ప్రజల కోసం </text:p>
          </table:table-cell>
          <table:table-cell table:style-name="ce3" table:formula="of:=LEN([.A147])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హైదరాబాద్, చెన్నై, బెంగుళూరుకు ధీటైన రాజధాని ఏపీకి లేకుంటే పెట్టుబడులు, ఉద్యోగాలు ఎలా వస్తాయి? </text:p>
          </table:table-cell>
          <table:table-cell table:style-name="ce3" table:formula="of:=LEN([.A148])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 ఎస్సీ నియోజక వర్గాల మధ్య ఉంది. ఒక వైపు 84 మంది ఎమ్మెల్యేలు, మరో వైపు 74 ఎమ్మెల్యేలు ఉన్నారు. <text:s/></text:p>
          </table:table-cell>
          <table:table-cell table:style-name="ce3" table:formula="of:=LEN([.A149])" office:value-type="float" office:value="96">
            <text:p>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ద్రోహులారా ఖబడ్డార్ .. రైతుల ఉసురు పోసుకునే మీరు ఎప్పటికీ చరిత్రహీనులుగానే మిగిలిపోతారు </text:p>
          </table:table-cell>
          <table:table-cell table:style-name="ce3" table:formula="of:=LEN([.A150])" office:value-type="float" office:value="96">
            <text:p>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ైవేటు రంగంలో విట్, ఎస్ఆర్ఎం, అమృత యూనివర్సిటీలు, ఎన్ఐడి, ఎయిమ్స్ భవనాలు నిర్మాణంలో ఉన్నాయి. <text:s/></text:p>
          </table:table-cell>
          <table:table-cell table:style-name="ce3" table:formula="of:=LEN([.A151])" office:value-type="float" office:value="96">
            <text:p>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లో ఒక్క ఇటుక అయినా వేశారా అని మంత్రి బొత్స అనడం సరికాదు.. కావాలంటే హైకోర్టు చూపిస్తాం <text:s text:c="3"/></text:p>
          </table:table-cell>
          <table:table-cell table:style-name="ce3" table:formula="of:=LEN([.A152])" office:value-type="float" office:value="96">
            <text:p>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ూరం అటు 600 కిలోమీటర్లు, ఇటు 600 కిలోమీటర్లు. జనాభా ఒక వైపు 2.35 కోట్లు, ఇంకో వైపు 2.15 కోట్లు. </text:p>
          </table:table-cell>
          <table:table-cell table:style-name="ce3" table:formula="of:=LEN([.A153])" office:value-type="float" office:value="97">
            <text:p>9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న్యాయం కోసం పోరాడుతున్న ఆంధ్రుల వెనుక మేము ఉన్నాం అంటూ ముందుకు వస్తున్న ప్రవాసాంధ్రులు. <text:s/></text:p>
          </table:table-cell>
          <table:table-cell table:style-name="ce3" table:formula="of:=LEN([.A154])" office:value-type="float" office:value="97">
            <text:p>9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లో ఒక్క ఇటుక అయినా వేశారా అని మంత్రి బొత్స అనడం సరికాదు.. కావాలంటే..సచివాలయం చూపిస్తాం <text:s text:c="3"/></text:p>
          </table:table-cell>
          <table:table-cell table:style-name="ce3" table:formula="of:=LEN([.A155])" office:value-type="float" office:value="97">
            <text:p>9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ష్ట్రానికి నడిబొడ్డున, కృష్ణా నది ఒడ్డున ఉంది. రోడ్లు, రైలు, ఆకాశ మార్గాలకు కనెక్టివిటీ ఉంది. <text:s/></text:p>
          </table:table-cell>
          <table:table-cell table:style-name="ce3" table:formula="of:=LEN([.A156])" office:value-type="float" office:value="97">
            <text:p>9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maravati Greenfield Capital City Development project has obtained prior Environmental Clearance <text:s/></text:p>
          </table:table-cell>
          <table:table-cell table:style-name="ce3" table:formula="of:=LEN([.A157])" office:value-type="float" office:value="98">
            <text:p>9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పై ఒక్క కులం ముద్ర వేసి, అమరావతిలోని మెజారిటీ ఇతర కులాలకు ఈ ప్రభుత్వం అన్యాయం <text:s/>చేస్తుంది. </text:p>
          </table:table-cell>
          <table:table-cell table:style-name="ce3" table:formula="of:=LEN([.A158])" office:value-type="float" office:value="98">
            <text:p>9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నులన్నీ ఆపేసి పేదలకు ఉపాధి లేకుండా చేశారు. పరిశ్రమలను తరిమేసి యువత ఉద్యోగ అవకాశాలను దెబ్బతీశారు. </text:p>
          </table:table-cell>
          <table:table-cell table:style-name="ce3" table:formula="of:=LEN([.A159])" office:value-type="float" office:value="98">
            <text:p>9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కీయ ప్రయోజనాలతో, వ్యక్తిగత స్వార్థంతో, టీడీపీపై అక్కసుతో రాష్ట్రాన్ని పాతాళానికి నెడుతున్నారు. </text:p>
          </table:table-cell>
          <table:table-cell table:style-name="ce3" table:formula="of:=LEN([.A160])" office:value-type="float" office:value="98">
            <text:p>9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నిర్మాణం కోసం ఇంతటి అద్బుతమైన సెల్ఫ్ ఫైనాన్స్ ప్రాజెక్ట్ గా అమరావతి ప్రాజెక్ట్ ప్రణాళిక. <text:s/></text:p>
          </table:table-cell>
          <table:table-cell table:style-name="ce3" table:formula="of:=LEN([.A161])" office:value-type="float" office:value="98">
            <text:p>9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లో ఒక్క ఇటుక అయినా వేశారా అని మంత్రి బొత్స అనడం సరికాదు.. కావాలంటే.. అసెంబ్లీ చూపిస్తాం <text:s text:c="3"/></text:p>
          </table:table-cell>
          <table:table-cell table:style-name="ce3" table:formula="of:=LEN([.A162])" office:value-type="float" office:value="98">
            <text:p>9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కృష్ణా నది ఒడ్డున ఉంది. నీటికి కొరత లేదు. సమగ్రమైన ప్రణాళిక వుంది. కాబట్టి కాలుష్యం ఉండదు. </text:p>
          </table:table-cell>
          <table:table-cell table:style-name="ce3" table:formula="of:=LEN([.A163])" office:value-type="float" office:value="99">
            <text:p>9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ొండవీటి వాగు ఎత్తిపోతల పథకం నిర్మాణం జరిగింది. ఇప్పటి వరకు రూ. 9165.76 కోట్ల నిర్మాణాలు జరిగాయి. <text:s/></text:p>
          </table:table-cell>
          <table:table-cell table:style-name="ce3" table:formula="of:=LEN([.A164])" office:value-type="float" office:value="99">
            <text:p>9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ోవిడ్‌ నిబంధనలు పాటిస్తూ ఇంటింటా అమరావతి కార్యక్రమం కింద 29 గ్రామాల రైతులు <text:s/>వివిధ రూపాల్లో ఆందోళన </text:p>
          </table:table-cell>
          <table:table-cell table:style-name="ce3" table:formula="of:=LEN([.A165])" office:value-type="float" office:value="99">
            <text:p>9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నులన్నీ ఆపేసి పేదలకు ఉపాధి లేకుండా చేశారు. పరిశ్రమలను తరిమేసి యువత ఉద్యోగ అవకాశాలను దెబ్బతీశారు. <text:s/></text:p>
          </table:table-cell>
          <table:table-cell table:style-name="ce3" table:formula="of:=LEN([.A166])" office:value-type="float" office:value="99">
            <text:p>9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కట్టడం వెనుక ఎన్నో అక్రమాలు ఉన్నాయని ఆరోపిస్తున్న వైసీపీ ప్రభుత్వం వాటిని రుజువు చెయ్యాలి. <text:s/></text:p>
          </table:table-cell>
          <table:table-cell table:style-name="ce3" table:formula="of:=LEN([.A167])"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పోరాటం అంటే ఉత్సాహం , ఉద్వేగం కాదు , రాజధాని అమరావతిని సాధించే వరకు సాగే మహోన్నతమైన ఉద్యమం <text:s/></text:p>
          </table:table-cell>
          <table:table-cell table:style-name="ce3" table:formula="of:=LEN([.A168])"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అమరావతికి ముంపును నివారించేందుకు కొండవీటి వాగు ఎత్తిపోతల పథకాన్ని చంద్రబాబు నిర్మించారు. <text:s text:c="3"/></text:p>
          </table:table-cell>
          <table:table-cell table:style-name="ce3" table:formula="of:=LEN([.A169])"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 ఎకరం లోపు ఇచ్చిన రైతుల సంఖ్య 20,490. అంటే 20 వేల కుటుంబాలు నేడు జగన్ నిర్ణయం వల్ల నాశనం కానున్నాయి </text:p>
          </table:table-cell>
          <table:table-cell table:style-name="ce3" table:formula="of:=LEN([.A170])"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లో ఒక్క ఇటుక అయినా వేశారా అని మంత్రి బొత్స అనడం సరికాదు.. కావాలంటే నివాస భవనాలను చూపిస్తాం <text:s text:c="3"/></text:p>
          </table:table-cell>
          <table:table-cell table:style-name="ce3" table:formula="of:=LEN([.A171])"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VID <text:s/>నిబంధనలు పాటిస్తూ ఇంటింటా అమరావతి కార్యక్రమం కింద ఆంధ్ర రాష్ట్ర <text:s/>రైతులు <text:s/>వివిధ రూపాల్లో ఆందోళన </text:p>
          </table:table-cell>
          <table:table-cell table:style-name="ce3" table:formula="of:=LEN([.A172])"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దం తొక్కిన మహిళా లోకం, రాజధాని అమరావతికి అండగా నిలబడి చేస్తున్న పోరాటం. అమ్మలందరికీ ఉద్యమాభివందనాలు! </text:p>
          </table:table-cell>
          <table:table-cell table:style-name="ce3" table:formula="of:=LEN([.A173])"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ీ అమ్మ ఎవరు అంటే కన్నతల్లినే చూపుతాము ! మీ రాజదాని ఏదంటే ఆంధ్రుల ఏకైక రాజధాని అమరావతి అని చెబుతాము ! </text:p>
          </table:table-cell>
          <table:table-cell table:style-name="ce3" table:formula="of:=LEN([.A174])"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లో ఒక్క ఇటుక వేయలేదని, శాశ్వత కట్టడం లేదని, గ్రాఫిక్స్ అని నానా రకాలుగా అబద్దాలు చెబుతున్నారు. </text:p>
          </table:table-cell>
          <table:table-cell table:style-name="ce3" table:formula="of:=LEN([.A175])"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ఒక బిల్డింగ్...ఒకే రంగు విజయవంతం అయ్యింది..!! ఒకే రాష్ట్రం... ఒకే రాజధాని ని కూడా విజయవంతం చేద్దాం..!! </text:p>
          </table:table-cell>
          <table:table-cell table:style-name="ce3" table:formula="of:=LEN([.A176])"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టీడీపీ హయాంలో పెద్దఎత్తున అవినీతి జరిగిందని దుష్ప్రచారం చేశారు. ఒక్క పైసా అవినీతిని నిరూపించలేకపోయారు. </text:p>
          </table:table-cell>
          <table:table-cell table:style-name="ce3" table:formula="of:=LEN([.A177])"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క్కడైనా రైతులను ప్రభుత్వాలు ఆదుకుంటాయి కానీ ప్రభుత్వాన్ని..రాష్ట్రాన్ని ఆదుకున్న చరిత్ర అమరావతి రైతుదే </text:p>
          </table:table-cell>
          <table:table-cell table:style-name="ce3" table:formula="of:=LEN([.A178])" office:value-type="float" office:value="104">
            <text:p>10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ఒక బిల్డింగ్...ఒకే రంగు విజయవంతం అయ్యింది..!! ఒకే రాష్ట్రం... ఒకే రాజధాని ని <text:s/>కూడా విజయవంతం చేద్దాం..!! </text:p>
          </table:table-cell>
          <table:table-cell table:style-name="ce3" table:formula="of:=LEN([.A179])" office:value-type="float" office:value="104">
            <text:p>10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maravati city used to have a large Buddhist Stupa known as Mahachaitya (also known as Amaravati Stupa) <text:s/></text:p>
          </table:table-cell>
          <table:table-cell table:style-name="ce3" table:formula="of:=LEN([.A180])"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entral location from both rear ends of the State with well connectivity is best advantage of Amaravati <text:s/></text:p>
          </table:table-cell>
          <table:table-cell table:style-name="ce3" table:formula="of:=LEN([.A181])" office:value-type="float" office:value="105">
            <text:p>105</text:p>
          </table:table-cell>
          <table:table-cell table:number-columns-repeated="1022"/>
        </table:table-row>
        <table:table-row table:style-name="ro6">
          <table:table-cell table:style-name="ce2" office:value-type="string">
            <text:p>Other international consultants and architects were brought in to give the city an international flavor. </text:p>
          </table:table-cell>
          <table:table-cell table:style-name="ce3" table:formula="of:=LEN([.A182])" office:value-type="float" office:value="105">
            <text:p>105</text:p>
          </table:table-cell>
          <table:table-cell table:number-columns-repeated="1022"/>
        </table:table-row>
        <table:table-row table:style-name="ro7">
          <table:table-cell table:style-name="ce2" office:value-type="string">
            <text:p>PM has promised us Amaravati capital...we request PM to looking into the matter and save AP &amp; AMARAVATI <text:s/></text:p>
          </table:table-cell>
          <table:table-cell table:style-name="ce3" table:formula="of:=LEN([.A183])"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క్కడైనా రైతులను ప్రభుత్వాలు ఆదుకుంటాయి కానీ ప్రభుత్వాన్ని..రాష్ట్రాన్ని ఆదుకున్న చరిత్ర అమరావతి రైతుదే. </text:p>
          </table:table-cell>
          <table:table-cell table:style-name="ce3" table:formula="of:=LEN([.A184])"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గ్రాఫిక్స్ భవనాలలో శాసనసభా సమావేశాలు నిర్వహిస్తున్న జగన్ గారు. ఇంకా అవి గ్రాఫిక్స్ బొమ్మలు అనడం శోచనీయం. </text:p>
          </table:table-cell>
          <table:table-cell table:style-name="ce3" table:formula="of:=LEN([.A185])"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రైతులకు అన్యాయం చేయం అంటూనే... పోలీసు బలగాలను ఉపయోగించి వారిపై ఎందుకు దౌర్జన్యాలకు దిగుతున్నారు? </text:p>
          </table:table-cell>
          <table:table-cell table:style-name="ce3" table:formula="of:=LEN([.A186])"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కి లక్ష కోట్లు కావాలని, ముంపు ప్రాంతమని, పునాదులకే లక్ష కోట్లు అవుతుందని తప్పుడు ప్రచారం చేశారు. <text:s/></text:p>
          </table:table-cell>
          <table:table-cell table:style-name="ce3" table:formula="of:=LEN([.A187])"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్మ అమరావతి ..ఈ రెండూ ఎప్పటికీ విడదీయలేం. అమ్మ లేకపోతే జన్మ లేదు , అమరావతి లేకపోతే ఆ జన్మకి అర్ధం లేదు. <text:s/></text:p>
          </table:table-cell>
          <table:table-cell table:style-name="ce3" table:formula="of:=LEN([.A188])" office:value-type="float" office:value="106">
            <text:p>1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ద్రుల రాజదాని ఆమరావతే.! ఇంకా చాలా పిల్లిమెగ్గలు,గీతలున్నాయ్.! శాశ్వితంగా ఆంద్రుల ప్రజారాజదాని అమరావతే.! </text:p>
          </table:table-cell>
          <table:table-cell table:style-name="ce3" table:formula="of:=LEN([.A189])" office:value-type="float" office:value="106">
            <text:p>1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ొలం మీద వచ్చిన డబ్బుతో పిల్లల్ని చదివిచుకుంటూ రోజు గడిస్తే చాలు,అనుకునే కష్టజీవులు సర్ మా అమరావతి రైతులు </text:p>
          </table:table-cell>
          <table:table-cell table:style-name="ce3" table:formula="of:=LEN([.A190])" office:value-type="float" office:value="106">
            <text:p>1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హోంశాఖ ఆదేశాలతో సర్వే ఆఫ్ ఇండియా ఆంధ్రప్రదేశ్ రాజధానిగా అమరావతిని గుర్తిస్తూ కొత్త మ్యాప్ విడుదల చేసింది. </text:p>
          </table:table-cell>
          <table:table-cell table:style-name="ce3" table:formula="of:=LEN([.A191])" office:value-type="float" office:value="106">
            <text:p>1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నిర్మాణానికి రాష్ట్ర ప్రభుత్వం పెద్దగా ఖర్చు పెట్టవలసిన అవసరంలేదు. ఇది సెల్ఫ్ ఫైనాన్స్ ప్రాజెక్ట్ <text:s/></text:p>
          </table:table-cell>
          <table:table-cell table:style-name="ce3" table:formula="of:=LEN([.A192])" office:value-type="float" office:value="107">
            <text:p>10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చరిత్ర నిన్ను క్షమించదు తుగ్లక్ !! రైతుల రక్తాన్ని పీలుస్తున్నావు.. కొంచమైన నీకు మానవత్వం లేదా రెడ్డి ???? </text:p>
          </table:table-cell>
          <table:table-cell table:style-name="ce3" table:formula="of:=LEN([.A193])" office:value-type="float" office:value="107">
            <text:p>10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మకు దగ్గరగా, అనుకూలంగా ఉన్న రాజధాని అమరావతిని దూరంగా తరలించడాన్ని రాయలసీమ సమాజం తీవ్రంగా వ్యతిరేకిస్తోంది </text:p>
          </table:table-cell>
          <table:table-cell table:style-name="ce3" table:formula="of:=LEN([.A194])" office:value-type="float" office:value="107">
            <text:p>107</text:p>
          </table:table-cell>
          <table:table-cell table:number-columns-repeated="1022"/>
        </table:table-row>
        <table:table-row table:style-name="ro8">
          <table:table-cell table:style-name="ce2" office:value-type="string">
            <text:p>పనులు లేవు.. కౌలు ఇవ్వరు... బతికేది ఎట్లా?? విలువలతో కూడిన పాలన చేయకపోతే పరాభవమే... అమరావతి రైతుల ఆవేదన... </text:p>
          </table:table-cell>
          <table:table-cell table:style-name="ce3" table:formula="of:=LEN([.A195])" office:value-type="float" office:value="107">
            <text:p>10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 రాష్ట్రాలు ఉన్న దేశానికి ఒకే రాజధాని వున్నప్పుడు 13 జిల్లాలు ఉన్న చిన్న రాష్ట్రానికి 3 రాజధానులు ఎందుకు. </text:p>
          </table:table-cell>
          <table:table-cell table:style-name="ce3" table:formula="of:=LEN([.A196])" office:value-type="float" office:value="108">
            <text:p>10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గుడ్ మార్నింగ్ లేదు, గుడ్ ఈవినింగ్ లేదు, ఫోన్ వస్తే హలో" బదులు, ఎవరు కనబడినా "జై అమరావతి" అనడమే." - సీబీఎన్ </text:p>
          </table:table-cell>
          <table:table-cell table:style-name="ce3" table:formula="of:=LEN([.A197])" office:value-type="float" office:value="108">
            <text:p>10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్రమరావతి, హైమావతి అంటూ తిక్క తిక్కగా మాట్లాడుతున్న మంత్రుల దిమ్మ తిరిగేలా అమరావతి ఉద్యమాన్ని కొనసాగిద్దాం <text:s/></text:p>
          </table:table-cell>
          <table:table-cell table:style-name="ce3" table:formula="of:=LEN([.A198])" office:value-type="float" office:value="108">
            <text:p>10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నలను మనమే మోసం చేసుకోవద్దు బేషజాలు వీడి ఆంధ్రప్రదేశ్ కు,ఆంధ్రులకు ఒక అడ్రస్సు ను తయారు చేద్దాం. #జైఅమరావతి </text:p>
          </table:table-cell>
          <table:table-cell table:style-name="ce3" table:formula="of:=LEN([.A199])" office:value-type="float" office:value="108">
            <text:p>10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డుకోవడానికి అదేమన్నా మూడుముక్కలాటా, లేక పబ్జీ నా <text:s/>జగన్? .. రాజధాని అమరావతి <text:s/>.. ఆరుకోట్ల ఆంధ్రుల ఆత్మగౌరవం. <text:s text:c="2"/></text:p>
          </table:table-cell>
          <table:table-cell table:style-name="ce3" table:formula="of:=LEN([.A200])"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వడ్రా విభజించి పాలించడానికి మంచి ఉదాహరణ బ్రిటీష్ వాళ్ళు అని చెప్పింది మా జగ్లక్ ముందు ఎవరైనా సరితూగగలరా అసలు </text:p>
          </table:table-cell>
          <table:table-cell table:style-name="ce3" table:formula="of:=LEN([.A201])"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డుగు స్థలం కూడా ఇవ్వని ఈ రోజుల్లో రాజధాని కోసం 33 వేల ఎకరాలు ఇచ్చిన రాజధాని రైతులు నిలువునా ముంచిన గవర్నమెంట్ </text:p>
          </table:table-cell>
          <table:table-cell table:style-name="ce3" table:formula="of:=LEN([.A202])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కోసం 28వేల మంది రైతులు 34వేల ఎకరాలను త్యాగం చేశారు. కొంతమంది రైతులు వారి ప్రాణాలను కూడా త్యాగం చేశారు. </text:p>
          </table:table-cell>
          <table:table-cell table:style-name="ce3" table:formula="of:=LEN([.A203])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మార్పునకు ప్రజామోదం ఉందనుకుంటే రెఫరెండం పెట్టాలి. లేదనుకుంటే రాజధాని మార్పు ఎజెండాగా ఎన్నికలకు రావాలి. </text:p>
          </table:table-cell>
          <table:table-cell table:style-name="ce3" table:formula="of:=LEN([.A204])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కోసం 28వేల మంది రైతులు 34వేల ఎకరాలను త్యాగం చేశారు. కొంతమంది రైతులు వారి ప్రాణాలను కూడా త్యాగం చేశారు. <text:s/></text:p>
          </table:table-cell>
          <table:table-cell table:style-name="ce3" table:formula="of:=LEN([.A205])" office:value-type="float" office:value="112">
            <text:p>112</text:p>
          </table:table-cell>
          <table:table-cell table:number-columns-repeated="1022"/>
        </table:table-row>
        <table:table-row table:style-name="ro9">
          <table:table-cell table:style-name="ce2" office:value-type="string">
            <text:p>అమరావతి మార్పునకు ప్రజామోదం ఉందనుకుంటే రెఫరెండం పెట్టాలి. లేదనుకుంటే రాజధాని మార్పు ఎజెండాగా ఎన్నికలకు రావాలి. <text:s/></text:p>
          </table:table-cell>
          <table:table-cell table:style-name="ce3" table:formula="of:=LEN([.A206])" office:value-type="float" office:value="112">
            <text:p>11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రైతులకి సంగిభావంగా కదిలిన ఆంధ్ర రాష్ట్రానికి చెందిన ప్రవాసాంధ్రులు.... ప్రతిఒక్కరికి పాదాభివందనాలు...." </text:p>
          </table:table-cell>
          <table:table-cell table:style-name="ce3" table:formula="of:=LEN([.A207])" office:value-type="float" office:value="112">
            <text:p>11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చెన్నై, హైదరాబాద్ నగరాల కంటే అమరావతిలోనే తక్కువ వ్యయంతో నిర్మాణాలు చేపట్టవచ్చని ఐఐటీ మద్రాస్ అధ్యయనంలో తేలింది. </text:p>
          </table:table-cell>
          <table:table-cell table:style-name="ce3" table:formula="of:=LEN([.A208])" office:value-type="float" office:value="112">
            <text:p>11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ాడు కడుపారా అన్నం పెట్టిన చేతులు నేడు మా కడుపు కొట్టొద్దని కన్నీళ్లు పెడుతున్నాయి.. అమరావతికై ఉద్యమిస్తున్నాయి </text:p>
          </table:table-cell>
          <table:table-cell table:style-name="ce3" table:formula="of:=LEN([.A209])" office:value-type="float" office:value="112">
            <text:p>11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maravati has Hindus form a very large majority, but there are also Muslims, Christians and Buddhist communities </text:p>
          </table:table-cell>
          <table:table-cell table:style-name="ce3" table:formula="of:=LEN([.A210])" office:value-type="float" office:value="113">
            <text:p>1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ఇంట్లో నుంచే ఉద్యమం చేస్తాం, అమరావతిని సాధించుకుంటాం, ఆంధ్రప్రదేశ్ ను కాపాడుకుంటాం. జై అమరావతి - జై ఆంధ్రప్రదేశ్ </text:p>
          </table:table-cell>
          <table:table-cell table:style-name="ce3" table:formula="of:=LEN([.A211])" office:value-type="float" office:value="113">
            <text:p>1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చెన్నై, హైదరాబాద్ నగరాల కంటే అమరావతిలోనే తక్కువ వ్యయంతో నిర్మాణాలు చేపట్టవచ్చని ఐఐటీ మద్రాస్ అధ్యయనంలో తేలింది. <text:s/></text:p>
          </table:table-cell>
          <table:table-cell table:style-name="ce3" table:formula="of:=LEN([.A212])" office:value-type="float" office:value="113">
            <text:p>1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ఫిబ్రవరి 28, 2015 నాటికి 58 రోజుల్లో 33 వేల ఎకరాలు రైతులు స్వచ్ఛందంగా ల్యాండ్‌పూలింగ్‌కు ఇవ్వడం ప్రపంచ రికార్డ్. </text:p>
          </table:table-cell>
          <table:table-cell table:style-name="ce3" table:formula="of:=LEN([.A213])" office:value-type="float" office:value="113">
            <text:p>1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MARAVATI city's infrastructure is to be developed in 7–8 years in phases, at an estimated cost of ₹33,000 crore. </text:p>
          </table:table-cell>
          <table:table-cell table:style-name="ce3" table:formula="of:=LEN([.A214])" office:value-type="float" office:value="114">
            <text:p>11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ర్నూలు, విశాఖ ప్రజలపై జగన్మోహన్ రెడ్డికి ప్రేమ లేదు. అమరావతిని చంపేందుకు రాజధానిని మూడు ముక్కలాటలా చేస్తున్నారు. </text:p>
          </table:table-cell>
          <table:table-cell table:style-name="ce3" table:formula="of:=LEN([.A215])" office:value-type="float" office:value="114">
            <text:p>11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ాలచక్ర మహాయాగం జరిగిన చారిత్రక ప్రదేశం అమరావతి. దయచేసి ఆంధ్రులు రాజధాని అమరావతి గానే కొనసాగాలి @narendramodi ji. </text:p>
          </table:table-cell>
          <table:table-cell table:style-name="ce3" table:formula="of:=LEN([.A216])" office:value-type="float" office:value="114">
            <text:p>114</text:p>
          </table:table-cell>
          <table:table-cell table:number-columns-repeated="1022"/>
        </table:table-row>
        <table:table-row table:style-name="ro10">
          <table:table-cell table:style-name="ce2" office:value-type="string">
            <text:p>దేశంలోనే గొప్ప నగరాన్ని నిర్మిస్తాం అని దేశ ప్రధాని చేత శంకుస్థాపన చేయించి 120 కోట్ల దేశ ప్రజలకు #అన్యాయం చేయడమే. </text:p>
          </table:table-cell>
          <table:table-cell table:style-name="ce3" table:formula="of:=LEN([.A217])" office:value-type="float" office:value="114">
            <text:p>11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overnment promised capital and pooled lands.. and now the government itself breached promise... whom to believe ?</text:p>
          </table:table-cell>
          <table:table-cell table:style-name="ce3" table:formula="of:=LEN([.A218])" office:value-type="float" office:value="114">
            <text:p>11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 రాష్ట్ర రాజధానికి తమ జీవనాధారమైన భూమిని ఇచ్చిన రైతులను మోసం చెయ్యవద్దు , అమరావతె మన రాజధాని అని ప్రకటించాలి <text:s/></text:p>
          </table:table-cell>
          <table:table-cell table:style-name="ce3" table:formula="of:=LEN([.A219])" office:value-type="float" office:value="115">
            <text:p>11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రాష్ట్ర రాజధాని కోసం తమ జీవనాధారం ను వదులుకున్న రైతుల కు అండ గా నిలవండి ఆంధ్రప్రదేశ్ అభివృద్దికి సహాయం చేయండి </text:p>
          </table:table-cell>
          <table:table-cell table:style-name="ce3" table:formula="of:=LEN([.A220])" office:value-type="float" office:value="115">
            <text:p>11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ాలచక్ర మహాయాగం జరిగిన చారిత్రక ప్రదేశం అమరావతి. దయచేసి <text:s/>ఆంధ్రులు రాజధాని అమరావతి గానే కొనసాగాలి @narendramodi ji. </text:p>
          </table:table-cell>
          <table:table-cell table:style-name="ce3" table:formula="of:=LEN([.A221])" office:value-type="float" office:value="115">
            <text:p>11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ిర్మాణంలో ఉన్న ఎమ్మెల్యే, ఎమ్మెల్సీ, ఐఏఎస్, ఐపీఎస్, ఇతర ఉద్యోగుల గృహసముదాయాలు మీకు గ్రాఫిక్స్ గా కనిపిస్తున్నాయా? </text:p>
          </table:table-cell>
          <table:table-cell table:style-name="ce3" table:formula="of:=LEN([.A222])" office:value-type="float" office:value="115">
            <text:p>11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 నినాదం అమరావతి. మా సంకల్పం అమరావతి. 5 కోట్ల ఆంధ్రుల హక్కు అమరావతి. న్యాయం మాకున్న బలం. గాంధేయమార్గం మా పోరాటం. <text:s/></text:p>
          </table:table-cell>
          <table:table-cell table:style-name="ce3" table:formula="of:=LEN([.A223])" office:value-type="float" office:value="115">
            <text:p>11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లేని రాష్ట్రాన్ని ఆదుకోవాలన్న ప్రభుత్వ పిలుపు మేరకు 33,000 ఎకరాలు ఇచ్చిన అమరావతి రైతుల పరిస్తితి దయనీయం.. <text:s/></text:p>
          </table:table-cell>
          <table:table-cell table:style-name="ce3" table:formula="of:=LEN([.A224])" office:value-type="float" office:value="115">
            <text:p>11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అమరావతి మనుగడకోసం, ఆంధ్రుల ఆత్మగౌరవం కోసం . జాతీయ స్థాయిలో మన గళాన్ని వినిపించేందుకు గొప్ప అవకాశం కదలిరా ఆంధ్రుడా <text:s/></text:p>
          </table:table-cell>
          <table:table-cell table:style-name="ce3" table:formula="of:=LEN([.A225])"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he name "Amaravati" derives from the historical Amaravathi village, the ancient capital of the Satavahana dynasty <text:s/></text:p>
          </table:table-cell>
          <table:table-cell table:style-name="ce3" table:formula="of:=LEN([.A226])"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శ్మశానమని, ప్రజలెవరూ నివాసముండరని దుష్ప్రచారం చేశారు. మరి రాజధాని భూముల్లో ఇళ్ల స్థలాలు ఎందుకు ఇస్తున్నారు? </text:p>
          </table:table-cell>
          <table:table-cell table:style-name="ce3" table:formula="of:=LEN([.A227])"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క్కువ వడ్డీతో రూ.5వేల కోట్లు దీర్ఘ కాలిక రుణాలిచ్చేందుకు వచ్చిన ప్రపంచ బ్యాంక్, ఏషియన్ బ్యాంకులు వెనక్కి వెళ్లాయి. </text:p>
          </table:table-cell>
          <table:table-cell table:style-name="ce3" table:formula="of:=LEN([.A228])"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 నినాదం అమరావతి. మా సంకల్పం అమరావతి. 5 కోట్ల ఆంధ్రుల హక్కు అమరావతి. న్యాయం మాకున్న బలం. గాంధేయమార్గం మా పోరాటం. <text:s text:c="2"/></text:p>
          </table:table-cell>
          <table:table-cell table:style-name="ce3" table:formula="of:=LEN([.A229])"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/>
            <text:p>రాజధాని ని తరలించి పెద్ద సంఖ్య లో భూమి ఇచ్చిన రైతులకి @ysjagan చేస్తున్న అన్యాయానికి నిరసనగా గళమెత్తిన ఆంధ్ర ప్రజలు </text:p>
          </table:table-cell>
          <table:table-cell table:style-name="ce3" table:formula="of:=LEN([.A230])" office:value-type="float" office:value="117">
            <text:p>1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ligious sites include the Amaralingeswara Swamy Temple, and the Amaravati stupa in the Amaravati heritage complex. </text:p>
          </table:table-cell>
          <table:table-cell table:style-name="ce3" table:formula="of:=LEN([.A231])" office:value-type="float" office:value="117">
            <text:p>1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శ్మశానమని, ప్రజలెవరూ నివాసముండరని దుష్ప్రచారం చేశారు. మరి రాజధాని భూముల్లో ఇళ్ల స్థలాలు ఎందుకు ఇస్తున్నారు? <text:s/></text:p>
          </table:table-cell>
          <table:table-cell table:style-name="ce3" table:formula="of:=LEN([.A232])" office:value-type="float" office:value="117">
            <text:p>1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 రాష్ట్రం పరువే కాక, దేశం పరువు ప్రతిష్టలు మంటగలుపుతున్న ఒక దుర్మార్గుడికి ఓటు వేసిన ఆంధ్రా ప్రజలారా ఆలోచించండి </text:p>
          </table:table-cell>
          <table:table-cell table:style-name="ce3" table:formula="of:=LEN([.A233])" office:value-type="float" office:value="117">
            <text:p>1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భుత్వాల్నినమ్మి తరతరాలనాటి వారసత్వసంపదనురాజధానికోసంత్యాగం చేస్తే 3రాజధానులుఅంటూ రాజకీయక్రీడకుతెరదించుట మీకుతగునా! <text:s/></text:p>
          </table:table-cell>
          <table:table-cell table:style-name="ce3" table:formula="of:=LEN([.A234])" office:value-type="float" office:value="118">
            <text:p>11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క్షస పాలనకు, నియంతృత్వ పాలకులకు వెరవకుండా కరోనా కాలంలోనూ శాంతియుతంగా పోరుకొనసాగిస్తోన్న ఉద్యమకారులకు శతకోటి వందనాలు </text:p>
          </table:table-cell>
          <table:table-cell table:style-name="ce3" table:formula="of:=LEN([.A235])" office:value-type="float" office:value="118">
            <text:p>11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రోగ్యకరమైన, మంచి పాలనతో కూడిన, మౌలిక సదుపాయాలు పుష్కలంగా లభించే నగరాలు మనకు కావాలి. రాజధానిగా <text:s/>అమరావతి ఎందుకు ఉండాలి? </text:p>
          </table:table-cell>
          <table:table-cell table:style-name="ce3" table:formula="of:=LEN([.A236])" office:value-type="float" office:value="119">
            <text:p>11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సూర్యాస్తమయం లో రాజధాని..చరిత్ర కలిగిన ఈ ప్రదేశం లో మనకు రాజధాని గా నిర్ణయింపబడటం ఈ ఆంధ్రప్రదేశ్ చేసుకున్న అదృష్టం ... </text:p>
          </table:table-cell>
          <table:table-cell table:style-name="ce3" table:formula="of:=LEN([.A237])" office:value-type="float" office:value="119">
            <text:p>11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ిజం నిజం నిజం ఇదే నిజం పట్టు వదలని విక్రార్కులు,వెన్ను చూపని రాణి రుద్రమదేవి లు ఉద్యమం అమరావతి ఊపిరి గా వున్నారు ఇక్కడ </text:p>
          </table:table-cell>
          <table:table-cell table:style-name="ce3" table:formula="of:=LEN([.A238])"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ోజు కస్టపడి కూలి నాలి చేసుకొని బ్రతికే రైతు కూలీలు సర్,Paid Artists కాదు. పొలంలో ఏటా మూడు పంటలు పండించే అమరావతి రైతులు </text:p>
          </table:table-cell>
          <table:table-cell table:style-name="ce3" table:formula="of:=LEN([.A239])"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ేశానికి రైతు వెన్నెముక <text:s/>ఇవాళ అదే రైతు తమ ప్రాణంతో సమానమైన భూములను 5 కోట్ల ఆంధ్రుల భవిష్యత్తు కోసం ఇచ్చి రోడ్డున పడ్డరు. </text:p>
          </table:table-cell>
          <table:table-cell table:style-name="ce3" table:formula="of:=LEN([.A240])" office:value-type="float" office:value="121">
            <text:p>12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అటు ఆరు జిల్లాలు ఇటు ఆరు జిల్లాల మధ్యలో ఉంది. అన్ని జిల్లాల ప్రజలకు సౌకర్యవంతమైన ప్రాంతం. నీటి కొరత లేని ప్రాంతం! </text:p>
          </table:table-cell>
          <table:table-cell table:style-name="ce3" table:formula="of:=LEN([.A241])" office:value-type="float" office:value="122">
            <text:p>12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కోసం మరణించిన 65+ మందికి ఈ సందర్భంగా నివాళులు అర్పిస్తున్నా. వారి త్యాగాలు అజరామరం. వీరంతా చరిత్రలో నిలిచిపోతారు. </text:p>
          </table:table-cell>
          <table:table-cell table:style-name="ce3" table:formula="of:=LEN([.A242])" office:value-type="float" office:value="122">
            <text:p>12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ుర్మార్గుడి పాలనలో అసువులుబాస్తున్న కర్షక కార్మిక సోదరుల నెత్తుటితో ఎర్రగా మారి అమరావతి ఉద్యమానికి తిలకం దిద్దుతున్నాయి. </text:p>
          </table:table-cell>
          <table:table-cell table:style-name="ce3" table:formula="of:=LEN([.A243])" office:value-type="float" office:value="122">
            <text:p>12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వ్య ఆంధ్రా హై కోర్టు రాజధాని కి భూములు ఇచ్చిన రైతుల పాలిటి ఆధునిక దేవాలయం, న్యాయ దేవతా కాపాడమ్మ <text:s/>అమరావతి రాజధాని రైతులను </text:p>
          </table:table-cell>
          <table:table-cell table:style-name="ce3" table:formula="of:=LEN([.A244])" office:value-type="float" office:value="122">
            <text:p>12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నవత్వం, మనసు,ధర్మం , న్యాయం, నిబద్దత, సమాజం పట్ల అవగాహన ఉన్న ప్రతి ఒక్కరు ఒకే రాష్ట్రం ఓకే రాజధానిగా వుండాలని అభిప్రాయం </text:p>
          </table:table-cell>
          <table:table-cell table:style-name="ce3" table:formula="of:=LEN([.A245])" office:value-type="float" office:value="122">
            <text:p>12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: 34 ప్రధాన రహదారులను 320 కిలోమీటర్ల పొడవున నిర్మిస్తున్నారు. <text:s/>రైతుల ప్లాటులు అభిరుద్దిని జగన్ అడ్డుకుంటున్నాడు. <text:s text:c="3"/></text:p>
          </table:table-cell>
          <table:table-cell table:style-name="ce3" table:formula="of:=LEN([.A246])" office:value-type="float" office:value="123">
            <text:p>123</text:p>
          </table:table-cell>
          <table:table-cell table:number-columns-repeated="1022"/>
        </table:table-row>
        <table:table-row table:style-name="ro9">
          <table:table-cell table:style-name="ce2" office:value-type="string">
            <text:p>అవినీతి పరుడికి ఏం తెలుస్తుంది అమరావతి విలువ. అందుకే ఆడుకుంటున్నాడు అడ్డుకుంటున్నాడు. దోచుకోడానికి కుట్రలు పన్నుతున్నాడు. <text:s/></text:p>
          </table:table-cell>
          <table:table-cell table:style-name="ce3" table:formula="of:=LEN([.A247])" office:value-type="float" office:value="123">
            <text:p>12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ప్పుడూ గడప దాటని మహిళలే వెన్నుదన్నుగా ఆరేళ్ల పిల్లాడి నుంచి 90 ఏళ్ల వృద్ధుడి వరకు భాగస్వాములై... నడిపిస్తున్న ఉద్యమం ఇది. </text:p>
          </table:table-cell>
          <table:table-cell table:style-name="ce3" table:formula="of:=LEN([.A248])" office:value-type="float" office:value="123">
            <text:p>12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ేషనల్ గ్రీన్‌ ట్రిబ్యునల్‌ కూడా నవంబరు 17, 2017న రాజధాని ముంపు ప్రాంతం కాదని, ఆహార భద్రతకి ముప్పు లేదని తేల్చి చెప్పింది. </text:p>
          </table:table-cell>
          <table:table-cell table:style-name="ce3" table:formula="of:=LEN([.A249])" office:value-type="float" office:value="123">
            <text:p>123</text:p>
          </table:table-cell>
          <table:table-cell table:number-columns-repeated="1022"/>
        </table:table-row>
        <table:table-row table:style-name="ro10">
          <table:table-cell table:style-name="ce2" office:value-type="string">
            <text:p>హైదరాబాద్ రింగ్ రోడ్డు చుట్టూ జగన్ గారికి, అనుచరులకు ఉన్న భూముల ధరలు పెంచుకునేందుకు అమరావతి ఇమేజీని డ్యామేజ్ చేస్తున్నారా? </text:p>
          </table:table-cell>
          <table:table-cell table:style-name="ce3" table:formula="of:=LEN([.A250])" office:value-type="float" office:value="123">
            <text:p>12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కోసం మరణించిన 100+ మందికి ఈ సందర్భంగా నివాళులు అర్పిస్తున్నా. వారి త్యాగాలు అజరామరం. వీరంతా చరిత్రలో నిలిచిపోతారు. <text:s/></text:p>
          </table:table-cell>
          <table:table-cell table:style-name="ce3" table:formula="of:=LEN([.A251])" office:value-type="float" office:value="124">
            <text:p>1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కాంట్రాక్ట్ పనులన్నీ నిలుపుదల చేయడం వల్ల 50 వేల మంది ఉపాధి కోల్పోయారు. కాంట్రాక్టర్లకు ప్రభుత్వంపై నమ్మకం సడలింది. <text:s/></text:p>
          </table:table-cell>
          <table:table-cell table:style-name="ce3" table:formula="of:=LEN([.A252])" office:value-type="float" office:value="124">
            <text:p>1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బోయే 100 సంవత్సరాలకు ప్రజావసరాలను దృష్టిలో పెట్టుకుని నిర్మించదలచిన అమరావతిని నాశనం చేయటానికి పాలకులకు మనసు ఎలా వచ్చింది. <text:s/></text:p>
          </table:table-cell>
          <table:table-cell table:style-name="ce3" table:formula="of:=LEN([.A253])" office:value-type="float" office:value="125">
            <text:p>12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హైదరాబాద్ బెంగళూరు చెన్నై నగరాలకు దీటుగా మనం రాజధాని నిర్మాణం చేయకపోతే పెట్టుబడులు ఎలా వస్తాయి.. ఆంధ్రుడా ఒక్కసారి ఆలోచించు. </text:p>
          </table:table-cell>
          <table:table-cell table:style-name="ce3" table:formula="of:=LEN([.A254])" office:value-type="float" office:value="125">
            <text:p>12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జైఅమరావతి రాజ్యాంగాన్ని ప్రభుత్వం ను నమ్మి తమ జీవనాధారమైన భుామిని ఆంధ్రప్రదేశ్ రాజధాని కోసం త్యాగం చేయటమే రైతులు చేసిన తప్పా. </text:p>
          </table:table-cell>
          <table:table-cell table:style-name="ce3" table:formula="of:=LEN([.A255])" office:value-type="float" office:value="126">
            <text:p>12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ెలంగాణ బడ్జెట్‌లో 60 శాతం ఆదాయం, 9 ప్రత్యేక నగరాల నిర్మాణం జరిగితే ఏపీ బడ్జెట్ కి 60 శాతం ఆదాయం అమరావతి నుంచి వచ్చి ఉండేది. <text:s/></text:p>
          </table:table-cell>
          <table:table-cell table:style-name="ce3" table:formula="of:=LEN([.A256])" office:value-type="float" office:value="126">
            <text:p>12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ా రాజధాని అమరావతి ఉపాధి కల్పన–సంపద సృష్టి–పేదరిక నిర్మూలన కోసం స్వచ్ఛందంగా భూములిచ్చిన రైతుల త్యాగం రాష్ట్రాభివృద్ధి కోసం </text:p>
          </table:table-cell>
          <table:table-cell table:style-name="ce3" table:formula="of:=LEN([.A257])" office:value-type="float" office:value="126">
            <text:p>12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సీఆర్డీయే రద్దు బిల్లు కోసమే అసెంబ్లీ సమావేశాలు నిర్వహించారు. మండలి రద్దుకు పూనుకున్నారు. మంత్రులు ఉన్మాదుల్లా ప్రవర్తించారు. <text:s/></text:p>
          </table:table-cell>
          <table:table-cell table:style-name="ce3" table:formula="of:=LEN([.A258])" office:value-type="float" office:value="127">
            <text:p>12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 జిల్లాల చిన్న రాష్ట్రానికి మూడు రాజధానులు అవసరం లేదు. అభివృద్ధి చెందుదాం అని ఆశతో భూములు ఇచ్చిన రైతుల పొట్ట కొట్టొద్దు జగన్. </text:p>
          </table:table-cell>
          <table:table-cell table:style-name="ce3" table:formula="of:=LEN([.A259])" office:value-type="float" office:value="128">
            <text:p>128</text:p>
          </table:table-cell>
          <table:table-cell table:number-columns-repeated="1022"/>
        </table:table-row>
        <table:table-row table:style-name="ro11">
          <table:table-cell table:style-name="ce2" office:value-type="string">
            <text:p>YSRCP ప్రభుత్వము <text:s/>రైతుల కడుపు మీద కొట్టి వాళ్ళ కళ్ళల్లో ఆగని కన్నీళ్లను మిగిల్చి అన్నదాత ని , రాజధానిని నడిరోడ్డుమీద నిలిపింది <text:s/></text:p>
          </table:table-cell>
          <table:table-cell table:style-name="ce3" table:formula="of:=LEN([.A260])" office:value-type="float" office:value="128">
            <text:p>12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ెలుగువారి అభిరుద్ది చూసి తట్టుకోలేని జగన్ రెడ్డి రాజధాని పనులు ఆపేసాడు. <text:s/>మన ఆత్మగౌరవ ప్రతీక అయిన రాజధానిని కాపాడుకుందాం, రండి <text:s/></text:p>
          </table:table-cell>
          <table:table-cell table:style-name="ce3" table:formula="of:=LEN([.A261])" office:value-type="float" office:value="128">
            <text:p>12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ుకార్లు పుట్టించి ప్రజలని మభ్యపెట్టడం మాని మన రాజధానిని ఎలా ముందుకు నడిపిస్తారో ప్రభుత్వం శ్వేత పత్రం విడుదల చేసి తెలియజేయాలి. </text:p>
          </table:table-cell>
          <table:table-cell table:style-name="ce3" table:formula="of:=LEN([.A262])" office:value-type="float" office:value="128">
            <text:p>12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తి ఆంధ్రుడి కసి ఆంధ్ర రాజధాని అమరావతి నిర్మాణము. తెలుగువారి అభిరుద్ది చూసి తట్టుకోలేని జగన్ రెడ్డి రాజధాని పనులు ఆపేసాడు. <text:s text:c="3"/></text:p>
          </table:table-cell>
          <table:table-cell table:style-name="ce3" table:formula="of:=LEN([.A263])" office:value-type="float" office:value="128">
            <text:p>12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విశాఖ ప్రజలు రాజధాని కావాలని కోరలేదు. రాజధాని పేరుతో జగన్ ముఠా విశాఖలో తిష్ట వేసి భూములు కాజేస్తున్నారని వారంతా భయపడుతున్నారు. <text:s/></text:p>
          </table:table-cell>
          <table:table-cell table:style-name="ce3" table:formula="of:=LEN([.A264])" office:value-type="float" office:value="128">
            <text:p>128</text:p>
          </table:table-cell>
          <table:table-cell table:number-columns-repeated="1022"/>
        </table:table-row>
        <table:table-row table:style-name="ro12">
          <table:table-cell table:style-name="ce2" office:value-type="string">
            <text:p>29 గ్రామాలలో ఇళ్లు లేని పేదలకు నిర్మించిన 5,024 ఫ్లాట్లు నిర్మించినారు . సీడ్ యాక్సెస్ రోడ్డులోపాటు 34 రోడ్ల నిర్మాణం జరిగింది. <text:s/></text:p>
          </table:table-cell>
          <table:table-cell table:style-name="ce3" table:formula="of:=LEN([.A265])" office:value-type="float" office:value="129">
            <text:p>129</text:p>
          </table:table-cell>
          <table:table-cell table:number-columns-repeated="1022"/>
        </table:table-row>
        <table:table-row table:style-name="ro13">
          <table:table-cell table:style-name="ce2" office:value-type="string">
            <text:p>అమరావతి నే రాజధాని ఎందుకంటే.. రెండు రైల్వే డివిజన్లు ఉన్నాయి.. గుంటూరు డివిజన్, విజయవాడ డివిజన్. ప్రజలకు చాలా సౌకర్యంగా ఉంటుంది. </text:p>
          </table:table-cell>
          <table:table-cell table:style-name="ce3" table:formula="of:=LEN([.A266])" office:value-type="float" office:value="129">
            <text:p>12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ుట్ర‌లు, కుతంత్రాలు తో పాలకులు దండెత్తి వ‌స్తే అమరావతి రైతులు అందరు ఏక‌తాటిపై నిలిచి అమరావతి కోసం మేమున్నామంటూ <text:s/>పోరాడుతున్నారు <text:s/></text:p>
          </table:table-cell>
          <table:table-cell table:style-name="ce3" table:formula="of:=LEN([.A267])" office:value-type="float" office:value="129">
            <text:p>12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వేల ఎకరాలలో శంషాబాద్ అంతర్జాతీయ విమానాశ్రయం, అమరావతి రాజధానికి 2వేల ఎకరాలు చాలని, ఇప్పుడు <text:s/>వైసీపీ చేస్తున్న వాదన అర్ధరహితం కాదా? </text:p>
          </table:table-cell>
          <table:table-cell table:style-name="ce3" table:formula="of:=LEN([.A268])" office:value-type="float" office:value="130">
            <text:p>13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varamakrishnan Report: డిస్ట్రిక్ట్ సూటబుల్ ఇండెక్స్, ప్రజాభిప్రాయం ప్రకారం <text:s/>కృష్ణా- గుంటూరు ప్రాంతానికి మొదటి స్థానం ఇచ్చారు. <text:s/></text:p>
          </table:table-cell>
          <table:table-cell table:style-name="ce3" table:formula="of:=LEN([.A269])" office:value-type="float" office:value="130">
            <text:p>13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న్ని జిల్లాలకు దగ్గరగా.. ప్రజలకు అనుగుణంగా.. రాష్ట్రంలో ఎక్కడ ఉన్న 4 గంటల్లో అమరావతి చేరుకునేలా రాజధానిగా అమరావతిని రూపొందించారు </text:p>
          </table:table-cell>
          <table:table-cell table:style-name="ce3" table:formula="of:=LEN([.A270])" office:value-type="float" office:value="130">
            <text:p>130</text:p>
          </table:table-cell>
          <table:table-cell table:number-columns-repeated="1022"/>
        </table:table-row>
        <table:table-row table:style-name="ro10">
          <table:table-cell table:style-name="ce2" office:value-type="string">
            <text:p>మీరు చేయగలిగితే ఇన్సైడర్ ట్రేడింగ్ చేసినవారిని అరెస్ట్ చేయండి. ఆ భూములను వేనకి తీసుకోండి. అంతేగానీ అమాయక రైతుల పై కక్ష సాదించకండీ </text:p>
          </table:table-cell>
          <table:table-cell table:style-name="ce3" table:formula="of:=LEN([.A271])" office:value-type="float" office:value="130">
            <text:p>130</text:p>
          </table:table-cell>
          <table:table-cell table:number-columns-repeated="1022"/>
        </table:table-row>
        <table:table-row table:style-name="ro11">
          <table:table-cell table:style-name="ce2" office:value-type="string">
            <text:p>రంగురంగుల ముగ్గులతో కళకళలాడాల్సిన రైతుల ముంగిళ్ళు <text:s/>ఖాకీ కవాతులతో దుమ్ము పట్టి దీనంగా చూస్తున్నాయి .. అమరావతికై ఎదురుచూస్తున్నాయి. </text:p>
          </table:table-cell>
          <table:table-cell table:style-name="ce3" table:formula="of:=LEN([.A272])" office:value-type="float" office:value="130">
            <text:p>13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-6 సం.గా amaravati నుండి పాలన సాగిస్తూ, Capital మార్పు, CRDA రద్దు బిల్లులను 1కి 2సార్లు ఆమోదించడమంటే రైతులకు వెన్నుపోటు పొడవడమే <text:s/></text:p>
          </table:table-cell>
          <table:table-cell table:style-name="ce3" table:formula="of:=LEN([.A273])" office:value-type="float" office:value="131">
            <text:p>13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ప్రాంతంలో గట్టిదనం లేదని, నిర్మాణ వ్యయం చాలా ఎక్కువగా ఉంటుందని ఐఐటీ మద్రాస్ నివేదిక ఇచ్చినట్లు వైకాపా దుష్ప్రచారం చేసింది. </text:p>
          </table:table-cell>
          <table:table-cell table:style-name="ce3" table:formula="of:=LEN([.A274])" office:value-type="float" office:value="131">
            <text:p>13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హిళలు అంటే గౌరవం లేని ప్రభుత్వం.@ysjagan మా భవిష్యత్తు కోసం మా తల్లిదండ్రులు ఇచ్చిన భూములనుఅభివృద్ధి చేయాలి .మా భూములే మా ఆభరణాలు </text:p>
          </table:table-cell>
          <table:table-cell table:style-name="ce3" table:formula="of:=LEN([.A275])" office:value-type="float" office:value="131">
            <text:p>13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స్వచ్ఛందంగా ప్రభుత్వానికి ఖర్చు లేకుండా ఇంత భూమిని ఇలా సమీకరించవచ్చని చంద్రబాబు నాయుడు గారు వినూత్న ప్రయోగం చేసి విజయం సాధించారు. <text:s/></text:p>
          </table:table-cell>
          <table:table-cell table:style-name="ce3" table:formula="of:=LEN([.A276])" office:value-type="float" office:value="131">
            <text:p>131</text:p>
          </table:table-cell>
          <table:table-cell table:number-columns-repeated="1022"/>
        </table:table-row>
        <table:table-row table:style-name="ro11">
          <table:table-cell table:style-name="ce2" office:value-type="string">
            <text:p><text:s/>రాజధాని అమరావతిపై ప్రభుత్వం మౌనం వీడేదాకా పోరాటం చెయ్యాలి. అమరావతి అంటే కేవలం ఒక స్థలం కాదు ఆంధ్రుల ఆత్మా గౌరవం అని తెలియజేయాలి. <text:s text:c="2"/></text:p>
          </table:table-cell>
          <table:table-cell table:style-name="ce3" table:formula="of:=LEN([.A277])" office:value-type="float" office:value="132">
            <text:p>1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maravati city is built on 217 square kilometres (84 sq mi) of riverfront designed to have 51% green space and 10% of water bodies <text:s/></text:p>
          </table:table-cell>
          <table:table-cell table:style-name="ce3" table:formula="of:=LEN([.A278])" office:value-type="float" office:value="132">
            <text:p>1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ాడికొండ, వేమూరు, ప్రత్తిపాడు, తిరువూరు, నందిగామ, పామర్రు 6 ఎస్సీ నియోజకవర్గాల మధ్యలో, రాష్ట్రం నడిబొడ్డున, నదీ తీరాన రాజధాని ఉంది. </text:p>
          </table:table-cell>
          <table:table-cell table:style-name="ce3" table:formula="of:=LEN([.A279])" office:value-type="float" office:value="132">
            <text:p>1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ా రాజధాని అమరావతి అని గర్వంగా చెప్పుకునే స్థాయి నుంచి "నాకు రాజధాని లేదు" అని చెప్పాల్సిన స్థాయి కి దిగజారిపోయాం కేవలం ఒక్కడి వల్ల </text:p>
          </table:table-cell>
          <table:table-cell table:style-name="ce3" table:formula="of:=LEN([.A280])" office:value-type="float" office:value="132">
            <text:p>1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ేటి బాలలే రేపటి పౌరులు పెద్దలు భూములు ఇచ్చారు, వంచించ పడినారు. ఈ బాలల భవిష్యత్తు ప్రధాని గారే పరిష్కారించాలి. వారికి న్యాయం చేయాలి </text:p>
          </table:table-cell>
          <table:table-cell table:style-name="ce3" table:formula="of:=LEN([.A281])" office:value-type="float" office:value="132">
            <text:p>1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సంక్రాతి శోభతో వినబడే అంబారావాల స్థానంలో మాకొద్దీ నియంత పాలన అని రైతుల హాహాకారాలు వినిపిస్తున్నాయి రాజధాని ఉద్యమంలో ఉరకలేస్తున్నాయి </text:p>
          </table:table-cell>
          <table:table-cell table:style-name="ce3" table:formula="of:=LEN([.A282])" office:value-type="float" office:value="132">
            <text:p>132</text:p>
          </table:table-cell>
          <table:table-cell table:number-columns-repeated="1022"/>
        </table:table-row>
        <table:table-row table:style-name="ro14">
          <table:table-cell table:style-name="ce2" office:value-type="string">
            <text:p>తాజ్మహల్ కోసం రాళ్ళెత్తిన కూలీల చేతులు నరికారంటే ఏమో అనుకున్నాం కానీ, ఆ షాజహాన్, తుగ్లగ్ ల బావజాలం నేటి పాలకులలో ఉండొద్దని ఆశిద్దాం. </text:p>
          </table:table-cell>
          <table:table-cell table:style-name="ce3" table:formula="of:=LEN([.A283])" office:value-type="float" office:value="133">
            <text:p>133</text:p>
          </table:table-cell>
          <table:table-cell table:number-columns-repeated="1022"/>
        </table:table-row>
        <table:table-row table:style-name="ro7">
          <table:table-cell table:style-name="ce2" office:value-type="string">
            <text:p>తాడికొండ, వేమూరు, ప్రత్తిపాడు, తిరువూరు, నందిగామ, పామర్రు 6 ఎస్సీ నియోజకవర్గాల మధ్యలో, రాష్ట్రం నడిబొడ్డున, నదీ తీరాన రాజధాని ఉంది. <text:s/></text:p>
          </table:table-cell>
          <table:table-cell table:style-name="ce3" table:formula="of:=LEN([.A284])" office:value-type="float" office:value="133">
            <text:p>133</text:p>
          </table:table-cell>
          <table:table-cell table:number-columns-repeated="1022"/>
        </table:table-row>
        <table:table-row table:style-name="ro15">
          <table:table-cell table:style-name="ce2" office:value-type="string">
            <text:p>భారత ప్రధాని నరేంద్రమోడి ఉద్దండరాయునిపాలెంలో రాజధాని నగర నిర్మాణానికి 2015 అక్టోబరు 22న విజయదశమి నాడు శిలాన్యాసం (శంకుస్థాపన) చేసారు </text:p>
          </table:table-cell>
          <table:table-cell table:style-name="ce3" table:formula="of:=LEN([.A285])" office:value-type="float" office:value="133">
            <text:p>1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ష్ట్ర అభివృద్ధికి అన్ని వనరులు వున్న ప్రాంతం అందుకే ప్రభుత్వం అమరావతి ప్రాంతాన్ని రాజధానిగా ఎన్నుకుంది. 13 జిల్లాలకు మధ్య ప్రాంతం. </text:p>
          </table:table-cell>
          <table:table-cell table:style-name="ce3" table:formula="of:=LEN([.A286])" office:value-type="float" office:value="133">
            <text:p>1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ఆర్థిక నగరంగా అభివృద్ధి చెంది ప్రభుత్వానికి ఆదాయ మార్గాలను ఏర్పాటు చేస్తుంది. 13 జిల్లాల యువతకు ఉద్యోగాలు కల్పించగలుగుతుంది. <text:s/></text:p>
          </table:table-cell>
          <table:table-cell table:style-name="ce3" table:formula="of:=LEN([.A287])" office:value-type="float" office:value="134">
            <text:p>134</text:p>
          </table:table-cell>
          <table:table-cell table:number-columns-repeated="1022"/>
        </table:table-row>
        <table:table-row table:style-name="ro10">
          <table:table-cell table:style-name="ce2" office:value-type="string">
            <text:p>అమరావతి సెల్ఫ్ ఫైనాన్స్ ప్రాజెక్ట్. రాజధాని అంటే ఒక్క పాలనా కేంద్రమే కాదు.. ఆర్థిక సముపార్జనకు, సేవారంగానికి ఉపాధి అవకాశాలకు నిలయం. <text:s text:c="2"/></text:p>
          </table:table-cell>
          <table:table-cell table:style-name="ce3" table:formula="of:=LEN([.A288])" office:value-type="float" office:value="134">
            <text:p>13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లో అభివృద్ధి పనులన్నీ ఆపేసి రైతులు ఇచ్చిన భూములను ఇళ్ల స్థలాలకు ఎలా కేటాయిస్తారని, చట్ట విరుద్ధమని హైకోర్టుకూడా తప్పుబట్టింది. </text:p>
          </table:table-cell>
          <table:table-cell table:style-name="ce3" table:formula="of:=LEN([.A289])" office:value-type="float" office:value="134">
            <text:p>13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అజరామరణం , అమరావతి మరణం లేనిదీ , అమరావతి ప్రజల రాజధాని , అమరావతి భావితరాల రాజధాని, పాలకులు మారుతూ ఉంటారు కానీ రాజధాని మారకూడదు </text:p>
          </table:table-cell>
          <table:table-cell table:style-name="ce3" table:formula="of:=LEN([.A290])" office:value-type="float" office:value="135">
            <text:p>135</text:p>
          </table:table-cell>
          <table:table-cell table:number-columns-repeated="1022"/>
        </table:table-row>
        <table:table-row table:style-name="ro10">
          <table:table-cell table:style-name="ce2" office:value-type="string">
            <text:p>కేపిటల్‌ సిటీ, క్యాపిటల్‌ రీజియన్‌ కాన్సెప్ట్‌, సీడ్‌ క్యాపిటల్‌ ఏరియాలుగా విభజించి సింగపూర్‌ ప్రభుత్వం మాస్టర్‌ ప్లాన్‌ని అందజేసింది <text:s/></text:p>
          </table:table-cell>
          <table:table-cell table:style-name="ce3" table:formula="of:=LEN([.A291])" office:value-type="float" office:value="135">
            <text:p>13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కోసం భూమి త్యాగం చేసిన రైతులకు ఆనాటి ప్రభుత్వం కొత్త బట్టలు పెట్టి గౌరవం ఇచ్చింది ...ఇప్పుడు ప్రభుత్వం లాఠీ తో గౌరవం ఇచ్చింది. </text:p>
          </table:table-cell>
          <table:table-cell table:style-name="ce3" table:formula="of:=LEN([.A292])" office:value-type="float" office:value="135">
            <text:p>13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కోసం మహాత్ముడి సాక్షిగా <text:s/>శాంతియుతంగాకడవరకు ఉద్యమం సాగిస్తాం! అమరానతిని సాధించి తీరుతాం! అమరానతి కొనసాగింపు అభివృద్ది మా లక్ష్మం </text:p>
          </table:table-cell>
          <table:table-cell table:style-name="ce3" table:formula="of:=LEN([.A293])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ని 9 ఉపనగరాలుగా విభజించి ఆ గ్రామాల పూర్వ చరిత్ర, వాటి వైభవం, సంస్కృతి సంప్రదాయాలకు అనుగుణంగా నిర్మాణాల డిజైన్లను రూపొందించారు. <text:s text:c="2"/></text:p>
          </table:table-cell>
          <table:table-cell table:style-name="ce3" table:formula="of:=LEN([.A294])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ర్ధిక నగరానికి 5,168, మీడియా నగరానికి 5,107, క్రీడల నగరానికి 4,150, న్యాయనగరానికి 3,438, పరిపాలన నగరానికి 2,702 ఎకరాలు కేటాయించారు. <text:s text:c="3"/></text:p>
          </table:table-cell>
          <table:table-cell table:style-name="ce3" table:formula="of:=LEN([.A295])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ఇలా అన్ని వనరులు పుష్టిగా ఉన్న ప్రాంతాన్ని కులతత్వం, ప్రాంతీయతత్వం అంటగట్టి. ప్రజలను రెచ్చగొట్టడం అంటే రాష్ట్ర ఆదాయానికి గండి కొట్టడమే. </text:p>
          </table:table-cell>
          <table:table-cell table:style-name="ce3" table:formula="of:=LEN([.A296])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రకట్టలు, గట్లు ఏర్పాటు వల్ల రాజధాని ప్రాంతానికి వరద ముప్పు లేదు. <text:s/>ఈ ప్రాంతాన్ని వరద ముంపు ప్రాంతంగా పేర్కొనడానికి వీల్లేదు (పేరా. 77) <text:s/></text:p>
          </table:table-cell>
          <table:table-cell table:style-name="ce3" table:formula="of:=LEN([.A297])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ేల కందని వాన చేతికందని పంట ఆకలి తో ఉన్న కడుపు కు లొంగని రైతు నేడు మీ రాజకీయ చదరంగం లో తడబడుతున్నాడు ఆసరా కోసం ఆశగా ఎదురు చుాస్తున్నాడు </text:p>
          </table:table-cell>
          <table:table-cell table:style-name="ce3" table:formula="of:=LEN([.A298])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లో తాగునీటి అవసరాల కోసం రూ.745.65 కోట్లతో నిర్మించనున్న నీటి శుద్ధి కేంద్రానికి చంద్రబాబు ప్లాన్ చేస్తే జగన్ అడ్డుకుంటున్నాడు. <text:s text:c="3"/></text:p>
          </table:table-cell>
          <table:table-cell table:style-name="ce3" table:formula="of:=LEN([.A299])" office:value-type="float" office:value="137">
            <text:p>13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ప్రదేశ్ పరిపాలనా భవన సముదాయానికి 2016 అక్టోబరు 28 వ తేదిన అప్పటి కేంద్ర పట్టణాభివృధ్ది మంత్రి, ఎం. వెంకయ్య నాయుడు శంకుస్థాపన చేసారు </text:p>
          </table:table-cell>
          <table:table-cell table:style-name="ce3" table:formula="of:=LEN([.A300])" office:value-type="float" office:value="137">
            <text:p>13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ిరుపతి వెంకన్న సాక్షి గా ఢిల్లీ కి మించిన రాజదాని ఇస్తాను అన్న @narendramodi గారు దయచేసి భూములు ఇచ్చిన రైతులకు మద్దతు గా న్యాయం చేయండి. </text:p>
          </table:table-cell>
          <table:table-cell table:style-name="ce3" table:formula="of:=LEN([.A301])" office:value-type="float" office:value="137">
            <text:p>13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లో ఒక్క ఇటుక వేయలేదన్నారు. ఒక్క శాశ్వత కట్టడం లేదని దుష్ప్రచారం చేశారు. ఒక సామాజికవర్గం రాజధాని అంటూ ప్రజలను పక్కదారి పట్టించారు. </text:p>
          </table:table-cell>
          <table:table-cell table:style-name="ce3" table:formula="of:=LEN([.A302])" office:value-type="float" office:value="137">
            <text:p>13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 రాజ్యం అని చెప్పుకునే పాలనలో రైతుల రక్షనకు చర్యలు ఏవి? వారి శ్రమకు భరోసా ఎక్కడ? రైతు రాజ్యమే రామరాజ్యం అని ఎన్నికలప్పుడు నినాదమేనా? </text:p>
          </table:table-cell>
          <table:table-cell table:style-name="ce3" table:formula="of:=LEN([.A303])" office:value-type="float" office:value="137">
            <text:p>13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శాస్త్రీయంగా, అన్యాయంగా జరిగిన రాష్ట్ర విభజన.. రాజధాని లేకుండా, రాజధాని ఎక్కడో చెప్పకుండా కట్టుబట్టలతో మనల్ని నడిరోడ్డుపైకి నెట్టింది. <text:s text:c="2"/></text:p>
          </table:table-cell>
          <table:table-cell table:style-name="ce3" table:formula="of:=LEN([.A304])"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స్‌ఆర్‌ఎం విశ్వవిద్యాలయం, ఆంధ్రప్రదేశ్, వెల్లూరు ఇన్స్టిట్యూట్ ఆఫ్ టెక్నాలజీ (వీటీ- ఎపి) అమరావతిలోని క్యాంపస్‌లలో తరగతులను ప్రారంభించాయి </text:p>
          </table:table-cell>
          <table:table-cell table:style-name="ce3" table:formula="of:=LEN([.A305])"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తి ఇటుక చెబుతుంది, ప్రతి చెట్టు చెబుతుంది అక్కడి గాలి చెబుతుంది, అక్కడి నిశ్శబ్దం చెబుతుంది అమరావతికి జగన్ రెడ్డి చేసిన అన్యాయం ఏంటో ! </text:p>
          </table:table-cell>
          <table:table-cell table:style-name="ce3" table:formula="of:=LEN([.A306])"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అమరావతిపై వైయస్ జగన్ మౌనం వీడేదాకా పోరాటం చెయ్యాలి. అమరావతి అంటే కేవలం ఒక స్థలం కాదు ఆంధ్రుల ఆత్మా గౌరవం అని మరోసారి తెలియజేయాలి. </text:p>
          </table:table-cell>
          <table:table-cell table:style-name="ce3" table:formula="of:=LEN([.A307])"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ప్రజలు మీకు ఓట్లు వేసి గెలిపించినప్పుడు లేని కులం గెలిచిన తరువాత గుర్తుకు వచ్చిందా. పాలకులు దిగి వచ్చే వరకు నా పోరాటం ఆగదు, అమరావతి కదలదు </text:p>
          </table:table-cell>
          <table:table-cell table:style-name="ce3" table:formula="of:=LEN([.A308])" office:value-type="float" office:value="139">
            <text:p>13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ృత విశ్వవిద్యాలయం, అమిటీ, ఇండోర్-యుకె ఇన్స్టిట్యూట్ ఆఫ్ హెల్త్ (IUIH) కింగ్స్ కాలేజ్, లండన్ సహకారంతో ఇతరులు వారి క్యాంపస్ ఏర్పాటు చేసారు </text:p>
          </table:table-cell>
          <table:table-cell table:style-name="ce3" table:formula="of:=LEN([.A309])" office:value-type="float" office:value="139">
            <text:p>13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ేశంలో ఆరు దశాబ్దాల తర్వాత ఒక అద్భుతమైన గ్రీన్ఫీల్డ్ రాజధాని ఏర్పడే అవకాశాలను కాలరాస్తూ జగన్ మూడు రాజధానుల తుగ్లక్ నిర్ణయం.. జాతీయ విషాదం. </text:p>
          </table:table-cell>
          <table:table-cell table:style-name="ce3" table:formula="of:=LEN([.A310])" office:value-type="float" office:value="139">
            <text:p>13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fter Jagan Reddy become CM, Twenty thousand workers have left Amaravati, according to localite, who had opened a supermarket at Tulluru. <text:s text:c="2"/></text:p>
          </table:table-cell>
          <table:table-cell table:style-name="ce3" table:formula="of:=LEN([.A311])" office:value-type="float" office:value="140">
            <text:p>14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అంటే 29 గ్రామాల సమస్య కాదు..అమరావతిని మారిస్తే, రాష్ట్రానికి గొప్ప రాజధాని కడతారు అని ఎదురు చూసిన 5 కోట్ల ఆంధ్రులను #మోసం చేయడమే. . </text:p>
          </table:table-cell>
          <table:table-cell table:style-name="ce3" table:formula="of:=LEN([.A312])" office:value-type="float" office:value="140">
            <text:p>14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ప్పుడు అమరావతి అంటే ఒక బ్రాండ్ గా నిలబెట్టారు చంద్రబాబు. చెయ్యడానికి ఏమీ చేతకాక ఆ అమరావతిని ముంచుతున్నాడు ప్రస్తుత పాలకుడు. అందుకే ఈ ఉద్యమం </text:p>
          </table:table-cell>
          <table:table-cell table:style-name="ce3" table:formula="of:=LEN([.A313])" office:value-type="float" office:value="141">
            <text:p>14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ేను పుట్టిన నేల , నా ఊరు రైతన్న ఇవాళ ఇబ్బందిలో ఉన్నాడు. వాళ్లకి మద్దతుగా జులై మూడోవ తారీఖున కొవ్వొత్తులతో నిరసన తెలుపుతున్నాము. జై అమరావతి <text:s/></text:p>
          </table:table-cell>
          <table:table-cell table:style-name="ce3" table:formula="of:=LEN([.A314])" office:value-type="float" office:value="141">
            <text:p>14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ారత దేశ ఖ్యాతిని, తెలుగు జాతి చరితను ప్ర‌పంచం ద‌శ‌దిశ‌లా వ్యాప్తి చేస్తూ న‌వ్యాంధ్ర అభివృద్ధి కోసం అమరావతి ప్రాంతాన్ని రాజధానిగా ఎన్నుకుంది </text:p>
          </table:table-cell>
          <table:table-cell table:style-name="ce3" table:formula="of:=LEN([.A315])" office:value-type="float" office:value="141">
            <text:p>14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ీరు చేయగలిగితే ఇన్సైడర్ ట్రేడింగ్ చేసినవారిని అరెస్ట్ చేయండి.ఆ భూములను వేనకి తీసుకోండి.అంతేగానీ అమాయక అమరావతి ఉద్యమ రైతుల పై కక్ష సాదించకండీ </text:p>
          </table:table-cell>
          <table:table-cell table:style-name="ce3" table:formula="of:=LEN([.A316])" office:value-type="float" office:value="142">
            <text:p>14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గ్రామాలలో భూమిలేని నిరుపేదలకు ఇళ్ల కేటాయింపుల కోసం బహుళ అంతస్థుల భవనాల నిర్మాణం. జగన్ రెడ్డి పనులు ఆపేసాడు పేదవాళ్ల కడుపు కొట్టాడు. <text:s text:c="2"/></text:p>
          </table:table-cell>
          <table:table-cell table:style-name="ce3" table:formula="of:=LEN([.A317])" office:value-type="float" office:value="142">
            <text:p>14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హైదరాబాద్ ఆదాయంతోనే తెలంగాణ జిల్లాల అభివృద్ధి జరగడం మనం చూస్తూనే ఉన్నాం. వికేంద్రీకరణ పేరుతో వైసీపీ వికేంద్రీకరణకు నిధులు లేకుండా చేస్తోంది. <text:s/></text:p>
          </table:table-cell>
          <table:table-cell table:style-name="ce3" table:formula="of:=LEN([.A318])" office:value-type="float" office:value="142">
            <text:p>14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 never asked to bring capital..its the government who came forward took lands constructed roads, buildings and now taking back capital city <text:s/></text:p>
          </table:table-cell>
          <table:table-cell table:style-name="ce3" table:formula="of:=LEN([.A319])" office:value-type="float" office:value="143">
            <text:p>14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వ్యాంధ్రప్రదేశ్ మొట్టమొదటి ముఖ్యమంత్రి నారా చంద్రబాబు నాయుడు గారికి అమరావతి రైతులు స్వచ్ఛందంగా భూములు ఇచ్చి నవ్యాంధ్రకు రూపురేఖలను తెచ్చారు, <text:s/></text:p>
          </table:table-cell>
          <table:table-cell table:style-name="ce3" table:formula="of:=LEN([.A320])" office:value-type="float" office:value="143">
            <text:p>14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నులు లేవు.. కౌలు ఇవ్వరు... బతికేది ఎట్లా?? విలువలతో కూడిన పాలన చేయకపోతే పరాభవమే... అమరావతి రైతుల ఆవేదన.కొనసాగుతున్న రాజధాని ప్రజల ఆందోళనలు... </text:p>
          </table:table-cell>
          <table:table-cell table:style-name="ce3" table:formula="of:=LEN([.A321])" office:value-type="float" office:value="143">
            <text:p>14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ూడు రాజధానులు ప్రపంచంలో ఎక్కడా లేవు. అమరావతిని, ఆంధ్రప్రదేశ్ ను కాపాడుకోవడం ఇప్పుడు మన తక్షణ కర్తవ్యం. జగన్ విధానాలను ప్రతిఒక్కరు ఖండించాలి. <text:s/></text:p>
          </table:table-cell>
          <table:table-cell table:style-name="ce3" table:formula="of:=LEN([.A322])" office:value-type="float" office:value="143">
            <text:p>14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ఆమరావతి రైతుల ధర్మపోరాటాన్ని గుర్తించి సత్వరమే న్యాయం జరిగే విధంగా తగు చర్యలు తీసుకుంటారని గౌరవనీయులైన ప్రధాని మోదీ గారిని అభ్యర్థిస్తున్నాము. </text:p>
          </table:table-cell>
          <table:table-cell table:style-name="ce3" table:formula="of:=LEN([.A323])" office:value-type="float" office:value="144">
            <text:p>144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కులాలు, ప్రాంతాల మధ్య చిచ్చుపెడుతున్నారు. అమరావతి పరిధిలో ఎస్సీ, బీసీ, మైనార్టీలు 70 శాతం పైనే ఉన్నారు. 29 పంచాయతీల్లో కాపులు గణనీయంగా ఉన్నారు. </text:p>
          </table:table-cell>
          <table:table-cell table:style-name="ce3" table:formula="of:=LEN([.A324])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విత్రమైన విజయదశమి రోజున ప్రధాని నరేంద్ర మోడీ గారి చేతుల మీద ప్రారంభమైన అమరావతి. నేడు రైతులు ఉద్యమాలతో.. పోలీసుల లాఠీ దెబ్బలు తో సాగడం బాధాకరం. </text:p>
          </table:table-cell>
          <table:table-cell table:style-name="ce3" table:formula="of:=LEN([.A325])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విద్య,వైద్యం, ఉపాది ఇదే చంద్రబాబుగారి లక్యం, ఆ ఆలోచపతోనే SRMవిశ్వవిద్యాలయం స్దాపన, ఇతరరాష్టాలు పోయి చదవకుండా మన అమరావతిలోనే ఉన్నది, జై అమరావతి. </text:p>
          </table:table-cell>
          <table:table-cell table:style-name="ce3" table:formula="of:=LEN([.A326])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రాష్ట్ర ప్రయోజనాలను ఆలోచించి, తెలుగువారి ప్రయోజనాలను కాపాడటం కోసం, మెజారిటీ ఒపినియన్ ప్రకారం విజయవాడ పరిసరాల్లో ఈ రాజధాని రావాలని నిర్ణయించారు <text:s/></text:p>
          </table:table-cell>
          <table:table-cell table:style-name="ce3" table:formula="of:=LEN([.A327])" office:value-type="float" office:value="145">
            <text:p>14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నాడు వ్యవసాయం చేస్తూ గొప్పగా బ్రతికిన అమరావతి రైతు. ఈనాడు ప్రభుత్వం #ఆడుకోకుండా #ఆదుకుంటది అని ఆశగా ఎదురుచూస్తూ దినదిన గండంలా భ్రతుకుతున్నాడు.. </text:p>
          </table:table-cell>
          <table:table-cell table:style-name="ce3" table:formula="of:=LEN([.A328])" office:value-type="float" office:value="145">
            <text:p>14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ులాలు, ప్రాంతాల మధ్య చిచ్చుపెడుతున్నారు. అమరావతి పరిధిలో ఎస్సీ, బీసీ, మైనార్టీలు 70 శాతం పైనే ఉన్నారు. 29 పంచాయతీల్లో కాపులు గణనీయంగా ఉన్నారు. <text:s/></text:p>
          </table:table-cell>
          <table:table-cell table:style-name="ce3" table:formula="of:=LEN([.A329])" office:value-type="float" office:value="145">
            <text:p>14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ా రాజధాని అమరావతి ప్రాంతం ఉపాధికి చిరునామాగా మారింది. కార్మికుల అభిరుద్ది చూసి తట్టుకోలేని జగన్ రెడ్డి ఆ పనులు ఆపి వాళ్ళ కడుపు కొట్టాడు. <text:s text:c="4"/></text:p>
          </table:table-cell>
          <table:table-cell table:style-name="ce3" table:formula="of:=LEN([.A330])" office:value-type="float" office:value="145">
            <text:p>14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 నినాదం అమరావతి. మా సంకల్పం అమరావతి. 5 కోట్ల ఆంధ్రుల హక్కు అమరావతి. న్యాయం మాకున్న బలం. గాంధేయమార్గం మా పోరాటం. అమరులైన వదలం అమరావతి సాధిస్తాం </text:p>
          </table:table-cell>
          <table:table-cell table:style-name="ce3" table:formula="of:=LEN([.A331])" office:value-type="float" office:value="145">
            <text:p>14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లుపెరుగని పోరాటం, 5కోట్ల మంది ప్రజలకోసం చేసే ఈ దీక్ష ఆంధ్ర చరిత్రలో చీర స్థాయిగా నిలిచిపోతుంది... మీకు మా అండ ఎప్పుడు తోడుగా ఉంటుంది. #జైఅమరావతి </text:p>
          </table:table-cell>
          <table:table-cell table:style-name="ce3" table:formula="of:=LEN([.A332])" office:value-type="float" office:value="146">
            <text:p>14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స్సీ, ఎస్టీ, మైనారిటీ, బీసీ అన్న తేడాలు లేకుండా... 29 గ్రామాల్లోని 29,881 రైతు కుటుంబాలకు ప్రభుత్వం చేస్తున్న అన్యాయానికి ప్రతీక అమరావతి ఉద్యమం. </text:p>
          </table:table-cell>
          <table:table-cell table:style-name="ce3" table:formula="of:=LEN([.A333])" office:value-type="float" office:value="146">
            <text:p>14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 నినాదం అమరావతి. మా సంకల్పం అమరావతి. 5 కోట్ల ఆంధ్రుల హక్కు అమరావతి. న్యాయం మాకున్న బలం. గాంధేయమార్గం మా పోరాటం. అమరులైన వదలం అమరావతి సాధిస్తాం. </text:p>
          </table:table-cell>
          <table:table-cell table:style-name="ce3" table:formula="of:=LEN([.A334])" office:value-type="float" office:value="146">
            <text:p>14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 నినాదం అమరావతి. మా సంకల్పం అమరావతి. 5 కోట్ల ఆంధ్రుల హక్కు అమరావతి. న్యాయం మాకున్న బలం. గాంధేయమార్గం మా పోరాటం. అమరులైన వదలం అమరావతి సాధిస్తాం. </text:p>
          </table:table-cell>
          <table:table-cell table:style-name="ce3" table:formula="of:=LEN([.A335])" office:value-type="float" office:value="146">
            <text:p>14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న్ని వనరులు వున్న ప్రాంతం అమరావతి అందుకే నాటి తెలుగుదేశం ప్రభుత్వం అమరావతిని రాజధానిగా ఎన్నుకుంది. 13 జిల్లాలకు మధ్య ప్రాంతం. కరువు రాని ప్రాంతం. </text:p>
          </table:table-cell>
          <table:table-cell table:style-name="ce3" table:formula="of:=LEN([.A336])" office:value-type="float" office:value="147">
            <text:p>14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స్సీ, ఎస్టీ, మైనారిటీ, బీసీ అన్న తేడాలు లేకుండా.. 29 గ్రామాల్లోని 29,881 రైతు కుటుంబాలకు ప్రభుత్వం చేస్తున్న అన్యాయానికి ప్రతీక ఈ అమరావతి ఉద్యమం. </text:p>
          </table:table-cell>
          <table:table-cell table:style-name="ce3" table:formula="of:=LEN([.A337])" office:value-type="float" office:value="147">
            <text:p>14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ఒక యుద్ధం వచ్చినప్పడే దేశంలో ప్రజలు అందరు కులం మతం ప్రాంతం అనేది లేకండ కలసిపోతారు అమరావతి విషయంలో ప్రజలు అలానే క్రమంగా కలసిపోతున్నారు జై అమరావతి.. </text:p>
          </table:table-cell>
          <table:table-cell table:style-name="ce3" table:formula="of:=LEN([.A338])" office:value-type="float" office:value="147">
            <text:p>14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ాలనాపరమైన / పర్యావరణ / ఆర్ధిక సంస్థల అనుమతులు, భవన ఆకృతుల నమూనాల మొదలైనా వాటిలో చాలా ముందడుగులు పడ్డాయి అయినా జగన్ రెడ్డి రాజధాని పనులు ఆపేసాడు. <text:s text:c="2"/></text:p>
          </table:table-cell>
          <table:table-cell table:style-name="ce3" table:formula="of:=LEN([.A339])" office:value-type="float" office:value="148">
            <text:p>14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త్యేక హోదా రాదు , ప్రత్యేక ప్యాకేజీ మాటే లేదు. రాష్ట్రము అభివృద్ధి చెందాలన్న ఆలోచనే లేదు. ప్రభుత్వాన్ని నమ్మి భూములు ఇస్తే అక్రమ కేసులు పెడతారా? </text:p>
          </table:table-cell>
          <table:table-cell table:style-name="ce3" table:formula="of:=LEN([.A340])" office:value-type="float" office:value="148">
            <text:p>14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అంటే కేవలం పరిపాలన నగరమే కాదు, ఆర్థిక పరిపుష్టికి నిలయంగా ఉండాలి. అప్పుడే అన్ని జిల్లాల ప్రజలు ఆరోగ్యంగా, ఆనందంగా, ఐశ్వర్యంతో ఉండగలుగుతారు. </text:p>
          </table:table-cell>
          <table:table-cell table:style-name="ce3" table:formula="of:=LEN([.A341])" office:value-type="float" office:value="148">
            <text:p>14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రాష్ట్రంలో అన్ని ప్రాంతాలకు సౌకర్యవంతమైన ప్రాంతం. వైజాగ్, కర్నూల్, తిరుపతి ఏ ప్రాంతం నుంచి బయల్దేరినా 300 నుండి 400 కిలోమీటర్లలో చేరుకోవచ్చు. </text:p>
          </table:table-cell>
          <table:table-cell table:style-name="ce3" table:formula="of:=LEN([.A342])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జై అమరావతి.మేము రైతు బిడ్డలం మా అమరావతి రాజధానిగా కొనసాగించాలి.సమయం లేదు మిత్రమా మూడు మొక్కల ఆటలు వద్దు.ఆంధ్ర ప్రజలకు ఒకటే అదేఒకే రాష్ట్రంఒకేరాజధాని. </text:p>
          </table:table-cell>
          <table:table-cell table:style-name="ce3" table:formula="of:=LEN([.A343])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జై అమరావతి.మేము రైతు బిడ్డలం మా అమరావతి రాజధానిగా కొనసాగించాలి.సమయం లేదు మిత్రమా మూడు మొక్కల ఆటలు వద్దు.ఆంధ్ర ప్రజలకు ఒకటే అదేఒకే రాష్ట్రంఒకేరాజధాని. </text:p>
          </table:table-cell>
          <table:table-cell table:style-name="ce3" table:formula="of:=LEN([.A344])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నిర్మాణంలో నిధుల సేకరణ కీలకం కాగా <text:s/>చంద్రబాబు ప్రభుత్వం వివిధ మార్గాల్లో విజయవంతంగా ఈ ప్రక్రియను కొనసాగిస్తే ఇప్పుడు జగన్ అడ్డుకుంటున్నాడు. <text:s text:c="3"/></text:p>
          </table:table-cell>
          <table:table-cell table:style-name="ce3" table:formula="of:=LEN([.A345])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 కి ఇచ్చిన ఒప్పందాలు అమలుపరుస్తూ .. రాజధాని ని అభివృద్ధి చేస్తూ ..రైతుకుభరోసా ఇవ్వండి! అమరావతి ని అభివృద్ధిచేయండి.. అభివృద్ధిని వికేంద్రీకరించండి </text:p>
          </table:table-cell>
          <table:table-cell table:style-name="ce3" table:formula="of:=LEN([.A346])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ధ్యక్షా, విజయవాడలో కేపిటల్‌ సిటీ పెట్టడం గురించి మేం మనస్ఫూర్తిగా ఆహ్వానిస్తున్నాం.: వైఎస్‌ జగన్‌ ఆనాడు పై విధంగా చెప్పి.. నేడు మడమ తిప్పుతారా.....? <text:s/></text:p>
          </table:table-cell>
          <table:table-cell table:style-name="ce3" table:formula="of:=LEN([.A347])"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ాడు ఆత్మగౌరవం కోసం .. నేడు ఆత్మాభిమానంకోసం .. తెలుగుదేశం ఎప్పుడూ ప్రజల పక్షమే అమరావతి మాత్రమే రాజధానిగా ప్రకటించేవరకు ఉద్యమంలో నేను కూడా సమిధనవుతాను. </text:p>
          </table:table-cell>
          <table:table-cell table:style-name="ce3" table:formula="of:=LEN([.A348])"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ష్ట్ర రాజధానిలో భాగంగా ఉన్న, మంగళగిరి మండలంలోని మంగళగిరి చీరలు, ఫాబ్రిక్సులు ఆంధ్రప్రదేశ్ నుండి జియోగ్రాఫికల్ ఇండికేషన్స్‌లో ఒకటిగా నమోదు చేయబడ్డాయి </text:p>
          </table:table-cell>
          <table:table-cell table:style-name="ce3" table:formula="of:=LEN([.A349])"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ూముల ఇచ్చారు,మనకు రాజధాని ఉండాలి అని ఆదరించారు.ఈరోజ అనాలోచ నిర్ణయం వలన రోడ్డు ఎక్కించారు గౌ.॥మోఢీజీ ఆదరించండి, మార్గం చూచించండి. జైఅమరావతిజైజైఅమరావతి. </text:p>
          </table:table-cell>
          <table:table-cell table:style-name="ce3" table:formula="of:=LEN([.A350])" office:value-type="float" office:value="152">
            <text:p>15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న్యశ్రీ narendramodi గారు భూములు ఇచ్చిన రైతుల బలిదానాలు, జీవనోపాది శూన్యం.కూలీలకు ఉపాది లేదు.రాజదాని అమరావతి కి భూములు ఇచ్చిన రైతుల కు న్యాయం చేయండి. </text:p>
          </table:table-cell>
          <table:table-cell table:style-name="ce3" table:formula="of:=LEN([.A351])" office:value-type="float" office:value="152">
            <text:p>15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19 ఫిబ్రవరిలో విడుదలైన జిఓ50 ప్రకారం. అమరావతి నిర్మాణం ఖర్చు 51,687+ వడ్డీ 3,656.. మొత్తం 55,343 కోట్లు. జగనన్న నొక్కేసిన దాంట్లో సగం కూడా లేదు సంఖ్య. </text:p>
          </table:table-cell>
          <table:table-cell table:style-name="ce3" table:formula="of:=LEN([.A352])" office:value-type="float" office:value="153">
            <text:p>15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న్నదాతలపై కక్షగట్టి 3000 మందిపై కేసులు పెట్టినా... 64 మంది గుండెలు అలసి ఆగిపోయినా... భూదేవి అంతటి ఓర్పుతో శాంతియుతంగా పోరాడుతున్నారు ఈ భూమి పుత్రులు. <text:s text:c="2"/></text:p>
          </table:table-cell>
          <table:table-cell table:style-name="ce3" table:formula="of:=LEN([.A353])" office:value-type="float" office:value="153">
            <text:p>15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గౌతమ బుద్ధుడు, ఆచార్య నాగార్జునుడి బోధనలతో శాంతియుత సమాజానికి నాంది పలికింది అమరావతి. అలాంటి ప్రదేశాన్ని నాశనం చేయాలని చూస్తున్నారు. అది ఎప్పటికీ జరగదు. </text:p>
          </table:table-cell>
          <table:table-cell table:style-name="ce3" table:formula="of:=LEN([.A354])" office:value-type="float" office:value="153">
            <text:p>15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న్నం పెట్టే అన్నదాతను ఆత్మ క్షోభకు గురిచేసిన వాడు బాగుపడినట్లు చరిత్రలో లేదు కొంచెం ఆలస్యం అయితే కావచ్చు కానీ అమరావతే ఎప్పటికైనా ఆంధ్ర రాజధానిగా ఉంటుంది </text:p>
          </table:table-cell>
          <table:table-cell table:style-name="ce3" table:formula="of:=LEN([.A355])" office:value-type="float" office:value="154">
            <text:p>15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గౌతమ బుద్ధుడు, ఆచార్య నాగార్జునుడి బోధనలతో శాంతియుత సమాజానికి నాంది పలికింది అమరావతి. అలాంటి ప్రదేశాన్ని నాశనం చేయాలని చూస్తున్నారు. అది ఎప్పటికీ జరగదు. <text:s/></text:p>
          </table:table-cell>
          <table:table-cell table:style-name="ce3" table:formula="of:=LEN([.A356])" office:value-type="float" office:value="154">
            <text:p>15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 రైతులు Paid Artists కాదు సర్,ఉన్న పొలంలో ఏటా మూడు పంటలు పండించే రైతులు సర్. రోజు కస్టపడి కూలి నాలి చేసుకొని బ్రతికే రైతు కూలీలు సర్,Paid Artists కాదు. </text:p>
          </table:table-cell>
          <table:table-cell table:style-name="ce3" table:formula="of:=LEN([.A357])" office:value-type="float" office:value="154">
            <text:p>15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సీడ్ రాజధాని రహదారి జాతీయ రహదారి 16 నుండి ప్రధాన రాజధాని ప్రాంతాన్ని చేరుకోవటానికి ఒక రహదారి.విజయవాడ-అమరావతి రహదారి నగరాన్ని విజయవాడతో కలుపుతుంది. </text:p>
          </table:table-cell>
          <table:table-cell table:style-name="ce3" table:formula="of:=LEN([.A358])" office:value-type="float" office:value="155">
            <text:p>15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స్టార్టప్ ఏరియా ప్రాజెక్ట్ (సింగపూర్‌ కన్సార్షియం) ఒప్పందం రద్దు వల్ల నష్టాలు. 2.5 లక్షల ఉద్యోగాలు, రూ.50 వేల కోట్లు పెట్టుబడులు వెనక్కి వెళ్లాయి. <text:s/></text:p>
          </table:table-cell>
          <table:table-cell table:style-name="ce3" table:formula="of:=LEN([.A359])" office:value-type="float" office:value="156">
            <text:p>15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లో అభివృద్ధి పనులన్నీ ఆపేసి రైతులు ఇచ్చిన భూములను ఇళ్ల స్థలాలకు ఎలా కేటాయిస్తారని, ఇది చట్ట విరుద్ధమని హైకోర్టు త్రిసభ్య ధర్మాసనం కూడా తప్పుబట్టింది.</text:p>
          </table:table-cell>
          <table:table-cell table:style-name="ce3" table:formula="of:=LEN([.A360])" office:value-type="float" office:value="156">
            <text:p>15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లు మీకు ఓట్లు వేసి గెలిపించినప్పుడు లేని కులం గెలిచిన తరువాత గుర్తుకు వచ్చిందా. అమరావతి అభివృద్ధికి కులం అడ్డమైతే అమరావతిలో వున్నది ఎక్కువమంది దళితులే. </text:p>
          </table:table-cell>
          <table:table-cell table:style-name="ce3" table:formula="of:=LEN([.A361])" office:value-type="float" office:value="156">
            <text:p>15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ందరూ అమరావతే ఆంధ్రుల రాజధాని అని ఎలుగెత్తి చాటుతుంటే ఆంధ్రా పాలకుల కు వినపడుట లేదా ? నటిస్తున్నారా ... రైతు కుటుంబాలను కష్ట పెడితే నాశనమై పోతారు జాగ్రత్త ! </text:p>
          </table:table-cell>
          <table:table-cell table:style-name="ce3" table:formula="of:=LEN([.A362])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భూముల కొనుగోళ్లపై అబద్దపు ప్రచారం. విభజన జరిగిన జూన్‌ 2, 2014 నుంచి రాజధాని ప్రకటన తేదీ సెప్టెంబర్ 4 వరకు 126 ఎకరాలు మాత్రమే రిజిస్ట్రేషన్‌ జరిగాయి. </text:p>
          </table:table-cell>
          <table:table-cell table:style-name="ce3" table:formula="of:=LEN([.A363])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ఎందుకు రాజధానిగా ఉండాలి? ప్రభుత్వానికి కావాల్సిన అన్ని అవసరాలు అమరావతి లో సమకూరిన తర్వాత ఇక్కడ భవనాలను కూల్చి ఇంకో చోట ట్టుకుంటామా... ఇదంతా ఎవరికోసం? </text:p>
          </table:table-cell>
          <table:table-cell table:style-name="ce3" table:formula="of:=LEN([.A364])" office:value-type="float" office:value="158">
            <text:p>15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ఏ దేశమేగినా ఎందు కాలిడినా , ఏ పీఠమెక్కినా ఎవరేం అనినా, పొగడరా ని తల్లి భూమి భారతిని. నేను పుట్టిన నెల, నా ఊరు రైతన్న ఇవాళ ఇబ్బందిలో ఉన్నాడు. వాళ్లకి మద్దతుగా </text:p>
          </table:table-cell>
          <table:table-cell table:style-name="ce3" table:formula="of:=LEN([.A365])" office:value-type="float" office:value="158">
            <text:p>15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న్ని ప్రాంతాలలో ప్రజలు వారి భూములలో పంటలు పండించే అవకాశం వుంది కాని అమరావతిలో భూములు అటు పంటకు పనికి రావు ఇటు నగర నిర్మాణం చేయకపోతే ఇక్కడ ప్రజలు ఏమయి పోవాలి <text:s/></text:p>
          </table:table-cell>
          <table:table-cell table:style-name="ce3" table:formula="of:=LEN([.A366])" office:value-type="float" office:value="159">
            <text:p>15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5 కోట్ల ఆంధ్రుల భవిష్యత్తు..రైతన్నల త్యాగ ఫలం.. అమరావతి అభివృద్ధి చెంది 13 జిల్లాల యువతకు ఉద్యోగ కల్పన జరిగిన రోజు రైతన్నలకి ఆనందం నేలతల్లికి గౌరవం.. <text:s/></text:p>
          </table:table-cell>
          <table:table-cell table:style-name="ce3" table:formula="of:=LEN([.A367])" office:value-type="float" office:value="159">
            <text:p>15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ఎందుకు రాజధానిగా ఉండాలి.. ప్రభుత్వానికి కావాల్సిన అన్ని అవసరాలు అమరావతి లో సమకూరిన తర్వాత ఇక్కడ భవనాలను కూల్చి ఇంకో చోట కట్టుకుంటామా.. ఇదంతా ఎవరికోసం? </text:p>
          </table:table-cell>
          <table:table-cell table:style-name="ce3" table:formula="of:=LEN([.A368])" office:value-type="float" office:value="159">
            <text:p>15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నిర్మాణానికి మంజూరైన పర్యావరణ అనుమతులను సవాల్‌ చేస్తూ ప్రతిపక్ష వైసీపీ నాయకులు జాతీయ హరిత ట్రిబ్యునల్‌ (ఎన్జీటీ)లో ముగ్గురు చేత పిటిషన్లు వేపించారు. <text:s text:c="2"/></text:p>
          </table:table-cell>
          <table:table-cell table:style-name="ce3" table:formula="of:=LEN([.A369])" office:value-type="float" office:value="159">
            <text:p>15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తి ప్రాంతానికి ఉన్న మైనస్ లు, ప్లస్ లు, శివరామకృష్ణన్ నివేదికలో రాశారు. అగ్రిగేట్ లో విజయవాడ అర్బన్ డెవలప్ మెంట్ పరిధిలోని రాజధానికి మొదటి స్థానం ఇచ్చారు. <text:s/></text:p>
          </table:table-cell>
          <table:table-cell table:style-name="ce3" table:formula="of:=LEN([.A370])" office:value-type="float" office:value="159">
            <text:p>15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 జిల్లాలో మాకు వద్దు ఈ మూడు రాజాధానులు,ముప్పై రాజధానులు అంటూ సకల జనులు నినదిస్తున్నారు .. చిన్న పెద్ద ముసలి ముతక . అమరావతి <text:s/>నా రాజధాని అని పిడికిలి బిగించారు </text:p>
          </table:table-cell>
          <table:table-cell table:style-name="ce3" table:formula="of:=LEN([.A371])" office:value-type="float" office:value="160">
            <text:p>16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 ఎకరాల్లో 69.8 లక్షల చ||అ విస్తీర్ణంలో ప్రపంచంలోనే ఎత్తైన ఐదు సచివాలయ టవర్లు చంద్రబాబు ప్లాన్ చేశారు. తెలుగు వారి అభిరుద్ది ఇష్టం లేని జగన్ వాటిని ఆపేసారు. <text:s text:c="2"/></text:p>
          </table:table-cell>
          <table:table-cell table:style-name="ce3" table:formula="of:=LEN([.A372])" office:value-type="float" office:value="160">
            <text:p>16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ష్ట్రానికి మూడు రాజధానులు ఉండో చ్చoటూ ముఖ్యమంత్రి @ysjagan అసెంబ్లీ లో ఇలా ప్రకటించారో లేదో....రైతులను ,రైతులు ఇచ్చిన భూములను చీకటి చేసింది ఈ దొంగ ప్రభుత్వం. </text:p>
          </table:table-cell>
          <table:table-cell table:style-name="ce3" table:formula="of:=LEN([.A373])" office:value-type="float" office:value="160">
            <text:p>16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ది ఆ పేరు బలమో, ముహూర్త బలమో తెలియదు కానీ తన నాశనాన్ని కోరుకునే మిమ్మల్నే తలఎత్తుకుని తిప్పుతూ తానేమిటో చూపింది. ఒక్క సారి దాని బాగుకోరండి <text:s/>ఎలా ఉంటుందో చూడండి. </text:p>
          </table:table-cell>
          <table:table-cell table:style-name="ce3" table:formula="of:=LEN([.A374])" office:value-type="float" office:value="161">
            <text:p>16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ఉద్యమంలో భాగంగా మందడం గ్రామములో ఒక ప్రైవేట్ స్థలంలో శాంతియుతంగా నిరసన తెలియచేస్తుంటే పోలీసులు <text:s/>మహిళని బూటు కాలితో తన్ని జుట్టు పట్టుకుని ఈడ్చుకెళ్లారు." </text:p>
          </table:table-cell>
          <table:table-cell table:style-name="ce3" table:formula="of:=LEN([.A375])" office:value-type="float" office:value="161">
            <text:p>16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పై దుష్ప్రచారం: రాజధానిలో ఒక్క ఇటుక వేయలేదన్నారు. ఒక్క శాశ్వత కట్టడం లేదని దుష్ప్రచారం చేశారు. ఒక సామాజికవర్గం రాజధాని అంటూ ప్రజలను పక్కదారి పట్టించారు. <text:s/></text:p>
          </table:table-cell>
          <table:table-cell table:style-name="ce3" table:formula="of:=LEN([.A376])" office:value-type="float" office:value="161">
            <text:p>16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ృష్ణానదిపై ఇబ్రహీంపట్నం, ఉద్దండరాయినిపాలెంను కలుపుతూ రూ.1,387 కోట్లతో 3.2 కి.మీ.ల మేర కూచిపూడి ఐకానిక్‌ వంతెన చంద్రబాబు ప్లాన్ చేస్తే జగన్ అడ్డుకుంటున్నాడు. <text:s text:c="3"/></text:p>
          </table:table-cell>
          <table:table-cell table:style-name="ce3" table:formula="of:=LEN([.A377])" office:value-type="float" office:value="161">
            <text:p>16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గత 5-6 సం.గా అమరావతి నుండి పాలన సాగిస్తూ, రాజధాని మార్పుబిల్లును 1కి 2సార్లు ఆమోదిండమంటే- అమ్మఒడిలో కూర్చొని పాలు తాగుతూ, ఆమె మరణ శాసనాన్ని లిఖించినట్లుగా లేదు? </text:p>
          </table:table-cell>
          <table:table-cell table:style-name="ce3" table:formula="of:=LEN([.A378])" office:value-type="float" office:value="161">
            <text:p>16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పంచంలోనే మొట్టమొదటిసారిగా 33000 Acres భూమి ఇచ్చిన రైతులను అభివృద్ధిలో భాగస్వాములను చేస్తూ ఒక ఉన్నతమైన ల్యాండ్‌పూలింగ్‌ విధానాన్ని TDP govt తీసుకువచ్చింది. <text:s text:c="3"/></text:p>
          </table:table-cell>
          <table:table-cell table:style-name="ce3" table:formula="of:=LEN([.A379])" office:value-type="float" office:value="161">
            <text:p>16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ప్పుల్లో మునిగితేలేలా రాష్ట్రాన్ని 6 నెలల్లో అధోగతిపాలు చేశారు. ఆంధ్రుల అమరావతిని అసలు కనిపించకుండా చేద్దామని కుట్రలు పన్నుతున్నారు. వాటిని తిప్పికొట్టాల్సిందే. </text:p>
          </table:table-cell>
          <table:table-cell table:style-name="ce3" table:formula="of:=LEN([.A380])" office:value-type="float" office:value="162">
            <text:p>16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ఏపీ ఏర్పడేనాటికి, చంద్రబాబు పగ్గాలు అందుకునే నాటికి ఏపీలో ఉన్నది ఒకే ఒక్క సిటీ విశాఖ. తెలుగువారి అభిరుద్ది కోసం చంద్రబాబు ప్లాన్ చేస్తే జగన్ అడ్డుకుంటున్నాడు. <text:s text:c="3"/></text:p>
          </table:table-cell>
          <table:table-cell table:style-name="ce3" table:formula="of:=LEN([.A381])" office:value-type="float" office:value="162">
            <text:p>16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ారత దేశం మొత్తం లో అభివృద్ధి చెందిన రాష్ట్రము ఏది అంటే అందరు #AndhraPradesh అని గర్వంగా చెప్పుకోవాలి అనే సంకల్పం తో మన చంద్రన్న వేసిన పునాది మన రాజధాని అమరావతి. </text:p>
          </table:table-cell>
          <table:table-cell table:style-name="ce3" table:formula="of:=LEN([.A382])" office:value-type="float" office:value="162">
            <text:p>16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నిర్మాణం కోసం భూమిని సేకరించిన విధానం 'లండన్ స్కూల్ ఆఫ్ ఎకనామిక్స్' ఒక కేస్ స్టడీ గా మారింది అంటేనే మనం అర్థం చేసుకోవచ్చు చంద్రబాబు గారి విజన్ ఎలాంటిదో.. </text:p>
          </table:table-cell>
          <table:table-cell table:style-name="ce3" table:formula="of:=LEN([.A383])" office:value-type="float" office:value="162">
            <text:p>16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19 మే నెలవరకూ ఆకాశమే హద్దుగా పురోగమిస్తూ, దైదీప్యమానంగా వెలుగొందుతూ కళకళలాడిన ఆంధ్రుల కలల రాజధాని " అమరావతి " పరిస్థితి ఆ తర్వాత ఒక్కసారిగా ఎందుకు తిరగబడింది? <text:s text:c="2"/></text:p>
          </table:table-cell>
          <table:table-cell table:style-name="ce3" table:formula="of:=LEN([.A384])" office:value-type="float" office:value="163">
            <text:p>16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మహానగరంలో అంతర్భాగంగా ప్రభుత్వ పరిపాలన నగరం, న్యాయ, ఆర్థిక, విజ్ఞాన, ఎలక్ట్రానిక్స్, ఆరోగ్య, ఆటల, మీడియా, పర్యాటక మొత్తం 9 నగరాలు నిర్మించాలన్నది లక్ష్యం. </text:p>
          </table:table-cell>
          <table:table-cell table:style-name="ce3" table:formula="of:=LEN([.A385])" office:value-type="float" office:value="163">
            <text:p>16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ాడో, పేడో,తేల్చుకుందాం రా కదలిరా! అంటూ మలిదశ ఉద్యమానికి సిద్ధి మవుతున్న అమరావాతిప్రజలు! సిద్ధంగా ఉందాం. మిత్రులారా అంటూ సంకేతాల అందు కుంటున్న నేపద్యంలో ఉద్యమ ఘోష </text:p>
          </table:table-cell>
          <table:table-cell table:style-name="ce3" table:formula="of:=LEN([.A386])" office:value-type="float" office:value="163">
            <text:p>16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దానిగా అమరావతి ప్రాంత ఏంపీక తప్పు అనే వారికి సమాధానం ఇప్పటి రాజదాని ప్రాంతం అమరావతి (విజయవాడ) రాజదాని నిర్మాణానికి అత్యంత అనువైన ప్రాంతం, : శ్రికృష్ణాన్న కమిటీ </text:p>
          </table:table-cell>
          <table:table-cell table:style-name="ce3" table:formula="of:=LEN([.A387])" office:value-type="float" office:value="163">
            <text:p>16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ూ.19,091 కోట్ల అంచనా వ్యయంతో 68 బహుళ అంతస్తుల భవనాలను జీ ప్లస్‌-12 పద్ద్ధతిలో నిర్మిస్తున్నారు. తెలుగు వారి అభిరుద్ది ఇష్టం లేని జగన్ దీనిని అడ్డుకుంటున్నాడు. <text:s text:c="3"/></text:p>
          </table:table-cell>
          <table:table-cell table:style-name="ce3" table:formula="of:=LEN([.A388])" office:value-type="float" office:value="163">
            <text:p>16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దేళ్ల తరువాత సైబరాబాద్ వద్ద పెరిగినట్లుగా <text:s/>మార్కెట్ విలువ ఎకరం రూ.50 లక్షలకు పెరుగుతుందని అంచనా. అప్పుడైతే ఈ భూమి విలువ రూ.4.26 లక్షల కోట్లకు పెరిగే అవకాశం ఉంది. <text:s/></text:p>
          </table:table-cell>
          <table:table-cell table:style-name="ce3" table:formula="of:=LEN([.A389])" office:value-type="float" office:value="164">
            <text:p>16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తృదేవోభవ <text:s/>పితృదేవోభవ <text:s/>ఆచార్య దేవోభవ ఎక్కడ అయితే స్రీలు పూజించ పడతారోఆ రాజ్యం శుభిక్ష్యం. <text:s/>గౌ॥ప్రధానమంత్రిగారు అమరావతి ని రక్షించండి. భూములుఇచ్చిన రైతులనుకాపాడండి </text:p>
          </table:table-cell>
          <table:table-cell table:style-name="ce3" table:formula="of:=LEN([.A390])" office:value-type="float" office:value="164">
            <text:p>16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అంతర్భాగంగా పరిపాలన నగరం, న్యాయ, ఆర్థిక, విజ్ఞాన, ఎలక్ట్రానిక్స్, ఆరోగ్య, ఆటల, మీడియా, పర్యాటక మొత్తం తొమ్మిది నగరాలు నిర్మించాలన్నది చంద్రబాబు గారి లక్ష్యం </text:p>
          </table:table-cell>
          <table:table-cell table:style-name="ce3" table:formula="of:=LEN([.A391])"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ాస్వామ్యం లో ఎవరు ఎవరికైనా ఓట్ వేసుకోవచ్చు అందులో ఎలాంటి అనుమానం లేదు , ఏ govt అయిన ఉండచ్చు కానీ రాష్ట్ర, ప్రజల జీవితాలు బాగుపడాలి, అమరావతి ప్రజల స్థితి రాకూడదు </text:p>
          </table:table-cell>
          <table:table-cell table:style-name="ce3" table:formula="of:=LEN([.A392])"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ూములు ఇచ్చిన రైతులు మోసపోవడం తో శాంతియుతంగా ఉద్యమిస్తే.. 144 సెక్షన్ పెట్టి ఉగ్రవాదుల రైతులను చూడడం. అలాగే మహిళలపై లాఠీఛార్జ్ లు చెయ్యడం జగన్ రౌడీ పాలనకు నిదర్శనం. </text:p>
          </table:table-cell>
          <table:table-cell table:style-name="ce3" table:formula="of:=LEN([.A393])"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ష్ట్రపతి కార్యాలయం విడుదల చేసిన గెజిట్‌ నోటిఫికేషన్‌తో నవ్యాంధ్ర నుంచే న్యాయపరిపాలనకు శ్రీకారం జరిగింది. అమరావతి కేంద్రంగా హైకోర్టు కార్యకలాపాలు ప్రారంభమయ్యాయి. <text:s text:c="2"/></text:p>
          </table:table-cell>
          <table:table-cell table:style-name="ce3" table:formula="of:=LEN([.A394])"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శివరామకృష్ణన్ కమిటీ నివేదిక శాసనసభ, మండలిలో పెట్టలేదనే వైకాపీ <text:s/>విమర్శ అబద్దం. శివరామకృష్ణన్ ఇక్కడ రాజధాని వద్దని నివేదిక ఇచ్చారనే వైకాపా ప్రచారం దురుద్దేశపూర్వకమే. <text:s/></text:p>
          </table:table-cell>
          <table:table-cell table:style-name="ce3" table:formula="of:=LEN([.A395])"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తిపక్షంలో ఉండి రాజధానికి 30 వేల ఎకరాలు కావాలన్నాడు, ముఖ్యమంత్రి అయ్యాకా అసలు అమరావతి అవసరం లేదన్నాడు .. అసలు ఈయన ముఖ్యమంత్రా లేక రాష్ట్రాన్ని నిండా ముంచే మంత్రా ? </text:p>
          </table:table-cell>
          <table:table-cell table:style-name="ce3" table:formula="of:=LEN([.A396])" office:value-type="float" office:value="166">
            <text:p>16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మంచమంత ఆధునీకరణ వైపు అడుగులు వేస్తుంటే ఆంధ్ర రాష్ట్రము ప్రపంచానికి దూరంగా అడుగులు వేస్తుంది. అమరావతి అభివృద్ధి ఆగిపోయి ఇప్పటికే అభివృద్ధిలో వెనక్కి వెళ్లిపోయాం. . </text:p>
          </table:table-cell>
          <table:table-cell table:style-name="ce3" table:formula="of:=LEN([.A397])" office:value-type="float" office:value="166">
            <text:p>16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,322 ఎకరాలను ప్రభుత్వం అడగగానే ఇచ్చేసిన తమ త్యాగానికి ఏనాడైనా అమరావతి రూపుదాల్చుతుందన్న నమ్మకం... ఆ నమ్మకంతోనే ఉద్యమాన్ని కొనసాగిస్తున్న ఉద్యమకారులారా... విజయోస్తు! <text:s/></text:p>
          </table:table-cell>
          <table:table-cell table:style-name="ce3" table:formula="of:=LEN([.A398])" office:value-type="float" office:value="168">
            <text:p>1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ధర్మం గెలువని చోట, తప్పదు కత్తుల వేట, తప్పు ఒప్పేదో సంహారం తరువాత, రణమున భగవద్గీత. చదివింది మన గత చరిత, రక్కసి ముకలకు బ్రతికే హక్కే లేదంట, ఎవరో వస్తారు మనకేదో చేస్తారు </text:p>
          </table:table-cell>
          <table:table-cell table:style-name="ce3" table:formula="of:=LEN([.A399])" office:value-type="float" office:value="168">
            <text:p>1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ష్ట్ర బడ్జెట్ లో కోల్‌కతా ఆదాయం 76 శాతం, <text:s/>హైదరాబాద్ ఆదాయం 60 శాతం, ముంబై ఆదాయం 57 శాతం, భువనేశ్వర్ ఆదాయం 56 శాతం, బెంగుళూరు ఆదాయం 40 శాతం, చెన్నై ఆదాయం 39 శాతం ఉంది. </text:p>
          </table:table-cell>
          <table:table-cell table:style-name="ce3" table:formula="of:=LEN([.A400])" office:value-type="float" office:value="168">
            <text:p>1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 కంట కన్నీరు దేశానికి మంచిది కాదు. ఇంత మంది ని బాధ పెట్టి ఎమ్మి సాధిస్తారు. జగన్ మోహన్ రెడ్డి గారు గుర్తు పెట్టుకోండి అనుభవించక తప్పదు. ప్రతి దానికీ లెక్క ఉంటుంది. </text:p>
          </table:table-cell>
          <table:table-cell table:style-name="ce3" table:formula="of:=LEN([.A401])" office:value-type="float" office:value="168">
            <text:p>1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మంత్రులు ఎమ్మెల్యేలు మరియు అధికారుల కోసం సువిశాల భవంతులు నిర్మాణం పూర్తి చేసుకుంటే అక్కడ స్మశానం ఉంది తప్ప అమరావతి కాదు అంటున్న చెత్త మనుషులకి సమాధానము చెప్పాల్సిందే <text:s text:c="2"/></text:p>
          </table:table-cell>
          <table:table-cell table:style-name="ce3" table:formula="of:=LEN([.A402])" office:value-type="float" office:value="169">
            <text:p>16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ప్రదేశ్ అభివృద్ధి అమరావతితోనే సాధ్యం. రాష్ట్ర అభివృద్ధి లేకపోతే ఆర్ధిక వనరులు ఎలా వస్తాయి. రాష్ట్రంలో ప్రపంచస్థాయి పెట్టుబడులు రావాలంటే ప్రపంచస్థాయి రాజధాని కావాలి </text:p>
          </table:table-cell>
          <table:table-cell table:style-name="ce3" table:formula="of:=LEN([.A403])" office:value-type="float" office:value="169">
            <text:p>16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న గత చరిత రక్కసి ముకలకు బ్రతికే హక్కే లేదంట ఎవరో వస్తారు మనకేదో చేస్తారు అని వేచి వేదనకు జవాబే ఈ జనతా అమరావతి రైతులకి అండగా మేము ఉన్నాం,జులై 3rd న నిరసన తెలియచేస్తునాం </text:p>
          </table:table-cell>
          <table:table-cell table:style-name="ce3" table:formula="of:=LEN([.A404])" office:value-type="float" office:value="169">
            <text:p>16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 అనే వాడికి శత్రువైనా ఒకటే మిత్రుడైనా ఒకటే బేధం లేదు. అందరికీ సమదృష్టితోనే ఫలసాయం అందిస్తాడు. అటువంటి అజాత శత్రువును మీరాజకీయ చదరంగంలో పావులుగా కదుపుతున్నారు కదయ్యా </text:p>
          </table:table-cell>
          <table:table-cell table:style-name="ce3" table:formula="of:=LEN([.A405])" office:value-type="float" office:value="169">
            <text:p>16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ప్రదేశ్ అభివృద్ధి అమరావతితోనే సాధ్యం. రాష్ట్ర అభివృద్ధి లేకపోతే ఆర్ధిక వనరులు ఎలా వస్తాయి. రాష్ట్రంలో ప్రపంచస్థాయి పెట్టుబడులు రావాలంటే ప్రపంచస్థాయి రాజధాని కావాలి. </text:p>
          </table:table-cell>
          <table:table-cell table:style-name="ce3" table:formula="of:=LEN([.A406])" office:value-type="float" office:value="170">
            <text:p>17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న్నికల ముందు ఇక్కడ మార్కెట్ విలువ గజం రూ.36 వేలు. ఆ లెక్కన 8,437 ఎకరాల విలువ రూ. 1.48 లక్షల కోట్లు. ఈ డబ్బుతోనే రాజధానిని నిర్మించవచ్చు. ప్రభుత్వానికి పైసా ఖర్చు కాదు. <text:s/></text:p>
          </table:table-cell>
          <table:table-cell table:style-name="ce3" table:formula="of:=LEN([.A407])" office:value-type="float" office:value="170">
            <text:p>17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గ ప్రతీకారంతో పురోగమనం లేని పాలనలో తిరోగమన దిశలో ఆంధ్ర రాష్ట్ర అభివృద్ధి! అరెస్టులు లాఠీఛార్జి లే ఇందుకు సాక్ష్యం.బువ్వ పెట్టిన రైతుని ఆదుకోండి!అమరావతి అభివృద్ధి చేయండి </text:p>
          </table:table-cell>
          <table:table-cell table:style-name="ce3" table:formula="of:=LEN([.A408])" office:value-type="float" office:value="170">
            <text:p>17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ొలానికి-రైతుకు ఉన్న బంధం, తల్లికి-బిడ్డకి ఉన్న సంబంధం లాంటిది". రాజధానికి భూమిచ్చిన రైతుని నాడు త్యాగంగా కీర్తించితే, నేడు వ్యాపారం అని కక్ష్య సాధిస్తోందీ ప్రభుత్వం.... </text:p>
          </table:table-cell>
          <table:table-cell table:style-name="ce3" table:formula="of:=LEN([.A409])" office:value-type="float" office:value="170">
            <text:p>17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ూమి లేని రైతు కూలీలకు నెలకు రూ. 2,500 పింఛను ఇచ్చాం. దళితులు, ఎస్సీ, ఎస్టీ, బీసీ, మైనార్టీ, పేదల అసైన్ మెంట్ భూములకు పట్టా భూముల వలే రిజిస్ట్రేషన్ హక్కు కల్పించడమైనది. <text:s/></text:p>
          </table:table-cell>
          <table:table-cell table:style-name="ce3" table:formula="of:=LEN([.A410])" office:value-type="float" office:value="170">
            <text:p>17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ఏ కులానికో, మతానికో సంబంధించినది కాదు. ఆంధ్రుల చారిత్రక వైభవానికి ప్రతీక. 52శాతం మంది ప్రజలు అమరావతినే రాజధానిగా కోరుకున్నట్లు శివరామకృష్ణన్ కమిటీ నివేదికలో ఉంది. </text:p>
          </table:table-cell>
          <table:table-cell table:style-name="ce3" table:formula="of:=LEN([.A411])" office:value-type="float" office:value="171">
            <text:p>17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అమరావతి స్మశానం అన్నారు గ్రాఫిక్స్ బిల్డింగ్స్ అన్నారు.. పైకి ఎక్కి ఎలా పరిశీలించారు మంత్రి బొత్స గారు. అవి గ్రాఫిక్స్ బొమ్మలుగా ఎలా అమ్మలని చూస్తున్నారు ఇప్పుడు. </text:p>
          </table:table-cell>
          <table:table-cell table:style-name="ce3" table:formula="of:=LEN([.A412])" office:value-type="float" office:value="171">
            <text:p>17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 శ్రమకు-విలువలేదు. రైతు త్యాగాలకు-గుర్తింపు లేదు. అన్నంపెట్టే రైతుకు-ఆదరణలేదు. రాజధాని అమరావతి నిర్మాణానికి భూములు ఇచ్చిన రైతులకు భరోసా లేదు. జైఅమరావతి జై జై అమరావతి. </text:p>
          </table:table-cell>
          <table:table-cell table:style-name="ce3" table:formula="of:=LEN([.A413])" office:value-type="float" office:value="171">
            <text:p>17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ఏ కులానికో, మతానికో సంబంధించినది కాదు. ఆంధ్రుల చారిత్రక వైభవానికి ప్రతీక. 52శాతం మంది ప్రజలు అమరావతినే రాజధానిగా కోరుకున్నట్లు శివరామకృష్ణన్ కమిటీ నివేదికలో ఉంది. <text:s/></text:p>
          </table:table-cell>
          <table:table-cell table:style-name="ce3" table:formula="of:=LEN([.A414])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లుపెరుగని ఉద్యమం అమరావతి ఉద్యమం. అమరావతి ఉద్యమం రైతుల సమస్యే కాదు 5 కోట్ల ఆంధ్రుల సమస్య. ఒక రాష్ట్ర రాజధాని సమస్య.అభివృద్ధి వికేంద్రీకరణ ద్వారానే రాష్ట్ర అభివృద్ధి సాధ్యం </text:p>
          </table:table-cell>
          <table:table-cell table:style-name="ce3" table:formula="of:=LEN([.A415])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ఇలాంటి తుగ్లక్ పరిపాలన లో రాజధాని మారడం ఎక్కడైనా ఉంటుందా.అదే కాక కట్టిన బిల్డింగ్ ని అమ్మడానికి పెట్టడం ఇదేమి వింత మాటలు అమరావతి కోసం పోరాడుతాం,అమరావతి సాధిస్తాం.జై అమరావతి </text:p>
          </table:table-cell>
          <table:table-cell table:style-name="ce3" table:formula="of:=LEN([.A416])" office:value-type="float" office:value="173">
            <text:p>17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ిరుపతి వెంకన్న సాక్షి గా ఢిల్లీ కి మించిన రాజదాని ఇస్తాను అన్న @narendramodi జీ దయచేసి భూములు ఇచ్చిన రైతులకు మద్దతు గా న్యాయం చేయండి. జైహింద్ వందేమాతరం. జైజవాన్ జై కిసాన్. </text:p>
          </table:table-cell>
          <table:table-cell table:style-name="ce3" table:formula="of:=LEN([.A417])" office:value-type="float" office:value="173">
            <text:p>17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ాస్వామ్యం లో ఎవరు ఎవరికైనా ఓట్ వేసుకోవచ్చు అందులో ఎలాంటి అనుమానం లేదు , ఏ govt అయిన ఉండచ్చు కానీ రాష్ట్ర, ప్రజల జీవితాలు బాగుపడాలి, అమరావతి ప్రజల స్థితి రాకూడదు ఎవరికి. </text:p>
          </table:table-cell>
          <table:table-cell table:style-name="ce3" table:formula="of:=LEN([.A418])" office:value-type="float" office:value="173">
            <text:p>17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 రుణాల రద్దులో భాగంగా రాజధాని పరిధి గ్రామాలలోని 19,518 మంది రైతులకు చెందిన రూ.85.35 కోట్ల రుణాలను ఒకేసారి రద్దు చేశారు. ఒక్కో రైతుకు రూ.1.5 లక్షల వరకు లబ్ది చేకూర్చారు. </text:p>
          </table:table-cell>
          <table:table-cell table:style-name="ce3" table:formula="of:=LEN([.A419])" office:value-type="float" office:value="173">
            <text:p>17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లో ప్రభుత్వ భవిష్యత్ అవసరాల కోసం ఉంచిన భూమి విలువ లక్షల కోట్ల పైగా పెరుగుతుంది. రాజధాని నిర్మాణాలు పూర్తిగా రాజధాని భూముల డబ్బుతోనే నిర్మించే విధంగా ప్లాన్ చేయబడింది. </text:p>
          </table:table-cell>
          <table:table-cell table:style-name="ce3" table:formula="of:=LEN([.A420])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తాడో, పేడో,తేల్చుకుందాం రా కదలిరా! అంటూ మలిదశ ఉద్యమానికి సిద్ధి మవుతున్న అమరావాతిప్రజలు! సిద్ధంగా ఉందాం. మిత్రులారా అంటూ సంకేతాల అందు కుంటున్న నేపద్యంలో ఉద్యమ ఘోష <text:s/>@196 @pmo </text:p>
          </table:table-cell>
          <table:table-cell table:style-name="ce3" table:formula="of:=LEN([.A421])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ెయిడ్ ఆర్టిస్టులు అన్నారు, డ్రామా కంపెనీ వాళ్లు రోడ్ల పైకి వచ్చారు అంటూ కించపర్చారు.. అందుకే అన్నం పెట్టే అమ్మ లందరూ ఆగ్రహంతో కదం తొక్కారు <text:s text:c="2"/>అమరావతి ఉద్యమానికి ఆజ్యం పోశారు </text:p>
          </table:table-cell>
          <table:table-cell table:style-name="ce3" table:formula="of:=LEN([.A422])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ూడు రాజధానుల పేరుతో రాష్ట్రానికి అప్రతిష్ట తెచ్చే చర్యలకు ఇకనైనా స్వస్తి చెప్పాలి. అమరావతితో సహా అన్ని ప్రాంతాల సమగ్రాభివృద్ధి లక్ష్యంగా పనిచేసి రాష్ట్ర ప్రగతికి దోహదపడాలి. </text:p>
          </table:table-cell>
          <table:table-cell table:style-name="ce3" table:formula="of:=LEN([.A423])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ూడు రాజధానుల పేరుతో రాష్ట్రానికి అప్రతిష్ట తెచ్చే చర్యలకు ఇకనైనా స్వస్తి చెప్పాలి. అమరావతితో సహా అన్ని ప్రాంతాల సమగ్రాభివృద్ధి లక్ష్యంగా పనిచేసి రాష్ట్ర ప్రగతికి దోహదపడాలి. <text:s/></text:p>
          </table:table-cell>
          <table:table-cell table:style-name="ce3" table:formula="of:=LEN([.A424])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అభివృద్ధి చెంది 13 జిల్లాల యువతకు ఉద్యోగ కల్పన జరిగిన రోజు రైతన్నలకి ఆనందం నేలతల్లికి గౌరవం..దయచేసి అమరావతిని అభివృద్ది చేయండి మనసున్న నాయకులుగా చరిత్రలో నిలిచిపోండి." </text:p>
          </table:table-cell>
          <table:table-cell table:style-name="ce3" table:formula="of:=LEN([.A425])" office:value-type="float" office:value="176">
            <text:p>17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ఉద్యమం మొదలైన నాటి నుండి 68 మంది రైతులు మనస్థాపానికి గురి అయి చనిపోయారు...వేల మంది పోలీసులని పెట్టి భయపెట్టాలని చూసారు...144 సెక్షన్ పెట్టి <text:s/>బయటకి పోనివ్వకుండా చేసారు.. </text:p>
          </table:table-cell>
          <table:table-cell table:style-name="ce3" table:formula="of:=LEN([.A426])" office:value-type="float" office:value="177">
            <text:p>17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రోసా, భృతి కోల్పోయిన రైతులకు అండగా ఉండి ఆదుకోవలసిన మీరు ,అరణ్యం ఎడారి అంటూ అభివృద్ధి మరచి అక్రమ అరెస్టులు చేస్తూ భయభ్రాంతులకు గురి చేస్తుంటే చూస్తూ మౌనంగా ఎలా ఉండగలగుతున్నారు. </text:p>
          </table:table-cell>
          <table:table-cell table:style-name="ce3" table:formula="of:=LEN([.A427])" office:value-type="float" office:value="177">
            <text:p>17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లు చేసింది త్యాగం కాదు, ట్రేడింగ్: మంగళగిరి ఎంఎల్ఏ ఆర్కే. ఎన్నికల ప్రచారంలో చెప్పిన మాట మార్చినది కాక రైతులను అవమానించడం. రైతుల మధ్యలో కూర్చుని చెప్పగలరా ఈ మాటలు వాళ్లకి??? </text:p>
          </table:table-cell>
          <table:table-cell table:style-name="ce3" table:formula="of:=LEN([.A428])" office:value-type="float" office:value="177">
            <text:p>17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పరిధిలో ఎస్సీ, బీసీ, మైనార్టీలు 70 శాతం పైనే ఉన్నారు. <text:s text:c="2"/>రాష్ట్రం నడిబొడ్డున, నదీ తీరాన ఉన్నది. శాతవాహనుల రాజధాని. బౌద్ధగురువు నాగార్జునాచార్యుల కార్యక్షేత్రం ఈ అమరావతి. <text:s/></text:p>
          </table:table-cell>
          <table:table-cell table:style-name="ce3" table:formula="of:=LEN([.A429])" office:value-type="float" office:value="178">
            <text:p>17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ూడు రాజధానులు ప్రపంచంలో ఎక్కడా లేవు. నాకు పేరొస్తుందని పనులన్నీ ఆపేశారు. అమరావతిని, ఆంధ్రప్రదేశ్ ను కాపాడుకోవడం ఇప్పుడు మన తక్షణ కర్తవ్యం. జగన్ విధానాలను ప్రతిఒక్కరు ఖండించాలి. </text:p>
          </table:table-cell>
          <table:table-cell table:style-name="ce3" table:formula="of:=LEN([.A430])" office:value-type="float" office:value="178">
            <text:p>17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నగరానికి అన్ని ప్రాంతాల ప్రజలు సులువుగా చేరుకోవాలనే లక్ష్యంలో భాగంగా.. రాజధాని నుండి రాయలసీమకు నాలుగు వరసల రహదారి పనులకు చంద్రబాబు ప్లాన్ చేస్తే జగన్ అడ్డుకుంటున్నాడు. <text:s text:c="3"/></text:p>
          </table:table-cell>
          <table:table-cell table:style-name="ce3" table:formula="of:=LEN([.A431])" office:value-type="float" office:value="179">
            <text:p>17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సెంబ్లీ ఏకగ్రీవ తీర్మానంతో అమరావతి ప్రజా రాజధానిగా నిర్మితమవుతోంది. జగన్మోహన్ రెడ్డి అమరావతి తీర్మానాన్ని అసెంబ్లీలో బలపరిచారు. 30వేల ఎకరాలు ఉండాలని కోరారు. ఇప్పుడు మాట తప్పారు. </text:p>
          </table:table-cell>
          <table:table-cell table:style-name="ce3" table:formula="of:=LEN([.A432])" office:value-type="float" office:value="179">
            <text:p>17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 రాజధానుల ప్రకటన మరో అవినీతి భాగోతం తప్ప ఇంకేం కాదు . విశాఖ భూములు మింగడానికి, రాష్ట్రాన్ని ముంచడానికి తప్ప ఎందుకూ పనికిరాని దద్దమ్మ ఒక ముఖ్యమంత్రి.</text:p>
          </table:table-cell>
          <table:table-cell table:style-name="ce3" table:formula="of:=LEN([.A433])" office:value-type="float" office:value="149">
            <text:p>14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సెంబ్లీ ఏకగ్రీవ తీర్మానంతో అమరావతి ప్రజా రాజధానిగా నిర్మితమవుతోంది. జగన్మోహన్ రెడ్డి అమరావతి తీర్మానాన్ని అసెంబ్లీలో బలపరిచారు. 30వేల ఎకరాలు ఉండాలని కోరారు. ఇప్పుడు మాట తప్పారు. <text:s/></text:p>
          </table:table-cell>
          <table:table-cell table:style-name="ce3" table:formula="of:=LEN([.A434])" office:value-type="float" office:value="180">
            <text:p>18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ఒక స్త్రీ ఏడిస్తే కురు సామ్రాజ్యం కూలిపోయింది. దుర్మార్గం ఎంతో దూరం స్వారి చేయదు. ధర్మదేవత <text:s/>ఒడి నుండి అమరావతి నీ ఎవడూ వేరు చేయలేడు. చేసిన, చేస్తున్న పాపం ఊరికే పోదు. శిక్ష తప్పదు. </text:p>
          </table:table-cell>
          <table:table-cell table:style-name="ce3" table:formula="of:=LEN([.A435])" office:value-type="float" office:value="180">
            <text:p>18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ుఖ్యమంత్రి మారితే రాజధాని మార్చాలనే సంస్కృతికి ఇక్కడితో స్వస్తి చెప్పాలి. ఇది ఇతర రాష్ట్రాలకు పాకితే ప్రమాదం. దానికోసం అందరం కలిసి కట్టుగా పోరాడాలి. రండి - కదలి రండి - కలిసి రండి </text:p>
          </table:table-cell>
          <table:table-cell table:style-name="ce3" table:formula="of:=LEN([.A436])" office:value-type="float" office:value="180">
            <text:p>18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జగన్ వచ్చిన తర్వాత ఒక్క పైసా ఖర్చు చేయలేదు. <text:s/>ఇప్పటికే 9 వేల కోట్లు వ్యయం చేశాం. అయినప్పటికీ అంతా నాశనం చేస్తున్నారు. </text:p>
          </table:table-cell>
          <table:table-cell table:style-name="ce3" table:formula="of:=LEN([.A437])" office:value-type="float" office:value="118">
            <text:p>11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ర్థికంగా చితికిపోతున్న ఆంధ్రావనిని అంధకారంలోకి నెట్టకండి.అమరావతి అభివృద్ధి చెందితే విశ్వనగరమై కోట్ల మందిని తన ఒడిలో చేర్చుకుంటుంది. ప్రపంచమంతా అమరావతి అభివృద్ధికై ఎదురు చూస్తుంది. </text:p>
          </table:table-cell>
          <table:table-cell table:style-name="ce3" table:formula="of:=LEN([.A438])" office:value-type="float" office:value="181">
            <text:p>18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ేశంలో ప్రభుత్వానికి భూమి ఇచ్చిన రైతులకు న్యాయం జరిగేలా గౌరవనీయులైన ప్రధాని @narendramodi గారు ఒక చట్టం తీసుకురావాలని కోరుతున్నాము.అమరావతి రైతుల మాదిరిగా ఎవరూ మోసానికి గురికాకూడదు. </text:p>
          </table:table-cell>
          <table:table-cell table:style-name="ce3" table:formula="of:=LEN([.A439])" office:value-type="float" office:value="181">
            <text:p>18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అంబానీ, అదానీ, ఆసియన్ బ్యాంకు, కొరియన్ బ్యాంకు, లులూ సంస్థ, కియా అనుబంధ సంస్థలు ఇవన్నీ పెట్టుబడులు వెనక్కి తీసుకున్నాయి. కేవలం అమరావతి మీద ప్రభుత్వం చేస్తున్న అబద్ధ ప్రచారం వల్లనే <text:s/></text:p>
          </table:table-cell>
          <table:table-cell table:style-name="ce3" table:formula="of:=LEN([.A440])" office:value-type="float" office:value="182">
            <text:p>18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జీవనోపాది అయిన సేద్యం చేసుకొనే భూమిని రాజధాని నిర్మాణానికి ప్రభూత్వం కు ఇచ్చారు.రాజధాని మార్పు తో బిడ్డలు భవిష్యత్తు పై ఆందోళన పడుతున్న తండ్రి @narendramodi ji దయచేసి న్యాయం చేయండి. </text:p>
          </table:table-cell>
          <table:table-cell table:style-name="ce3" table:formula="of:=LEN([.A441])" office:value-type="float" office:value="182">
            <text:p>18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నిర్మాణం కోసం ఒక ప్రభుత్వం అన్ని ఆస్తులను తీసుకుంటే, మరో ప్రభుత్వం రాజధాని బదిలీ పేరుతో ముంచెత్తుతుంది అప్పుడు మా పిల్లల భవిష్యత్తు ఏమిటి.దేశం సమాధానం చెప్పాల్సిన అవసరం ఉంది </text:p>
          </table:table-cell>
          <table:table-cell table:style-name="ce3" table:formula="of:=LEN([.A442])" office:value-type="float" office:value="182">
            <text:p>18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శివరామకృష్ణన్ నివేదిక, అసెంబ్లీ, మండలి, రాష్ట్రంలోని రాజకీయ పార్టీలన్నీ అమరావతిని రాజధానిగా సమర్థించాయి. కేంద్రం కూడా ఆమోదించింది. ఒక్క వైకాపా మాత్రమే మాట తప్పింది - మడమ తిప్పింది. <text:s/></text:p>
          </table:table-cell>
          <table:table-cell table:style-name="ce3" table:formula="of:=LEN([.A443])" office:value-type="float" office:value="182">
            <text:p>18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నిర్మాణ పనుల్లో ఏపీతో పాటుగా వివిధ రాష్ట్రాల కార్మికులు, నిపుణులు భాగస్వామ్యలు అయ్యారు. కార్మికుల అభిరుద్ది చూసి తట్టుకోలేని జగన్ రెడ్డి ఆ పనులు ఆపి వాళ్ళ కడుపు కొట్టాడు. <text:s text:c="4"/></text:p>
          </table:table-cell>
          <table:table-cell table:style-name="ce3" table:formula="of:=LEN([.A444])" office:value-type="float" office:value="183">
            <text:p>18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కోసం సేకరించిన భూమిలో రైతులకు ప్లాట్లు, ప్రభుత్వ నిర్మాణాలు, రోడ్లు, పార్కులకు పోను మిగిన భూమి అమ్మకం ద్వారా వచ్చిన సొమ్ముతోనే రాజధాని నిర్మించేవిధంగా ప్రణాళిక రూపొందించారు. <text:s/></text:p>
          </table:table-cell>
          <table:table-cell table:style-name="ce3" table:formula="of:=LEN([.A445])" office:value-type="float" office:value="183">
            <text:p>18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లో విశ్వవిద్యాలయాలు, పాఠశాలలు, కేంద్ర ప్రభుత్వ సంస్థలు, ఆసుపత్రులు లాంటి సంస్థల కోసం 1,500 ఎకరాల భూమిని సీఆర్‌డీఏ కేటాయించింది. Jagan Reddy stopped the progress of Amaravati <text:s text:c="3"/></text:p>
          </table:table-cell>
          <table:table-cell table:style-name="ce3" table:formula="of:=LEN([.A446])" office:value-type="float" office:value="184">
            <text:p>18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ల కష్టార్జితాన్ని సమాశానంతో పోల్చేరు, దీక్ష చేస్తున్న ఆడవారి కొట్టించి స్త్రీ కీ రక్షణ లేదు అని నిరూపించారు,పెద్ద (రెడ్డులు) వల్ల తో తప్ప పేద వాళ్ళతో మీకు పనిలేదు అని నిరూపించారు. </text:p>
          </table:table-cell>
          <table:table-cell table:style-name="ce3" table:formula="of:=LEN([.A447])" office:value-type="float" office:value="184">
            <text:p>18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ేంద్రం ముందు విడుదల చేసిన రాజకీయ చిత్రపటంలో అమరావతికి స్థానం లభించని విషయాన్ని పార్టీ అధ్యక్షులు శ్రీ నారా చంద్రబాబునాయుడు గారి ఆదేశాలతో ఎంపీ గల్లా జయదేవ్ జీరో అవర్‌లో ప్రస్తావించారు. </text:p>
          </table:table-cell>
          <table:table-cell table:style-name="ce3" table:formula="of:=LEN([.A448])" office:value-type="float" office:value="185">
            <text:p>18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చిన్న పిల్లల నుండి పెద్దవారివరకు ఒకటే వేదన జీవనోపాది అయిన భూములు రాజధాని కై ప్రభుత్వం కు ఇచ్చారు. నేడు జీవన మనుగడ కొరకు వేదనతో న్యాయం కోసం పోరాటం చేస్తున్నారు. జైఅమరావతి జై జై అమరావతి. </text:p>
          </table:table-cell>
          <table:table-cell table:style-name="ce3" table:formula="of:=LEN([.A449])" office:value-type="float" office:value="185">
            <text:p>18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ప్రదేశ్ అభివృద్ధి అమరావతితోనే సాధ్యం మరో మోసానికి శ్రీకారం చుట్టకుండా అమరావతి అభివృద్ధికి శ్రీకారం చుట్టండి రాష్ట్రంలోకి పెట్టుబడులు రావాలంటే అభివృద్ధి వికేంద్రీకరణ చేస్తే వస్తాయి. </text:p>
          </table:table-cell>
          <table:table-cell table:style-name="ce3" table:formula="of:=LEN([.A450])" office:value-type="float" office:value="186">
            <text:p>18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కోసం భూములను పూలింగ్‌ ప్రాతిపదికన ఇవ్వాలంటూ మాజీ ముఖ్యమంత్రి చంద్రబాబు కోరినంతనే రాజధానిలోని 29 గ్రామాలకు చెందిన వేలాది మంది రైతులు సుమారు 34,000 ఎకరాలను అందించడం చారిత్రాత్మకం. <text:s/></text:p>
          </table:table-cell>
          <table:table-cell table:style-name="ce3" table:formula="of:=LEN([.A451])" office:value-type="float" office:value="187">
            <text:p>18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గవర్న్మెంట్ సిటీలో భాగంగా శాసన సభ్యులు, అఖిల భారత సర్వీస్ అధి కారులు, గెజిటెడ్ అధికారులు, ఎన్జీవోలకోసం నిర్మిస్తున్న 4వేలకు పైగా అపార్ట్మెంట్లున్న టవర్లు 75-80శాతం పూర్తయ్యాయి. <text:s text:c="3"/></text:p>
          </table:table-cell>
          <table:table-cell table:style-name="ce3" table:formula="of:=LEN([.A452])" office:value-type="float" office:value="188">
            <text:p>1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ప్రదేశ్ మా రాష్ట్రము. అమరావతి మా రాజధాని, మా ఊపిరి అమరావతి, మా భవిష్యత్తు అమరావతి అని తమ హక్కులకోసం, పాలకులు దిగి వచ్చే వరకు మా పోరాటం ఆగదు అని నినదిస్తున్న ఆంధ్ర ప్రజలకోసం మాఈపోరాటం </text:p>
          </table:table-cell>
          <table:table-cell table:style-name="ce3" table:formula="of:=LEN([.A453])" office:value-type="float" office:value="188">
            <text:p>1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ేను ఆంధ్రుడ్ని, నా రాష్ట్రానికి రాజధాని లేకుండా నడి రోడ్డున వదిలిన నాడు మన కోసం అమరావతి గ్రామాల రైతులు భూమి ఇచ్చి దిక్కు లేని మనకి ఒక చిరునామా ని ఇచ్చారు వాళ్లకి అండగా నిలవడం మన బాధ్యత.. </text:p>
          </table:table-cell>
          <table:table-cell table:style-name="ce3" table:formula="of:=LEN([.A454])" office:value-type="float" office:value="188">
            <text:p>1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యుద్ధం యుద్ధం యుద్ధం యుద్ధం చేద్దాము రా <text:s/>అమరావతి రాధానికై రణమే చేద్దాము రా రైతన్న ప్రాణమైన భూమిని త్యాగం చేసాడు రా మన రాష్ట్రం కోసం పోరాడుదాం రా .. ఓ ఆంధ్రుడా ! జై అమరావతి జై ఆంధ్రప్రదేశ్ </text:p>
          </table:table-cell>
          <table:table-cell table:style-name="ce3" table:formula="of:=LEN([.A455])" office:value-type="float" office:value="188">
            <text:p>1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లను రోడ్డుకు ఈడ్చిన ఈ ప్రభుత్వం @ysjagan .ఇలాంటి పచ్చటి ప్రదేశాలను ఎడారి అనే హక్కు మీకు లేదు.ఎన్ని గ్రాఫిక్స్లో అన్నా.అమరావతి ఉద్యమం ఉద్యమమే.ఇప్పటికైనా ఎప్పటికైనా వెనక్కి తగ్గేది లేదు </text:p>
          </table:table-cell>
          <table:table-cell table:style-name="ce3" table:formula="of:=LEN([.A456])" office:value-type="float" office:value="188">
            <text:p>1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ల్యాండ్‌పూలింగ్‌ విధానంలో రైతులు స్వచ్ఛందంగా ముందుకు వచ్చి, రాజధాని నిర్మాణం కోసం 38,068 ఎకరాలకు గాను 32,448 (90%) ఎకరాల భూమిని ప్రభుత్వానికి స్వచ్ఛందంగా అందజేశారు. జగన్ వాటిని ఆపేసారు <text:s text:c="3"/></text:p>
          </table:table-cell>
          <table:table-cell table:style-name="ce3" table:formula="of:=LEN([.A457])" office:value-type="float" office:value="188">
            <text:p>1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సీఆర్‌డీఏ వద్ద ఉండే 8 వేల ఎకరాలు. అందులో ప్రభుత్వ భవనాలు, హైకోర్టులకు 1,360 ఎకరాలు కేటాయించారు. మిగిలిన 6,640 ఎకరాలు స్టేడియంలు, విశ్వవిద్యాలయాలు, ఆసుపత్రులకు భవిష్యత్తులో కేటాయిస్తారు. <text:s text:c="2"/></text:p>
          </table:table-cell>
          <table:table-cell table:style-name="ce3" table:formula="of:=LEN([.A458])" office:value-type="float" office:value="188">
            <text:p>1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ేము రైతు బిడ్డలం రైతులు ఇచ్చిన భూములకు న్యాయం చేయాలి మా భవిష్యత్తుకు మీరే దారి చూపాలిఅమరావతి ప్రజలదే కాదు ఆంధ్రప్రదేశ్ 5 కోట్ల ప్రజలకు ఒకటే నినాదం అదే ఒకే రాష్ట్రం ఒకే రాజధాని జై అమరావతి. </text:p>
          </table:table-cell>
          <table:table-cell table:style-name="ce3" table:formula="of:=LEN([.A459])" office:value-type="float" office:value="189">
            <text:p>18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నిర్మాణానికి ప్రతిపక్ష వైసీపీ నాయకులు అడుగడుగునా ఆటంకాలు కల్పించారు. అడవుల్లో పెట్టాలని మొదట్లో సూచించారు. భూములు ఇవ్వవద్దని రైతులను జగన్‌ రెచ్చగొట్టారు. పొలాలను తగులబెట్టించారు. <text:s text:c="2"/></text:p>
          </table:table-cell>
          <table:table-cell table:style-name="ce3" table:formula="of:=LEN([.A460])" office:value-type="float" office:value="189">
            <text:p>18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జగన్మోహన్ రెడ్డి వచ్చిన తర్వాత రాజధానిని 3 ముక్కలు చేశారు. దేశ, విదేశాల్లో నవ్వుల పాలు చేశారు. అభివృద్ధిని కాలరాశారు. రాజధానికి నిధులు అడగాలంటే ఏ రాజధాని అని ప్రశ్నించే దుస్థితికి తెచ్చారు. </text:p>
          </table:table-cell>
          <table:table-cell table:style-name="ce3" table:formula="of:=LEN([.A461])" office:value-type="float" office:value="190">
            <text:p>19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భూములు రాజధాని కి ఇచ్చాము రాష్ట్ర భవిష్యత్తు మా పిల్లల భవిష్యత్తు బాగుంటుంది అని అనుకునే సమయానికి అభివృద్ధి కి అడ్డుపడి మూడు రాజధానుల ఆట ను తెర పైకి తెచ్చి రైతు ల మనోభావాల తో ఆడుకుంటున్నారు </text:p>
          </table:table-cell>
          <table:table-cell table:style-name="ce3" table:formula="of:=LEN([.A462])" office:value-type="float" office:value="190">
            <text:p>19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ి రాజకీయ కుట్రలతో అమరావతి రైతులని అన్యేయం చేయకండి.మీరు నిజంగా ఏదైనా చేయగలిగితే తప్పు చేసిన వారిని సిక్షించండి. అంతేగానీ పార్టీల మీద, వ్యక్తుల మీద కోపం అమరావతి మీద, రాష్ట్రం మీదా చూపించకండి </text:p>
          </table:table-cell>
          <table:table-cell table:style-name="ce3" table:formula="of:=LEN([.A463])" office:value-type="float" office:value="190">
            <text:p>19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రైతుల గుండెల్లో ధైర్యం నింపటానికి వస్తునాం.. నిరాటకంగా అఖుంటిత దీక్షతో ఉద్యమం చేస్తున్న రైతులకు అండగా ఉండటానికి వస్తునాం.. రాజధానిగా అమరావతి మాత్రమే ఉండాలి అని తెలపటానికి వస్తునాం.. </text:p>
          </table:table-cell>
          <table:table-cell table:style-name="ce3" table:formula="of:=LEN([.A464])" office:value-type="float" office:value="190">
            <text:p>19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స్వార్థం అనేది ఎరగని భూమిపుత్రుడు ,అన్నం అనే పదానికి బ్రహ్మ అతడు, ఆంధ్ర రాష్ట్ర మనుగడకి ఊపిరై నిలిచిన రైతు అతడు, ఈరోజు తన చేయి చాచి మన సాయం అడుగుతున్నాడు అమరావతి ఉద్యమంలో తనకు తోడుగా రమ్మని </text:p>
          </table:table-cell>
          <table:table-cell table:style-name="ce3" table:formula="of:=LEN([.A465])" office:value-type="float" office:value="190">
            <text:p>19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ులాలు చిచ్చు పెట్టి మోసం చేసే నాయకులు ,దొంగ కమిటీలు వేయించి మరల కష్టాలు పెడుతున్నారు. రాజధాని అమరావతికై భూములు త్యాగం చేస్తే,తల రాతలు మారాయి అంటూ కళలు కన్నా ఆ అన్నదాత బ్రతుకులు ఆగం అయ్యాయి. </text:p>
          </table:table-cell>
          <table:table-cell table:style-name="ce3" table:formula="of:=LEN([.A466])" office:value-type="float" office:value="191">
            <text:p>19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జగన్మోహన్ రెడ్డి వచ్చిన తర్వాత రాజధానిని 3 ముక్కలు చేశారు. దేశ, విదేశాల్లో నవ్వుల పాలు చేశారు. అభివృద్ధిని కాలరాశారు. రాజధానికి నిధులు అడగాలంటే ఏ రాజధాని అని ప్రశ్నించే దుస్థితికి తెచ్చారు. <text:s/></text:p>
          </table:table-cell>
          <table:table-cell table:style-name="ce3" table:formula="of:=LEN([.A467])" office:value-type="float" office:value="191">
            <text:p>19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ఢిల్లీ ప్రాంగణంలో మట్టిని సేకరించి, పవిత్ర యమునా నది నీరు ని తీసుకొచ్చి. అమరావతి రాజధాని నిర్మాణానికి నేను సైతం మట్టిని సమర్పిస్తున్నాం అని ఆనాడు ప్రధాని నరేంద్ర మోడీ గారు చెప్పారు. ఏం లాభం! </text:p>
          </table:table-cell>
          <table:table-cell table:style-name="ce3" table:formula="of:=LEN([.A468])" office:value-type="float" office:value="191">
            <text:p>19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ెరిగిన విలువ ప్రకారం ప్రభుత్వ ఆధీనంలో ఉన్న భూమిని దశలవారీగా అమ్ముతూ రాజధాని నిర్మాణానికి చేసిన అప్పులను వడ్డీతో సహా చెల్లించవచ్చు. మిగిలిన డబ్బుని 13 జిల్లాల అభివృద్ధికి వినియోగించుకోవచ్చు. </text:p>
          </table:table-cell>
          <table:table-cell table:style-name="ce3" table:formula="of:=LEN([.A469])" office:value-type="float" office:value="191">
            <text:p>19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జా రాజధానికి కులతత్వం, ప్రాంతీయ తత్వం అంటగట్టి ప్రజలను రెచ్చగొట్టడం అంటే రాష్ట్ర ఆదాయానికి గండికొట్టడమే. 13 జిల్లాల యువతకు ఉద్యోగాలు రాకుండా చేయడమే. ప్రజా రాజధానిని ఎందుకు కుదిస్తున్నారు? </text:p>
          </table:table-cell>
          <table:table-cell table:style-name="ce3" table:formula="of:=LEN([.A470])" office:value-type="float" office:value="191">
            <text:p>19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 Amaravati, ఎస్‌ఆర్‌ఎం, విట్‌ సంస్థలు తొలి దశ భవనాలు నిర్మించి తరగతులు సైతం ప్రారంభించాయి. ప్రస్తుతం నాలుగు వేల మంది విద్యార్థులు చదువుతున్నారు. Jagan stopped the furtehr progress of it. <text:s text:c="3"/></text:p>
          </table:table-cell>
          <table:table-cell table:style-name="ce3" table:formula="of:=LEN([.A471])" office:value-type="float" office:value="192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నే రాజధాని ఎందుకంటే.. మనకు విజయవాడ ఎయిర్ పోర్ట్ ఉంది. 60 కిలోమీటర్స్ లో మళ్లీ బందరు పోర్టు ఉంది. విదేశీ ఇన్వెస్టర్లకు చాలా సౌకర్యంగా ఉంటుంది అలాగే చాలా దేశాలు పోర్ట్ వలే బాగు పడ్డాయి. </text:p>
          </table:table-cell>
          <table:table-cell table:style-name="ce3" table:formula="of:=LEN([.A472])" office:value-type="float" office:value="192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ేశ చరిత్రలో రాజధాని నిర్మాణానికి తొలిసారిగా ఏపీ ప్రభుత్వం అత్యుత్తమ భూ సమీకరణ విధానంతో ఇంత భూమి సమీకరించిందని నీతి అయోగ్ కొనియాడింది. రైతులకు సమ న్యాయం అందించే ఓ కొత్త విధానం అని పేర్కొంది. <text:s/></text:p>
          </table:table-cell>
          <table:table-cell table:style-name="ce3" table:formula="of:=LEN([.A473])" office:value-type="float" office:value="192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గలు, రాత్రి తేడా లేకుండా వేలాది కార్మికులుతో సందడిగా ఉండే రాజధాని ప్రాంతం మరో నోటిదూల రాష్ట్రమంత్రి చెప్పినట్లుగా కుక్కలు / గొర్రెలు / పశువులు మాత్రమే తిరిగే ప్రాంతంగా మార్చిన పాపం ఎవరిదీ? <text:s text:c="2"/></text:p>
          </table:table-cell>
          <table:table-cell table:style-name="ce3" table:formula="of:=LEN([.A474])" office:value-type="float" office:value="192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కి భూములు ఇచ్చిన రైతులకు 63,771 ప్లాట్ల ప్రక్రియ పూర్తైంది. ఈ లేవుట్లను 12 జోన్‌లుగా విభజించి మౌలిక వసతుల పనులు సైతం ప్రారంభించారు. రైతుల ప్లాటులు అభిరుద్దిని జగన్ అడ్డుకుంటున్నాడు. <text:s text:c="3"/></text:p>
          </table:table-cell>
          <table:table-cell table:style-name="ce3" table:formula="of:=LEN([.A475])" office:value-type="float" office:value="192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ుల పాలనలో జరిగిన మంచి, చెడులు ఇంకా చెప్పుకుంటూనే ఉన్నాము,అలాగే చరిత్రలో మంచిగా నిలిచిపోవాలంటే 33Kఎకరాల రైతులను రోడ్డుమీద పడవేయకుండా సువర్ణాక్షరాలతో లిఖించబడే విధంగా అమరావతిరైతులను ఆదుకోండి </text:p>
          </table:table-cell>
          <table:table-cell table:style-name="ce3" table:formula="of:=LEN([.A476])" office:value-type="float" office:value="192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విశ్వనగరంగా పురుడు పోసుకున్న అమరావతిని పురిటిలోనే చంపకండి .ఆర్థికంగా చితికిపోతున్న ఆంధ్రావనిని అంధకారంలోకి నెట్టకండి.అమరావతి అభివృద్ధి చెందితే విశ్వనగరమై కోట్ల మందిని తన ఒడిలో చేర్చుకుంటుంది. </text:p>
          </table:table-cell>
          <table:table-cell table:style-name="ce3" table:formula="of:=LEN([.A477])" office:value-type="float" office:value="192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సమాజ శ్రేయస్సు భావితరాల భవిష్యత్ కోసం తమ జీవన మనుగడకు ఆధారమైన పంటభూములు రాజధాని కోసం త్యాగం చేస్తే రాష్ట్ర భవిష్యత్ అంధకారంలోకి అన్నం పెట్టే రైతును అడుక్కునే స్థాయికి దిగజార్చే రాజకీయాల అంతం? </text:p>
          </table:table-cell>
          <table:table-cell table:style-name="ce3" table:formula="of:=LEN([.A478])" office:value-type="float" office:value="192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త్యేక హోదా రాదు , ప్రత్యేక ప్యాకేజీ మాటే లేదు. రాష్ట్రము అభివృద్ధి చెందాలన్న ఆలోచనే లేదు. ప్రభుత్వాన్ని నమ్మి భూములు ఇస్తే అక్రమ కేసులు పెడతారా?ప్రభుత్వాలు మారినప్పుడల్లా రాజధాని మార్పులా? <text:s/></text:p>
          </table:table-cell>
          <table:table-cell table:style-name="ce3" table:formula="of:=LEN([.A479])" office:value-type="float" office:value="193">
            <text:p>1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సీఆర్డీయే రద్దు బిల్లు కోసమే అసెంబ్లీ సమావేశాలు నిర్వహించారు. మండలి రద్దుకు పూనుకున్నారు. మంత్రులు ఉన్మాదుల్లా ప్రవర్తించారు. టీడీపీ సభ్యులపై దాడికి తెగబడ్డారు. అయినా వారు వీరోచితంగా పోరాడారు. </text:p>
          </table:table-cell>
          <table:table-cell table:style-name="ce3" table:formula="of:=LEN([.A480])" office:value-type="float" office:value="193">
            <text:p>1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కర్నూలును కరోనాకు బలిచేశారు. విశాఖ ప్రజలను విషవాయువుల్లో ముంచారు. విశాఖ ప్రజలు రాజధాని కావాలని కోరలేదు. రాజధాని పేరుతో జగన్ ముఠా విశాఖలో తిష్ట వేసి భూములు కాజేస్తున్నారని వారంతా భయపడుతున్నారు. </text:p>
          </table:table-cell>
          <table:table-cell table:style-name="ce3" table:formula="of:=LEN([.A481])" office:value-type="float" office:value="194">
            <text:p>1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ని అభివృద్ధిచేయండి.. అభివృద్ధిని వికేంద్రీకరించండి! రైతు కి ఇచ్చిన ఒప్పందాలు నిర్వహిస్తూ.. రాజధాని అభివృద్ధి చేస్తూ ..రైతుకుభరోసా ఇవ్వండి! పగలు ప్రతీకారాలు వద్దు ప్రగతే ముద్దని చాటండి ! </text:p>
          </table:table-cell>
          <table:table-cell table:style-name="ce3" table:formula="of:=LEN([.A482])" office:value-type="float" office:value="194">
            <text:p>1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నాయకుల పదవీకాలం 5 సంవత్సరాలే.అమరావతి అభివృద్ధి శాశ్వతం. శాశ్వతమైన అమరావతి అభివృద్ధిని కొనసాగించండి ఆంధ్రప్రదేశ్ భవిశ్యత్తుని కాపాడండి .అమరావతి అభివృద్ధి జరిగితే 5 కోట్ల ప్రజలు బ్రహ్మరధం పడతారు. </text:p>
          </table:table-cell>
          <table:table-cell table:style-name="ce3" table:formula="of:=LEN([.A483])" office:value-type="float" office:value="194">
            <text:p>1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ధానిగారు మీరుపవిత్రమైనమట్టి,నీరుతెచ్చిఅమరావతి రాజధాని ప్రారంభించబోతున్నారని సంబరపడ్డాము.కానీ ఈరోజురాజధాని కోసం భూములు ఇచ్చినమాజీవితాలు ఆమట్టిలోపూడ్చిఆనీటిలోజలసమాధిచేస్తున్నవారినుండి కాపాడండి </text:p>
          </table:table-cell>
          <table:table-cell table:style-name="ce3" table:formula="of:=LEN([.A484])" office:value-type="float" office:value="194">
            <text:p>1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నగర పరిధి మొత్తం 53,647 ఎకరాలు కాగా అందులో 9 నగరాలకు ప్రభుత్వం భూములను కేటాయించింది. అత్యధికంగా పర్యాటక నగరానికి ఎక్కువ భూమి కేటాయించింది. అతి తక్కువగా పరిపాలన నగరానికి కేటాయించింది. <text:s text:c="3"/></text:p>
          </table:table-cell>
          <table:table-cell table:style-name="ce3" table:formula="of:=LEN([.A485])" office:value-type="float" office:value="194">
            <text:p>1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ష్ట్ర విభజనతో కాంగ్రెస్ "తల్లినిచంపి బిడ్డను బ్రతికించిందన్నారు" మోదీజీ @narendramodi మీ చేతుల్లో పురుడు పోసుకున్న 5 సం. అమరావతిపై గత సం. కాలంగా అత్యాచారానికి మించి జరుగుతున్నా మీకేమి పట్టదా? </text:p>
          </table:table-cell>
          <table:table-cell table:style-name="ce3" table:formula="of:=LEN([.A486])" office:value-type="float" office:value="194">
            <text:p>1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హైకోర్టు, రాజ్ భవన్, డీజీపీ కార్యాలయం అన్నీ ఉన్నాయి. ఉద్యోగులు, జడ్జిల క్వార్టర్లు, మంత్రులు, ఎమ్మెల్యేల నివాసాలు 70శాతం పూర్తయ్యాయి. ఆల్ ఇండియా సర్వీసెస్ ఉద్యోగుల నివాసాలు 72శాతం పూర్తయ్యాయి. <text:s/></text:p>
          </table:table-cell>
          <table:table-cell table:style-name="ce3" table:formula="of:=LEN([.A487])" office:value-type="float" office:value="194">
            <text:p>1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గ్రామాల్లో పర్యటించండి.. ఏడాది కాలంగా మేము ఎదుర్కొంటున్న సమస్యల్ని తెలుసుకోండి.అమరావతి పోరులో ఇప్పటికే 63 మంది మృతి.. మరో రెండు వేల మందిపై కేసులు.. కొనసాగుతున్న రాజధాని ప్రజల ఆందోళనలు... </text:p>
          </table:table-cell>
          <table:table-cell table:style-name="ce3" table:formula="of:=LEN([.A488])" office:value-type="float" office:value="195">
            <text:p>19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ప్రదేశ్ నా రాష్ట్రము. నా రాజధాని అమరావతి, నా ఉద్యమం అమరావతి. నా నేల అమరావతి , నా బ్రతుకు అమరావతి. నా ఊపిరి అమరావతి. నా భవిషత్తు అమరావతి. పాలకులు దిగి వచ్చే వరకు నా పోరాటం ఆగదు, అమరావతి కదలదు </text:p>
          </table:table-cell>
          <table:table-cell table:style-name="ce3" table:formula="of:=LEN([.A489])" office:value-type="float" office:value="196">
            <text:p>1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దేశంలో 6 దశాబ్దాల తర్వాత ఒక అద్భుతమైన గ్రీన్‌ ఫీల్డ్‌ రాజధాని ఏర్పడే అవకాశాలను కాలరాస్తూ 3 రాజధానులు ఏర్పాటు చేయాలని జగన్‌ ప్రభుత్వం తీసుకున్న నిర్ణయం తుగ్లక్‌ నిర్ణయం లాంటిది. ఇదొక జాతీయ విషాదం. </text:p>
          </table:table-cell>
          <table:table-cell table:style-name="ce3" table:formula="of:=LEN([.A490])" office:value-type="float" office:value="196">
            <text:p>1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చేప్పని చెడు చేస్తున్నారు చెప్పిన మంచి చేయడం లేదు చేప్పకునడ చేసే చెడుని ఇంత కన్నా బాగా ఎవరు సమర్దించుకొలేరు. ప్రతిపక్షంలో వున్నపుడు రాష్ట్ర అభివృధి గుర్తుకు లేదా? దేశ రాజదాని నీ కూడా 3 గా విడదియలా? </text:p>
          </table:table-cell>
          <table:table-cell table:style-name="ce3" table:formula="of:=LEN([.A491])" office:value-type="float" office:value="198">
            <text:p>19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ఛిద్ర మౌతున్న జీవితాలు చీకట్లో నెడుతున్న ప్రభుత్వ విధానాలు @ysjaganకష్టాన్నిమరిచిదుఃఖాన్నిదిగమింగి అనేకబాధలకుఓర్చిభూమిలోతనచెమటనుచిందించి అందరి ఆకలి తీర్చే రైతన్న పైనా మీరాజకీయ క్రీడలుఇది మీకు తగునా </text:p>
          </table:table-cell>
          <table:table-cell table:style-name="ce3" table:formula="of:=LEN([.A492])" office:value-type="float" office:value="198">
            <text:p>19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రోనా తో ఎన్నో పరిశ్రమలు మూసివేసిన, ఉద్యోగులు ఇంటి దగ్గర ఉండిపోయిన ఒక్కరోజు కూడా తాను చేసే పని ఆపకుండా నిత్యం కష్టంతో ముందుకు సాగిపోతున్నది రైతు మాత్రమే. <text:s/>రైతులు ధర్మపోరాటం అంతం కాదిది ఆరంభం మాత్రమే </text:p>
          </table:table-cell>
          <table:table-cell table:style-name="ce3" table:formula="of:=LEN([.A493])" office:value-type="float" office:value="199">
            <text:p>19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అనగా అన్నదాత ఎప్పుడైనా ఎవరైన ఆకలితో ఉన్నవారికి అన్నం పెడితే అన్నదాత సుఖీభవ అని దీవిస్తారు అర్ధం ఏమనగా రైతుఎల్లప్పుడూ నిండు నూరేళ్లు సుఖంగా బ్రతకాలి అని " కడుపు నింపి కాపాడే రైతు కడుపు కొట్టకండి" </text:p>
          </table:table-cell>
          <table:table-cell table:style-name="ce3" table:formula="of:=LEN([.A494])" office:value-type="float" office:value="199">
            <text:p>19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అనగా అన్నదాత ఎప్పుడైనా ఎవరైన ఆకలితో ఉన్నవారికి అన్నం పెడితే అన్నదాత సుఖీభవ అని దీవిస్తారు అర్ధం ఏమనగా రైతుఎల్లప్పుడూ నిండు నూరేళ్లు సుఖంగా బ్రతకాలి అని " కడుపు నింపి కాపాడే రైతు కడుపు కొట్టకండి" </text:p>
          </table:table-cell>
          <table:table-cell table:style-name="ce3" table:formula="of:=LEN([.A495])" office:value-type="float" office:value="199">
            <text:p>19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ధికారం శాశ్వతం కాదు ప్రభుత్వం శాశ్వతం కాని విలువలతో, పారదర్శికతో మరియు కులాలు మతాలకు అతీతంగా పాలన చేసినవాడే చరిత్రలో నిలబడతారు అటువంటి పాలన అందించలేని నాయకుడికి ఎప్పటికైనా వినాశనం తప్పదు కాక తప్పదు. </text:p>
          </table:table-cell>
          <table:table-cell table:style-name="ce3" table:formula="of:=LEN([.A496])"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ఆంధ్ర రాష్ట్ర భవిష్యత్తు కోసం మూడు పంటలు పండే భూమిని ఇచ్చిన రైతు <text:s text:c="2"/>నేడు మాభవిష్యత్తు ఏంటి అని అడిగే తమ బిడ్డలను చూసి గుండె పగిలేలా రోదిస్తున్నాడు.. రైతును రాజును చేయనవసరం లేదు మోసం చేయకుండా ఉంటే చాలు </text:p>
          </table:table-cell>
          <table:table-cell table:style-name="ce3" table:formula="of:=LEN([.A497])"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భుత్వాలే ప్రజల్ని మోసం చేస్తే ఆ ప్రజలు ఎవరిని నమ్ముతారు. అమరావతి రాజధానిగా మాకు అభ్యంతరం లేదు <text:s/>అన్న ఆనాటి ప్రతిపక్షం నేడు అధికారం లోకి రాగానే అమరావతి రాజధాని కాదు 3 రాజధానులు <text:s/>అనడం ఎంతవరకు న్యాయం. </text:p>
          </table:table-cell>
          <table:table-cell table:style-name="ce3" table:formula="of:=LEN([.A498])"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పంచంలో ఉన్న రైతులందరూ ఒక సంవత్సరం పంటలు పండించకుండా ఉంటే అప్పుడు కరోనా మరణాలకన్నా ఏ వ్యాధి సోకకుండ భయంకరమైన ఆకలి మరణాల సంఖ్య ఎక్కువవుతుంది!ప్రాణాలునిలిపే రైతుప్రాణాలు కోల్పోయే స్థితికి తీసుకురాకండి </text:p>
          </table:table-cell>
          <table:table-cell table:style-name="ce3" table:formula="of:=LEN([.A499])" office:value-type="float" office:value="201">
            <text:p>20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సొంత గడ్డ నుంచే పాలన సాగించాలని చంద్రబాబు సంకల్పంతో కేవలం 7 నెలల వ్యవధిలోనే అమరావతి లో 6 లక్షల చ||అ విస్తీర్ణంలో Interim సచివాలయం, శాసనసభ నిర్మాణం పూర్తి చేసి పరిపాలన, శాసనసభ సమావేశాలు ప్రారంభించడం. <text:s text:c="2"/></text:p>
          </table:table-cell>
          <table:table-cell table:style-name="ce3" table:formula="of:=LEN([.A500])" office:value-type="float" office:value="201">
            <text:p>20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నిర్మాణానికి వనరులు అనేకం, అమరావతి చరిత్రకు ఆధారాలు అనేకం, అమరావతి ఎప్పటికైనా ప్రపంచ మేటి రాజధాని అవుతుందని మీరే అన్నారు. ఆదమరచకుండా అభివృద్ధిపై దృష్టి సారించి ప్రపంచానికి అమరావతి ఖ్యాతి చాటండి </text:p>
          </table:table-cell>
          <table:table-cell table:style-name="ce3" table:formula="of:=LEN([.A501])" office:value-type="float" office:value="202">
            <text:p>20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ఇక్కడ నుండి వచ్చే ఆదాయం రాష్ట్రంలోని 13 జిల్లాల అభివృద్ధికి ఉపయోగించవచ్చు. రాజధాని వల్ల వికేంద్రీకరణ దెబ్బతింటుందనేది కూడా అబద్దమే. ఆదాయం సమకూర్చే రాజధాని లేకుంటే నిధులు లేక వికేంద్రీకరణ దెబ్బతింటుంది. </text:p>
          </table:table-cell>
          <table:table-cell table:style-name="ce3" table:formula="of:=LEN([.A502])" office:value-type="float" office:value="202">
            <text:p>20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చంద్రబాబు అమరావతి ఒకటే రాజధాని ఉండాలన్నారు <text:s text:c="2"/>మోడీ గారు 2 పాచిపోయిన లడ్డూలు ఇచ్చి పోయారు ఇప్పుడు జగన్ మూడు ముక్కలు చేద్దామని డిసైడ్ అయ్యాడు .. ఒప్పుకుందామా ? చంద్రన్న చెప్పినట్లు అమరావతికి కట్టుబడదామా ? </text:p>
          </table:table-cell>
          <table:table-cell table:style-name="ce3" table:formula="of:=LEN([.A503])" office:value-type="float" office:value="202">
            <text:p>20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పంచంలో ఉన్న రైతులందరూ ఒక సంవత్సరం పంటలు పండించకుండా ఉంటే అప్పుడు కరోనా మరణాలకన్నా ఏ వ్యాధి సోకకుండ భయంకరమైన <text:s/>ఆకలి మరణాల సంఖ్య ఎక్కువవుతుంది!ప్రాణాలునిలిపే రైతుప్రాణాలు కోల్పోయే స్థితికి తీసుకురాకండి <text:s/></text:p>
          </table:table-cell>
          <table:table-cell table:style-name="ce3" table:formula="of:=LEN([.A504])" office:value-type="float" office:value="203">
            <text:p>20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ాణప్రదమైన భూములను అమరావతి నగర నిర్మాణానికి ప్రభుత్వానికి ఇచ్చి నేడు రైతులందరూ చందన చేస్తున్నారు,, ఇది దేశం సిగ్గు పడాల్సిన అంశం ..! అమరావతి పరిరక్షణ మహోద్యమం అకుంఠిత దీక్షతో నిర్విరామంగా కొనసాగుతుంది </text:p>
          </table:table-cell>
          <table:table-cell table:style-name="ce3" table:formula="of:=LEN([.A505])" office:value-type="float" office:value="203">
            <text:p>20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ోసం చేయటం తెలియని రైతుకు న్యాయం చెయ్యలేని వాడు ఇచ్చిన మాట నెరవెర్చటం చేతకాని వాడు అభివృద్దిపై ఆకాంక్ష లేనివాడు పిల్లల భవిష్యత్తుపై ఆలోచనశక్తి లేనివాడు మంచిచెడుల మధ్యతేడా గ్రహించలేని వాడు ఎందుకూ కొరగాడు </text:p>
          </table:table-cell>
          <table:table-cell table:style-name="ce3" table:formula="of:=LEN([.A506])" office:value-type="float" office:value="203">
            <text:p>20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ంతర్జాతీయ బిజినెస్‌ పార్కులు, ఐటీ పార్కులు, ఏర్పాటుతో పాటు, 25 లక్షల మందికి ప్రత్యక్ష ఉపాధి, 10 లక్షల మందికి పరోక్ష ఉపాధి లభించే విధంగా ఒక 'స్టార్ట్‌ అప్‌' నగరాన్ని ప్లాన్ చేస్తే జగన్ అడ్డుకుంటున్నాడు. <text:s/></text:p>
          </table:table-cell>
          <table:table-cell table:style-name="ce3" table:formula="of:=LEN([.A507])" office:value-type="float" office:value="204">
            <text:p>20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ైతు దే రాజ్యం.. రైతు లేనిదే రాజ్యంలేదు.. బువ్వపెట్టే రైతన్నతో చెలగాటంవద్దు.. న్యాయం అడిగితేకేసులుపెడతారా ? ఇలాంటి తుగ్లక్ పరిపాలన ఎక్కడైనా ఉందా? మీరు ఎన్ని స్కీం లు వేసిన వెనక్కి తగ్గేది లేదు జై అమరావతి </text:p>
          </table:table-cell>
          <table:table-cell table:style-name="ce3" table:formula="of:=LEN([.A508])" office:value-type="float" office:value="204">
            <text:p>20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ని గ్రాఫిక్స్ అని కూసే పిచ్చి కుక్కలకి సైబరాబాద్ నగరం ఒక ఉదాహరణ మన అమరావతి కట్టడాలు మొదలైంది 2017 లో, దేనికైనా ఓపిక ఉండాలి అప్పుడే పింద చెట్టు అయ్యి వృక్షం అవుతది, రేపటి తరాలకి ఫలాలని అందిస్తుంది . </text:p>
          </table:table-cell>
          <table:table-cell table:style-name="ce3" table:formula="of:=LEN([.A509])" office:value-type="float" office:value="205">
            <text:p>20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,87,263 చదరపు కిలోమీటర్ల విస్తీర్ణంలో 130 కోట్ల జనాభా కలిగిన భారతదేశంకు ఢిల్లీ ఏకైక రాజధానిగా కొనసాగుతుండగా, 6 కోట్ల జనాభాతో 1,62,975 చదరపు కిలోమీటర్ల విస్తీర్ణంలో ఉన్న ఆంధ్రప్రదేశ్కు 3 రాజధానులు అవసరమా? </text:p>
          </table:table-cell>
          <table:table-cell table:style-name="ce3" table:formula="of:=LEN([.A510])" office:value-type="float" office:value="206">
            <text:p>2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ని ప్రజారాజధానిగా అసెంబ్లీ ఏకగ్రీవ తీర్మానం చేసింది. జగన్ రెడ్డి దానిని ఆమోదించడమే కాక, 30 వేల ఎకరాలు రాజధానికి ఉండాలని అసెంబ్లీలో ఆన్ రికార్డ్ మాట్లాడారు.సుమారు రూ.9వేల కోట్ల ఖర్చుతో పనులు జరిగాయి. </text:p>
          </table:table-cell>
          <table:table-cell table:style-name="ce3" table:formula="of:=LEN([.A511])" office:value-type="float" office:value="206">
            <text:p>2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ంతమంది రైతులను బలితీసుకుంటుందీ ప్రభుత్వం? అమరావతి రైతుల మీద ఎందుకంత కక్ష. ఏమి పాపం చేసారు. వారి జీవనాధారం మీకు దారపోయటమేనా చేసిన పాపం రాజకీయ పైశాచిక వికృతి క్రీడలో మరో రైతు బలి! అంతం లేదా రైతులను కాపాడండి </text:p>
          </table:table-cell>
          <table:table-cell table:style-name="ce3" table:formula="of:=LEN([.A512])" office:value-type="float" office:value="206">
            <text:p>2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సెల్ఫ్ ఫైనాన్స్ ప్రాజెక్ట్. రాజధాని అంటే ఒక్క పాలనా కేంద్రమే కాదు.. ఆర్థిక సముపార్జనకు, సేవారంగానికి ఉపాధి అవకాశాలకు నిలయం. ప్రపంచస్థాయిలో అమరావతి నిర్మాణానికి టీడీపీ ప్రభుత్వం అనేక పనులు చేపట్టింది. </text:p>
          </table:table-cell>
          <table:table-cell table:style-name="ce3" table:formula="of:=LEN([.A513])" office:value-type="float" office:value="208">
            <text:p>20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 రాజధానుల అంటే విశ్వామిత్రుని త్రిశంకు స్వర్గంలాగా ఉంటుంది.అటు అభివృద్ధికి నోచుకోవు ఇటు పజలకు ఉపయోగపడవు.ప్రజాధనం వృధా తప్ప ఉపయోగం లేదు.ఒక్క.రాజధాని అమరావతిని అభివృద్ధి చేసుకుంటే భావితరాలు అభివృద్ధి చెందుతాయి </text:p>
          </table:table-cell>
          <table:table-cell table:style-name="ce3" table:formula="of:=LEN([.A514])" office:value-type="float" office:value="209">
            <text:p>20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ఉద్యమం భూములు ఇచ్చిన రైతుల సమస్యే కాదు 5 కోట్ల ఆంధ్రుల సమస్య. ఒక రాష్ట్ర రాజధాని సమస్య. పాలనా వికేంద్రీకరణ <text:s/>ద్వారా రాష్ట్రము అభివృద్ధి చెందదు. అభివృద్ధి వికేంద్రీకరణ ద్వారానే రాష్ట్ర అభివృద్ధి సాధ్యం. </text:p>
          </table:table-cell>
          <table:table-cell table:style-name="ce3" table:formula="of:=LEN([.A515])" office:value-type="float" office:value="209">
            <text:p>20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ఉద్యమం భూములు ఇచ్చిన రైతుల సమస్యే కాదు 5 కోట్ల ఆంధ్రుల సమస్య. ఒక రాష్ట్ర రాజధాని సమస్య. పాలనా వికేంద్రీకరణ <text:s/>ద్వారా రాష్ట్రము అభివృద్ధి చెందదు.అభివృద్ధి వికేంద్రీకరణ ద్వారానే రాష్ట్ర అభివృద్ధి సాధ్యం. <text:s/></text:p>
          </table:table-cell>
          <table:table-cell table:style-name="ce3" table:formula="of:=LEN([.A516])" office:value-type="float" office:value="209">
            <text:p>20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నే రాజధాని ఎందుకంటే.. విజయవాడ - గుంటూరు మధ్య దేశంలో ఎక్కడా లేనటువంటి విధంగా 8 లైన్ల హైవే ఉంది. సెంట్రల్ గవర్నమెంట్ ఏ పైలెట్ ప్రాజెక్టు మొదలు పెట్టినా గుంటూరు - విజయవాడ దగ్గర నుంచి మొదలు పెట్టాల్సిందే. </text:p>
          </table:table-cell>
          <table:table-cell table:style-name="ce3" table:formula="of:=LEN([.A517])" office:value-type="float" office:value="209">
            <text:p>20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్రతిపక్ష నేతగా ఉన్నప్పుడే నేషనల్ గ్రీన్ ట్రిబ్యునల్ లో తప్పుడు ఫిర్యాదులు చేయించారు. పంటపొలాలను తగులబెట్టారు. ప్రపంచబ్యాంకుకు లేఖలు రాశారు. వైకాపా నేతలు హైకోర్టు, సుప్రీంకోర్టుల్లో వేసిన కేసులను కొట్టివేశారు. </text:p>
          </table:table-cell>
          <table:table-cell table:style-name="ce3" table:formula="of:=LEN([.A518])" office:value-type="float" office:value="210">
            <text:p>2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బుద్ధుడు నడియాడిన ప్రాంతం ఇక్కడే తన శాంతి సందేశాలను ప్రపంచానికి చాటి చెప్పిన సాక్షి గా 150 వ రోజు చేరిన ఈ ఉద్యమం ఆది నుండి అదే స్పూర్తితో శాంతియుతంగా ఉద్యమం చేస్తున్నా పాలకులు అమరావతి రైతుల మీద ఎందుకింత కక్ష!. </text:p>
          </table:table-cell>
          <table:table-cell table:style-name="ce3" table:formula="of:=LEN([.A519])" office:value-type="float" office:value="210">
            <text:p>2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ష్ట్ర బడ్జెట్లో కోలకతా ఆదాయం 76%, హైదరాబాద్ ఆదాయం 60%, ముంబై ఆదాయం 57%, భువనేశ్వర్ ఆదాయం 56%, బెంగళూర్ ఆదాయం 40%. మనకు రాజధాని లేదు ఆదాయం లేదు అని దేశంలో లో అన్ని మహానగరాలకు దీటుగా అమరావతి ప్రస్థానం తెచ్చారు </text:p>
          </table:table-cell>
          <table:table-cell table:style-name="ce3" table:formula="of:=LEN([.A520])" office:value-type="float" office:value="210">
            <text:p>2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ధికార దర్పం హంగు ఆర్భాటం గెలిస్తే వచ్చే గౌరవాలు 5 ‌సంవత్సరాల మాత్రమే! రైతులు ప్రాణం ఉన్నంత వరకు భూమాతను, ప్రకృతిని ఆధారం చేసుకుని నీతి నిజాయితీతో బ్రతుకుతాడు మీ అధికార జిమ్మిక్కులతో రైతుల జీవితాలతో ఆటలాడవద్దు. </text:p>
          </table:table-cell>
          <table:table-cell table:style-name="ce3" table:formula="of:=LEN([.A521])" office:value-type="float" office:value="211">
            <text:p>2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పెట్టుకున్న లక్ష్యం 37,505 ఎకరాలు. 28,538 మంది రైతుల దగ్గర నుండి 34,395.50 ఎకరాల సమీకరణ జరిగింది. ఎటువంటి గొడవలకు తావు లేకుండా. కానీ, నేడు నమ్మి అభివృద్ధి కోసం భూములు ఇచ్చిన రైతుల జీవితాలు అగమ్యగోచరంగా ఉన్నాయి. </text:p>
          </table:table-cell>
          <table:table-cell table:style-name="ce3" table:formula="of:=LEN([.A522])" office:value-type="float" office:value="211">
            <text:p>2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అమరావతి స్మశానం అన్నారు గ్రాఫిక్స్ బిల్డింగ్స్ అన్నారు పైకి ఎక్కి ఎలా పరిశీలించారు మంత్రి బొత్స సత్యనారాయణ గారు ఇప్పటికైనా కళ్లు తెరిచి ఆంధ్రప్రదేశ్ ఏకైక రాజధానిగా అమరావతిని ప్రకటించి పనులు కొనసాగించండి </text:p>
          </table:table-cell>
          <table:table-cell table:style-name="ce3" table:formula="of:=LEN([.A523])" office:value-type="float" office:value="211">
            <text:p>2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రాజధాని సుమారు 53 వేల 647 ఎకరాల విస్తీర్ణం. 2,322 ఎకరాలు కృష్ణానదిలో భాగం. కొండలు, చెరువులు 14,995 ఎకరాలు. రోడ్లు, పార్కులు కోసం 18,193 ఎకరాలు. రైతులకు ప్లాట్ల 10,278 ఎకరాలు. సీఆర్‌డీఏ వద్ద ఉండేది 8 వేల ఎకరాలు. </text:p>
          </table:table-cell>
          <table:table-cell table:style-name="ce3" table:formula="of:=LEN([.A524])" office:value-type="float" office:value="211">
            <text:p>2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ఎన్నికల ముందు ప్రత్యేక హోదా మన హక్కు అన్నారు. ప్రత్యేక హోదా ఎటు పోయిందో ? 33 వేల ఎకరాలు ప్రభుత్వానికి ఇచ్చి ఈ రోజు రైతులు రోడ్డు ఎక్కారు !194 రోజులుగా ధర్నాలు దీక్షలు చేస్తున్నా ఈ ప్రభుత్వానికి ఏమీ పట్టడం లేదు . </text:p>
          </table:table-cell>
          <table:table-cell table:style-name="ce3" table:formula="of:=LEN([.A525])" office:value-type="float" office:value="212">
            <text:p>21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పై ప్రభుత్వ నిర్లక్ష్య ధోరణిని నిరసిస్తూ పిల్లలు, వృద్ధులు కూడా ఉద్యమిస్తున్నా రాష్ట్ర ప్రభుత్వ వైఖరిలో మార్పు రాలేదు. కారుణ్య మరణానికి అనుమతి ఇవ్వాలని కోరుతూ రాష్ట్రపతి కు లేఖలు రాసే దుస్థితి కల్పించారు. <text:s/></text:p>
          </table:table-cell>
          <table:table-cell table:style-name="ce3" table:formula="of:=LEN([.A526])" office:value-type="float" office:value="213">
            <text:p>2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ళ్లెదుట కట్టిన బిల్డింగులు, కూర్చుని పాలనా సాగిస్తున్న భవనాలు అన్నీ కనిపిస్తుంటే కళ్ళలో జిల్లేడుపాలు పోసుకుని మరీ ఇక్కడ మాకేం కనబడడంలేదు అనే వైకాపా సన్నాసులు అందరికీ కళ్ళు తెరిపించేందుకు సమయం తొందర్లోనే వస్తుంది</text:p>
          </table:table-cell>
          <table:table-cell table:style-name="ce3" table:formula="of:=LEN([.A527])" office:value-type="float" office:value="212">
            <text:p>21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varamakrishnan Report:1. రిస్క్ 2.కనెక్టివిటీ 3.వాటర్ <text:s/>4.లాండ్ 5.రీజినల్ డెవలప్ మెంట్ అనే సూచికలకు వచ్చిన అగ్రిగేట్ మార్కులను బట్టి విజయవాడ అర్బన్ డెవలప్ మెంట్ పరిధిలో ఉన్న ప్రాంతానికి మొదటి స్థానం ఇవ్వబడింది. </text:p>
          </table:table-cell>
          <table:table-cell table:style-name="ce3" table:formula="of:=LEN([.A528])" office:value-type="float" office:value="212">
            <text:p>21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ని ప్రజా రాజధాని అన్నారు. ప్రజలకు ఉపయోగపడే రాజధానిని అభివృద్ధి చేస్తే రాష్ట్రము అభివృద్ధి చెందుతుంది స్వార్ధ రాజకీయాలతో అమరావతి అభివృద్ధిని పాడుచేయకండి.ఇప్పటికే ఆంధ్రప్రదేశ్ అభివృద్ధి 20 ఏళ్ళ వెనక్కి వెళ్ళింది. </text:p>
          </table:table-cell>
          <table:table-cell table:style-name="ce3" table:formula="of:=LEN([.A529])" office:value-type="float" office:value="218">
            <text:p>21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 తీసేసి వేరే ప్రాంతంలో పెడదామంటే ప్రజలు అడ్డుకుంటారు అని తెలిసిన జగన్. అధికార వికేంద్రీకరణ అని చెప్పి మూడు రాజధానులు అని కొత్త డ్రామా మొదలు పెట్టాడు. నేటి వరకు ఒక్క ప్రాంతాన్ని కూడా బాగుచేయలేదు. </text:p>
          </table:table-cell>
          <table:table-cell table:style-name="ce3" table:formula="of:=LEN([.A530])" office:value-type="float" office:value="202">
            <text:p>20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అమరావతిలో గ్రాఫిక్స్ రోడ్లపై తిరుగుతున్నారా?29 గ్రామాల పేదలకు నిర్మించిన 5వేల గృహాలు గ్రాఫిక్సా? జగన్ వచ్చిన తర్వాత ఒక్క పైసా ఖర్చు చేయలేదు. 2015-19 రూ.52వేల కోట్లతో పనులు జరుగుతున్నాయి. జగన్ అంతా నాశనం చేస్తున్నారు. <text:s/></text:p>
          </table:table-cell>
          <table:table-cell table:style-name="ce3" table:formula="of:=LEN([.A531])" office:value-type="float" office:value="218">
            <text:p>21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కర్నూలు, విశాఖ ప్రజలపై జగన్మోహన్ రెడ్డికి ప్రేమ లేదు. అమరావతిని చంపేందుకు రాజధానిని మూడు ముక్కలాటలా చేస్తున్నారు</text:p>
          </table:table-cell>
          <table:table-cell table:style-name="ce3" table:formula="of:=LEN([.A532])" office:value-type="float" office:value="112">
            <text:p>11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మా రైతులు ప్రశాంతంగా ఉద్యమం చేస్తున్నారు కదా అని అలుసుగా తీసుకోకు</text:p>
          </table:table-cell>
          <table:table-cell table:style-name="ce3" table:formula="of:=LEN([.A533])" office:value-type="float" office:value="65">
            <text:p>65</text:p>
          </table:table-cell>
          <table:table-cell table:number-columns-repeated="1022"/>
        </table:table-row>
        <table:table-row table:style-name="ro1" table:number-rows-repeated="59">
          <table:table-cell table:number-columns-repeated="1024"/>
        </table:table-row>
        <table:table-row table:style-name="ro8" table:number-rows-repeated="1047576">
          <table:table-cell table:number-columns-repeated="1024"/>
        </table:table-row>
        <table:table-row table:style-name="ro16" table:number-rows-repeated="407">
          <table:table-cell table:number-columns-repeated="1024"/>
        </table:table-row>
        <table:table-row table:style-name="ro16">
          <table:table-cell table:number-columns-repeated="1024"/>
        </table:table-row>
      </table:table>
      <table:database-ranges>
        <table:database-range table:name="__Anonymous_Sheet_DB__1" table:target-range-address="Final.A1:Final.B5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2">01/02/2021</text:date>, <text:time>23:3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5:38:30</meta:creation-date>
    <meta:initial-creator>Juvva, Venkat</meta:initial-creator>
    <meta:generator>OpenOffice/4.1.6$Win32 OpenOffice.org_project/416m1$Build-9790</meta:generator>
    <dc:date>2021-01-02T23:30:55.71</dc:date>
    <dc:creator>Samba </dc:creator>
    <meta:editing-duration>PT1H54M30S</meta:editing-duration>
    <meta:editing-cycles>17</meta:editing-cycles>
    <meta:document-statistic meta:table-count="1" meta:cell-count="1066" meta:object-count="0"/>
  </office:meta>
</office:document-meta>
</file>